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fff5ce" fo:border="0.74pt solid #000000"/>
    </style:style>
    <style:style style:name="ce3" style:family="table-cell" style:parent-style-name="Default">
      <style:table-cell-properties fo:background-color="#e0c2cd" fo:border="0.74pt solid #000000"/>
    </style:style>
    <style:style style:name="ce4" style:family="table-cell" style:parent-style-name="Default">
      <style:table-cell-properties fo:background-color="#dde8cb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ce2"/>
        <table:table-column table:style-name="co1" table:number-columns-repeated="6" table:default-cell-style-name="ce3"/>
        <table:table-column table:style-name="co1" table:number-columns-repeated="6" table:default-cell-style-name="ce4"/>
        <table:table-column table:style-name="co1" table:number-columns-repeated="22" table:default-cell-style-name="Default"/>
        <table:table-row table:style-name="ro1">
          <table:table-cell table:style-name="Default" table:number-columns-repeated="19"/>
          <table:table-cell table:number-columns-repeated="22"/>
        </table:table-row>
        <table:table-row table:style-name="ro1">
          <table:table-cell table:style-name="Default"/>
          <table:table-cell office:value-type="string" calcext:value-type="string">
            <text:p>Tâm đài 1: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Tâm đài 2: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Tâm đài 3: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Epxilon</text:p>
          </table:table-cell>
          <table:table-cell office:value-type="float" office:value="0.5" calcext:value-type="float">
            <text:p>0.5</text:p>
          </table:table-cell>
          <table:table-cell table:number-columns-repeated="19"/>
        </table:table-row>
        <table:table-row table:style-name="ro1">
          <table:table-cell table:style-name="Default"/>
          <table:table-cell office:value-type="string" calcext:value-type="string" table:number-columns-spanned="2" table:number-rows-spanned="1">
            <text:p>Tọa độ MT 1</text:p>
          </table:table-cell>
          <table:covered-table-cell/>
          <table:table-cell office:value-type="string" calcext:value-type="string" table:number-columns-spanned="2" table:number-rows-spanned="1">
            <text:p>Tọa độ MT 2</text:p>
          </table:table-cell>
          <table:covered-table-cell/>
          <table:table-cell office:value-type="string" calcext:value-type="string" table:number-columns-spanned="2" table:number-rows-spanned="1">
            <text:p>Tọa độ MT 3</text:p>
          </table:table-cell>
          <table:covered-table-cell/>
          <table:table-cell office:value-type="string" calcext:value-type="string" table:number-columns-spanned="2" table:number-rows-spanned="1">
            <text:p>Tọa độ MT 1</text:p>
          </table:table-cell>
          <table:covered-table-cell/>
          <table:table-cell office:value-type="string" calcext:value-type="string" table:number-columns-spanned="2" table:number-rows-spanned="1">
            <text:p>Tọa độ MT 2</text:p>
          </table:table-cell>
          <table:covered-table-cell/>
          <table:table-cell office:value-type="string" calcext:value-type="string" table:number-columns-spanned="2" table:number-rows-spanned="1">
            <text:p>Tọa độ MT 3</text:p>
          </table:table-cell>
          <table:covered-table-cell/>
          <table:table-cell office:value-type="string" calcext:value-type="string" table:number-columns-spanned="2" table:number-rows-spanned="1">
            <text:p>Tọa độ MT 1</text:p>
          </table:table-cell>
          <table:covered-table-cell/>
          <table:table-cell office:value-type="string" calcext:value-type="string" table:number-columns-spanned="2" table:number-rows-spanned="1">
            <text:p>Tọa độ MT 2</text:p>
          </table:table-cell>
          <table:covered-table-cell/>
          <table:table-cell office:value-type="string" calcext:value-type="string" table:number-columns-spanned="2" table:number-rows-spanned="1">
            <text:p>Tọa độ MT 3</text:p>
          </table:table-cell>
          <table:covered-table-cell/>
          <table:table-cell table:number-columns-repeated="22"/>
        </table:table-row>
        <table:table-row table:style-name="ro1">
          <table:table-cell table:style-name="Default" office:value-type="string" calcext:value-type="string">
            <text:p>Thời gian(s)</text:p>
          </table:table-cell>
          <table:table-cell office:value-type="string" calcext:value-type="string">
            <text:p>X(km)</text:p>
          </table:table-cell>
          <table:table-cell office:value-type="string" calcext:value-type="string">
            <text:p>Y(km)</text:p>
          </table:table-cell>
          <table:table-cell office:value-type="string" calcext:value-type="string">
            <text:p>X(km)</text:p>
          </table:table-cell>
          <table:table-cell office:value-type="string" calcext:value-type="string">
            <text:p>Y(km)</text:p>
          </table:table-cell>
          <table:table-cell office:value-type="string" calcext:value-type="string">
            <text:p>X(km)</text:p>
          </table:table-cell>
          <table:table-cell office:value-type="string" calcext:value-type="string">
            <text:p>Y(km)</text:p>
          </table:table-cell>
          <table:table-cell office:value-type="string" calcext:value-type="string">
            <text:p>X(km)</text:p>
          </table:table-cell>
          <table:table-cell office:value-type="string" calcext:value-type="string">
            <text:p>Y(km)</text:p>
          </table:table-cell>
          <table:table-cell office:value-type="string" calcext:value-type="string">
            <text:p>X(km)</text:p>
          </table:table-cell>
          <table:table-cell office:value-type="string" calcext:value-type="string">
            <text:p>Y(km)</text:p>
          </table:table-cell>
          <table:table-cell office:value-type="string" calcext:value-type="string">
            <text:p>X(km)</text:p>
          </table:table-cell>
          <table:table-cell office:value-type="string" calcext:value-type="string">
            <text:p>Y(km)</text:p>
          </table:table-cell>
          <table:table-cell office:value-type="string" calcext:value-type="string">
            <text:p>X(km)</text:p>
          </table:table-cell>
          <table:table-cell office:value-type="string" calcext:value-type="string">
            <text:p>Y(km)</text:p>
          </table:table-cell>
          <table:table-cell office:value-type="string" calcext:value-type="string">
            <text:p>X(km)</text:p>
          </table:table-cell>
          <table:table-cell office:value-type="string" calcext:value-type="string">
            <text:p>Y(km)</text:p>
          </table:table-cell>
          <table:table-cell office:value-type="string" calcext:value-type="string">
            <text:p>X(km)</text:p>
          </table:table-cell>
          <table:table-cell office:value-type="string" calcext:value-type="string">
            <text:p>Y(km)</text:p>
          </table:table-cell>
          <table:table-cell/>
          <table:table-cell office:value-type="string" calcext:value-type="string">
            <text:p>Est x:</text:p>
          </table:table-cell>
          <table:table-cell office:value-type="string" calcext:value-type="string">
            <text:p>Est y:</text:p>
          </table:table-cell>
          <table:table-cell table:style-name="ce2" office:value-type="string" calcext:value-type="string">
            <text:p>X(km)</text:p>
          </table:table-cell>
          <table:table-cell table:style-name="ce2" office:value-type="string" calcext:value-type="string">
            <text:p>Y(km)</text:p>
          </table:table-cell>
          <table:table-cell table:style-name="ce2" office:value-type="string" calcext:value-type="string">
            <text:p>X(km)</text:p>
          </table:table-cell>
          <table:table-cell table:style-name="ce2" office:value-type="string" calcext:value-type="string">
            <text:p>Y(km)</text:p>
          </table:table-cell>
          <table:table-cell table:style-name="ce2" office:value-type="string" calcext:value-type="string">
            <text:p>X(km)</text:p>
          </table:table-cell>
          <table:table-cell table:style-name="ce2" office:value-type="string" calcext:value-type="string">
            <text:p>Y(km)</text:p>
          </table:table-cell>
          <table:table-cell table:style-name="ce3" office:value-type="string" calcext:value-type="string">
            <text:p>X(km)</text:p>
          </table:table-cell>
          <table:table-cell table:style-name="ce3" office:value-type="string" calcext:value-type="string">
            <text:p>Y(km)</text:p>
          </table:table-cell>
          <table:table-cell table:style-name="ce3" office:value-type="string" calcext:value-type="string">
            <text:p>X(km)</text:p>
          </table:table-cell>
          <table:table-cell table:style-name="ce3" office:value-type="string" calcext:value-type="string">
            <text:p>Y(km)</text:p>
          </table:table-cell>
          <table:table-cell table:style-name="ce3" office:value-type="string" calcext:value-type="string">
            <text:p>X(km)</text:p>
          </table:table-cell>
          <table:table-cell table:style-name="ce3" office:value-type="string" calcext:value-type="string">
            <text:p>Y(km)</text:p>
          </table:table-cell>
          <table:table-cell table:style-name="ce4" office:value-type="string" calcext:value-type="string">
            <text:p>X(km)</text:p>
          </table:table-cell>
          <table:table-cell table:style-name="ce4" office:value-type="string" calcext:value-type="string">
            <text:p>Y(km)</text:p>
          </table:table-cell>
          <table:table-cell table:style-name="ce4" office:value-type="string" calcext:value-type="string">
            <text:p>X(km)</text:p>
          </table:table-cell>
          <table:table-cell table:style-name="ce4" office:value-type="string" calcext:value-type="string">
            <text:p>Y(km)</text:p>
          </table:table-cell>
          <table:table-cell table:style-name="ce4" office:value-type="string" calcext:value-type="string">
            <text:p>X(km)</text:p>
          </table:table-cell>
          <table:table-cell table:style-name="ce4" office:value-type="string" calcext:value-type="string">
            <text:p>Y(km)</text:p>
          </table:table-cell>
          <table:table-cell office:value-type="string" calcext:value-type="string">
            <text:p>Probabilit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.346783455859" calcext:value-type="float">
            <text:p>101.346783455859</text:p>
          </table:table-cell>
          <table:table-cell office:value-type="float" office:value="105.233397490969" calcext:value-type="float">
            <text:p>105.233397490969</text:p>
          </table:table-cell>
          <table:table-cell office:value-type="float" office:value="101.730667618262" calcext:value-type="float">
            <text:p>101.730667618262</text:p>
          </table:table-cell>
          <table:table-cell office:value-type="float" office:value="102.789724080383" calcext:value-type="float">
            <text:p>102.789724080383</text:p>
          </table:table-cell>
          <table:table-cell office:value-type="float" office:value="99.6423362411232" calcext:value-type="float">
            <text:p>99.6423362411232</text:p>
          </table:table-cell>
          <table:table-cell office:value-type="float" office:value="101.729996210589" calcext:value-type="float">
            <text:p>101.729996210589</text:p>
          </table:table-cell>
          <table:table-cell office:value-type="float" office:value="102.069107570167" calcext:value-type="float">
            <text:p>102.069107570167</text:p>
          </table:table-cell>
          <table:table-cell office:value-type="float" office:value="105.714605540566" calcext:value-type="float">
            <text:p>105.714605540566</text:p>
          </table:table-cell>
          <table:table-cell office:value-type="float" office:value="102.421044123488" calcext:value-type="float">
            <text:p>102.421044123488</text:p>
          </table:table-cell>
          <table:table-cell office:value-type="float" office:value="103.266111733938" calcext:value-type="float">
            <text:p>103.266111733938</text:p>
          </table:table-cell>
          <table:table-cell office:value-type="float" office:value="100.319034298298" calcext:value-type="float">
            <text:p>100.319034298298</text:p>
          </table:table-cell>
          <table:table-cell office:value-type="float" office:value="102.233785001622" calcext:value-type="float">
            <text:p>102.233785001622</text:p>
          </table:table-cell>
          <table:table-cell office:value-type="float" office:value="102.364166150554" calcext:value-type="float">
            <text:p>102.364166150554</text:p>
          </table:table-cell>
          <table:table-cell office:value-type="float" office:value="104.307562745348" calcext:value-type="float">
            <text:p>104.307562745348</text:p>
          </table:table-cell>
          <table:table-cell office:value-type="float" office:value="102.668999889307" calcext:value-type="float">
            <text:p>102.668999889307</text:p>
          </table:table-cell>
          <table:table-cell office:value-type="float" office:value="101.852708950846" calcext:value-type="float">
            <text:p>101.852708950846</text:p>
          </table:table-cell>
          <table:table-cell office:value-type="float" office:value="100.547513107083" calcext:value-type="float">
            <text:p>100.547513107083</text:p>
          </table:table-cell>
          <table:table-cell office:value-type="float" office:value="100.860993594169" calcext:value-type="float">
            <text:p>100.860993594169</text:p>
          </table:table-cell>
          <table:table-cell/>
          <table:table-cell table:formula="of:=AVERAGE([.B5];[.D5];[.F5];[.H5];[.J5];[.L5];[.N5];[.P5];[.R5])" office:value-type="float" office:value="101.45662805046" calcext:value-type="float">
            <text:p>101.45662805046</text:p>
          </table:table-cell>
          <table:table-cell table:formula="of:=AVERAGE([.C5];[.E5];[.G5];[.I5];[.K5];[.M5];[.O5];[.Q5];[.S5])" office:value-type="float" office:value="103.109876149826" calcext:value-type="float">
            <text:p>103.109876149826</text:p>
          </table:table-cell>
          <table:table-cell table:formula="of:=COM.MICROSOFT.NORM.DIST([.B5]-[.$U$5];0;[.$V$2];0)" office:value-type="float" office:value="0.778860735460923" calcext:value-type="float">
            <text:p>0.778860735460923</text:p>
          </table:table-cell>
          <table:table-cell table:formula="of:=COM.MICROSOFT.NORM.DIST([.C5]-[.$V$5];0;[.$V$2];0)" office:value-type="float" office:value="0.0000966439331878835" calcext:value-type="float">
            <text:p>9.66439331878835E-05</text:p>
          </table:table-cell>
          <table:table-cell table:formula="of:=COM.MICROSOFT.NORM.DIST([.D5]-[.$U$5];0;[.$V$2];0)" office:value-type="float" office:value="0.686611449749013" calcext:value-type="float">
            <text:p>0.686611449749013</text:p>
          </table:table-cell>
          <table:table-cell table:formula="of:=COM.MICROSOFT.NORM.DIST([.E5]-[.$V$5];0;[.$V$2];0)" office:value-type="float" office:value="0.649997964405353" calcext:value-type="float">
            <text:p>0.649997964405353</text:p>
          </table:table-cell>
          <table:table-cell table:formula="of:=COM.MICROSOFT.NORM.DIST([.F5]-[.$U$5];0;[.$V$2];0)" office:value-type="float" office:value="0.00110368478635807" calcext:value-type="float">
            <text:p>0.001103684786358</text:p>
          </table:table-cell>
          <table:table-cell table:formula="of:=COM.MICROSOFT.NORM.DIST([.G5]-[.$V$5];0;[.$V$2];0)" office:value-type="float" office:value="0.0177046378896864" calcext:value-type="float">
            <text:p>0.017704637889686</text:p>
          </table:table-cell>
          <table:table-cell table:formula="of:=COM.MICROSOFT.NORM.DIST([.H5]-[.$U$5];0;[.$V$2];0)" office:value-type="float" office:value="0.37679512405661" calcext:value-type="float">
            <text:p>0.37679512405661</text:p>
          </table:table-cell>
          <table:table-cell table:formula="of:=COM.MICROSOFT.NORM.DIST([.I5]-[.$V$5];0;[.$V$2];0)" office:value-type="float" office:value="0.00000102070014383506" calcext:value-type="float">
            <text:p>1.02070014383506E-06</text:p>
          </table:table-cell>
          <table:table-cell table:formula="of:=COM.MICROSOFT.NORM.DIST([.J5]-[.$U$5];0;[.$V$2];0)" office:value-type="float" office:value="0.124184355885067" calcext:value-type="float">
            <text:p>0.124184355885067</text:p>
          </table:table-cell>
          <table:table-cell table:formula="of:=COM.MICROSOFT.NORM.DIST([.K5]-[.$V$5];0;[.$V$2];0)" office:value-type="float" office:value="0.759868058408389" calcext:value-type="float">
            <text:p>0.759868058408389</text:p>
          </table:table-cell>
          <table:table-cell table:formula="of:=COM.MICROSOFT.NORM.DIST([.L5]-[.$U$5];0;[.$V$2];0)" office:value-type="float" office:value="0.0599628279713426" calcext:value-type="float">
            <text:p>0.059962827971343</text:p>
          </table:table-cell>
          <table:table-cell table:formula="of:=COM.MICROSOFT.NORM.DIST([.M5]-[.$V$5];0;[.$V$2];0)" office:value-type="float" office:value="0.171896495687022" calcext:value-type="float">
            <text:p>0.171896495687022</text:p>
          </table:table-cell>
          <table:table-cell table:formula="of:=COM.MICROSOFT.NORM.DIST([.N5]-[.$U$5];0;[.$V$2];0)" office:value-type="float" office:value="0.153655505611219" calcext:value-type="float">
            <text:p>0.153655505611219</text:p>
          </table:table-cell>
          <table:table-cell table:formula="of:=COM.MICROSOFT.NORM.DIST([.O5]-[.$V$5];0;[.$V$2];0)" office:value-type="float" office:value="0.0452887004936979" calcext:value-type="float">
            <text:p>0.045288700493698</text:p>
          </table:table-cell>
          <table:table-cell table:formula="of:=COM.MICROSOFT.NORM.DIST([.P5]-[.$U$5];0;[.$V$2];0)" office:value-type="float" office:value="0.042193786677841" calcext:value-type="float">
            <text:p>0.042193786677841</text:p>
          </table:table-cell>
          <table:table-cell table:formula="of:=COM.MICROSOFT.NORM.DIST([.Q5]-[.$V$5];0;[.$V$2];0)" office:value-type="float" office:value="0.0338190818159262" calcext:value-type="float">
            <text:p>0.033819081815926</text:p>
          </table:table-cell>
          <table:table-cell table:formula="of:=COM.MICROSOFT.NORM.DIST([.R5]-[.$U$5];0;[.$V$2];0)" office:value-type="float" office:value="0.152777706435116" calcext:value-type="float">
            <text:p>0.152777706435116</text:p>
          </table:table-cell>
          <table:table-cell table:formula="of:=COM.MICROSOFT.NORM.DIST([.S5]-[.$V$5];0;[.$V$2];0)" office:value-type="float" office:value="0.0000322905205925109" calcext:value-type="float">
            <text:p>3.22905205925109E-05</text:p>
          </table:table-cell>
          <table:table-cell table:formula="of:=PRODUCT([.W5:.AN5])" office:value-type="float" office:value="1.20290281444416E-029" calcext:value-type="float">
            <text:p>1.20290281444416E-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.951209853157" calcext:value-type="float">
            <text:p>102.951209853157</text:p>
          </table:table-cell>
          <table:table-cell office:value-type="float" office:value="103.718321204387" calcext:value-type="float">
            <text:p>103.718321204387</text:p>
          </table:table-cell>
          <table:table-cell office:value-type="float" office:value="103.268431108673" calcext:value-type="float">
            <text:p>103.268431108673</text:p>
          </table:table-cell>
          <table:table-cell office:value-type="float" office:value="101.264288477386" calcext:value-type="float">
            <text:p>101.264288477386</text:p>
          </table:table-cell>
          <table:table-cell office:value-type="float" office:value="101.134009458655" calcext:value-type="float">
            <text:p>101.134009458655</text:p>
          </table:table-cell>
          <table:table-cell office:value-type="float" office:value="100.272580946724" calcext:value-type="float">
            <text:p>100.272580946724</text:p>
          </table:table-cell>
          <table:table-cell office:value-type="float" office:value="102.479833627043" calcext:value-type="float">
            <text:p>102.479833627043</text:p>
          </table:table-cell>
          <table:table-cell office:value-type="float" office:value="106.79256305297" calcext:value-type="float">
            <text:p>106.79256305297</text:p>
          </table:table-cell>
          <table:table-cell office:value-type="float" office:value="102.819239456789" calcext:value-type="float">
            <text:p>102.819239456789</text:p>
          </table:table-cell>
          <table:table-cell office:value-type="float" office:value="104.34150748006" calcext:value-type="float">
            <text:p>104.34150748006</text:p>
          </table:table-cell>
          <table:table-cell office:value-type="float" office:value="100.693879880175" calcext:value-type="float">
            <text:p>100.693879880175</text:p>
          </table:table-cell>
          <table:table-cell office:value-type="float" office:value="103.330529103272" calcext:value-type="float">
            <text:p>103.330529103272</text:p>
          </table:table-cell>
          <table:table-cell office:value-type="float" office:value="102.232960327626" calcext:value-type="float">
            <text:p>102.232960327626</text:p>
          </table:table-cell>
          <table:table-cell office:value-type="float" office:value="104.445176282343" calcext:value-type="float">
            <text:p>104.445176282343</text:p>
          </table:table-cell>
          <table:table-cell office:value-type="float" office:value="102.556647755196" calcext:value-type="float">
            <text:p>102.556647755196</text:p>
          </table:table-cell>
          <table:table-cell office:value-type="float" office:value="101.991990552039" calcext:value-type="float">
            <text:p>101.991990552039</text:p>
          </table:table-cell>
          <table:table-cell office:value-type="float" office:value="100.424848603796" calcext:value-type="float">
            <text:p>100.424848603796</text:p>
          </table:table-cell>
          <table:table-cell office:value-type="float" office:value="100.994658904232" calcext:value-type="float">
            <text:p>100.994658904232</text:p>
          </table:table-cell>
          <table:table-cell/>
          <table:table-cell table:formula="of:=AVERAGE([.B6];[.D6];[.F6];[.H6];[.J6];[.L6];[.N6];[.P6];[.R6])" office:value-type="float" office:value="102.062340007901" calcext:value-type="float">
            <text:p>102.062340007901</text:p>
          </table:table-cell>
          <table:table-cell table:formula="of:=AVERAGE([.C6];[.E6];[.G6];[.I6];[.K6];[.M6];[.O6];[.Q6];[.S6])" office:value-type="float" office:value="103.016846222601" calcext:value-type="float">
            <text:p>103.016846222601</text:p>
          </table:table-cell>
          <table:table-cell table:formula="of:=COM.MICROSOFT.NORM.DIST([.B6]-[.$U$5];0;[.$V$2];0)" office:value-type="float" office:value="0.00915604572830878" calcext:value-type="float">
            <text:p>0.009156045728309</text:p>
          </table:table-cell>
          <table:table-cell table:formula="of:=COM.MICROSOFT.NORM.DIST([.C6]-[.$V$5];0;[.$V$2];0)" office:value-type="float" office:value="0.380525486817787" calcext:value-type="float">
            <text:p>0.380525486817787</text:p>
          </table:table-cell>
          <table:table-cell table:formula="of:=COM.MICROSOFT.NORM.DIST([.D6]-[.$U$5];0;[.$V$2];0)" office:value-type="float" office:value="0.00112378593364358" calcext:value-type="float">
            <text:p>0.001123785933644</text:p>
          </table:table-cell>
          <table:table-cell table:formula="of:=COM.MICROSOFT.NORM.DIST([.E6]-[.$V$5];0;[.$V$2];0)" office:value-type="float" office:value="0.000877723384345817" calcext:value-type="float">
            <text:p>0.000877723384346</text:p>
          </table:table-cell>
          <table:table-cell table:formula="of:=COM.MICROSOFT.NORM.DIST([.F6]-[.$U$5];0;[.$V$2];0)" office:value-type="float" office:value="0.647940204300714" calcext:value-type="float">
            <text:p>0.647940204300714</text:p>
          </table:table-cell>
          <table:table-cell table:formula="of:=COM.MICROSOFT.NORM.DIST([.G6]-[.$V$5];0;[.$V$2];0)" office:value-type="float" office:value="0.0000000812057733667288" calcext:value-type="float">
            <text:p>8.12057733667288E-08</text:p>
          </table:table-cell>
          <table:table-cell table:formula="of:=COM.MICROSOFT.NORM.DIST([.H6]-[.$U$5];0;[.$V$2];0)" office:value-type="float" office:value="0.09830399059739" calcext:value-type="float">
            <text:p>0.09830399059739</text:p>
          </table:table-cell>
          <table:table-cell table:formula="of:=COM.MICROSOFT.NORM.DIST([.I6]-[.$V$5];0;[.$V$2];0)" office:value-type="float" office:value="0.00000000000132427363629643" calcext:value-type="float">
            <text:p>1.32427363629643E-12</text:p>
          </table:table-cell>
          <table:table-cell table:formula="of:=COM.MICROSOFT.NORM.DIST([.J6]-[.$U$5];0;[.$V$2];0)" office:value-type="float" office:value="0.0194635646251858" calcext:value-type="float">
            <text:p>0.019463564625186</text:p>
          </table:table-cell>
          <table:table-cell table:formula="of:=COM.MICROSOFT.NORM.DIST([.K6]-[.$V$5];0;[.$V$2];0)" office:value-type="float" office:value="0.0384028800893223" calcext:value-type="float">
            <text:p>0.038402880089322</text:p>
          </table:table-cell>
          <table:table-cell table:formula="of:=COM.MICROSOFT.NORM.DIST([.L6]-[.$U$5];0;[.$V$2];0)" office:value-type="float" office:value="0.249234540735429" calcext:value-type="float">
            <text:p>0.249234540735429</text:p>
          </table:table-cell>
          <table:table-cell table:formula="of:=COM.MICROSOFT.NORM.DIST([.M6]-[.$V$5];0;[.$V$2];0)" office:value-type="float" office:value="0.723853102433596" calcext:value-type="float">
            <text:p>0.723853102433596</text:p>
          </table:table-cell>
          <table:table-cell table:formula="of:=COM.MICROSOFT.NORM.DIST([.N6]-[.$U$5];0;[.$V$2];0)" office:value-type="float" office:value="0.239027908528114" calcext:value-type="float">
            <text:p>0.239027908528114</text:p>
          </table:table-cell>
          <table:table-cell table:formula="of:=COM.MICROSOFT.NORM.DIST([.O6]-[.$V$5];0;[.$V$2];0)" office:value-type="float" office:value="0.0225539685309918" calcext:value-type="float">
            <text:p>0.022553968530992</text:p>
          </table:table-cell>
          <table:table-cell table:formula="of:=COM.MICROSOFT.NORM.DIST([.P6]-[.$U$5];0;[.$V$2];0)" office:value-type="float" office:value="0.0709430345501892" calcext:value-type="float">
            <text:p>0.070943034550189</text:p>
          </table:table-cell>
          <table:table-cell table:formula="of:=COM.MICROSOFT.NORM.DIST([.Q6]-[.$V$5];0;[.$V$2];0)" office:value-type="float" office:value="0.0655378282756402" calcext:value-type="float">
            <text:p>0.06553782827564</text:p>
          </table:table-cell>
          <table:table-cell table:formula="of:=COM.MICROSOFT.NORM.DIST([.R6]-[.$U$5];0;[.$V$2];0)" office:value-type="float" office:value="0.094900243665969" calcext:value-type="float">
            <text:p>0.094900243665969</text:p>
          </table:table-cell>
          <table:table-cell table:formula="of:=COM.MICROSOFT.NORM.DIST([.S6]-[.$V$5];0;[.$V$2];0)" office:value-type="float" office:value="0.000103692647720271" calcext:value-type="float">
            <text:p>0.00010369264772</text:p>
          </table:table-cell>
          <table:table-cell table:formula="of:=PRODUCT([.W6:.AN6])" office:value-type="float" office:value="7.82955733374961E-043" calcext:value-type="float">
            <text:p>7.82955733374961E-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1.163939291606" calcext:value-type="float">
            <text:p>101.163939291606</text:p>
          </table:table-cell>
          <table:table-cell office:value-type="float" office:value="105.439125833337" calcext:value-type="float">
            <text:p>105.439125833337</text:p>
          </table:table-cell>
          <table:table-cell office:value-type="float" office:value="101.566618866315" calcext:value-type="float">
            <text:p>101.566618866315</text:p>
          </table:table-cell>
          <table:table-cell office:value-type="float" office:value="102.996902589155" calcext:value-type="float">
            <text:p>102.996902589155</text:p>
          </table:table-cell>
          <table:table-cell office:value-type="float" office:value="99.4498048445437" calcext:value-type="float">
            <text:p>99.4498048445437</text:p>
          </table:table-cell>
          <table:table-cell office:value-type="float" office:value="101.941461535284" calcext:value-type="float">
            <text:p>101.941461535284</text:p>
          </table:table-cell>
          <table:table-cell office:value-type="float" office:value="102.66534685173" calcext:value-type="float">
            <text:p>102.66534685173</text:p>
          </table:table-cell>
          <table:table-cell office:value-type="float" office:value="107.273046502948" calcext:value-type="float">
            <text:p>107.273046502948</text:p>
          </table:table-cell>
          <table:table-cell office:value-type="float" office:value="103.002108162826" calcext:value-type="float">
            <text:p>103.002108162826</text:p>
          </table:table-cell>
          <table:table-cell office:value-type="float" office:value="104.820815632302" calcext:value-type="float">
            <text:p>104.820815632302</text:p>
          </table:table-cell>
          <table:table-cell office:value-type="float" office:value="100.857609865385" calcext:value-type="float">
            <text:p>100.857609865385</text:p>
          </table:table-cell>
          <table:table-cell office:value-type="float" office:value="103.822792292426" calcext:value-type="float">
            <text:p>103.822792292426</text:p>
          </table:table-cell>
          <table:table-cell office:value-type="float" office:value="102.034583071359" calcext:value-type="float">
            <text:p>102.034583071359</text:p>
          </table:table-cell>
          <table:table-cell office:value-type="float" office:value="104.642660989634" calcext:value-type="float">
            <text:p>104.642660989634</text:p>
          </table:table-cell>
          <table:table-cell office:value-type="float" office:value="102.383810687331" calcext:value-type="float">
            <text:p>102.383810687331</text:p>
          </table:table-cell>
          <table:table-cell office:value-type="float" office:value="102.192183446199" calcext:value-type="float">
            <text:p>102.192183446199</text:p>
          </table:table-cell>
          <table:table-cell office:value-type="float" office:value="100.244414396745" calcext:value-type="float">
            <text:p>100.244414396745</text:p>
          </table:table-cell>
          <table:table-cell office:value-type="float" office:value="101.183286186393" calcext:value-type="float">
            <text:p>101.183286186393</text:p>
          </table:table-cell>
          <table:table-cell/>
          <table:table-cell table:formula="of:=AVERAGE([.B7];[.D7];[.F7];[.H7];[.J7];[.L7];[.N7];[.P7];[.R7])" office:value-type="float" office:value="101.48535955976" calcext:value-type="float">
            <text:p>101.48535955976</text:p>
          </table:table-cell>
          <table:table-cell table:formula="of:=AVERAGE([.C7];[.E7];[.G7];[.I7];[.K7];[.M7];[.O7];[.Q7];[.S7])" office:value-type="float" office:value="103.812475000853" calcext:value-type="float">
            <text:p>103.812475000853</text:p>
          </table:table-cell>
          <table:table-cell table:formula="of:=COM.MICROSOFT.NORM.DIST([.B7]-[.$U$5];0;[.$V$2];0)" office:value-type="float" office:value="0.672250142563589" calcext:value-type="float">
            <text:p>0.672250142563589</text:p>
          </table:table-cell>
          <table:table-cell table:formula="of:=COM.MICROSOFT.NORM.DIST([.C7]-[.$V$5];0;[.$V$2];0)" office:value-type="float" office:value="0.0000154701293987095" calcext:value-type="float">
            <text:p>1.54701293987095E-05</text:p>
          </table:table-cell>
          <table:table-cell table:formula="of:=COM.MICROSOFT.NORM.DIST([.D7]-[.$U$5];0;[.$V$2];0)" office:value-type="float" office:value="0.77881066472232" calcext:value-type="float">
            <text:p>0.77881066472232</text:p>
          </table:table-cell>
          <table:table-cell table:formula="of:=COM.MICROSOFT.NORM.DIST([.E7]-[.$V$5];0;[.$V$2];0)" office:value-type="float" office:value="0.777775463748452" calcext:value-type="float">
            <text:p>0.777775463748452</text:p>
          </table:table-cell>
          <table:table-cell table:formula="of:=COM.MICROSOFT.NORM.DIST([.F7]-[.$U$5];0;[.$V$2];0)" office:value-type="float" office:value="0.000253418037102284" calcext:value-type="float">
            <text:p>0.000253418037102</text:p>
          </table:table-cell>
          <table:table-cell table:formula="of:=COM.MICROSOFT.NORM.DIST([.G7]-[.$V$5];0;[.$V$2];0)" office:value-type="float" office:value="0.0520174117244146" calcext:value-type="float">
            <text:p>0.052017411724415</text:p>
          </table:table-cell>
          <table:table-cell table:formula="of:=COM.MICROSOFT.NORM.DIST([.H7]-[.$U$5];0;[.$V$2];0)" office:value-type="float" office:value="0.0429467787342495" calcext:value-type="float">
            <text:p>0.04294677873425</text:p>
          </table:table-cell>
          <table:table-cell table:formula="of:=COM.MICROSOFT.NORM.DIST([.I7]-[.$V$5];0;[.$V$2];0)" office:value-type="float" office:value="7.03990979603421E-016" calcext:value-type="float">
            <text:p>7.03990979603421E-16</text:p>
          </table:table-cell>
          <table:table-cell table:formula="of:=COM.MICROSOFT.NORM.DIST([.J7]-[.$U$5];0;[.$V$2];0)" office:value-type="float" office:value="0.00671904728151794" calcext:value-type="float">
            <text:p>0.006719047281518</text:p>
          </table:table-cell>
          <table:table-cell table:formula="of:=COM.MICROSOFT.NORM.DIST([.K7]-[.$V$5];0;[.$V$2];0)" office:value-type="float" office:value="0.0022872177005215" calcext:value-type="float">
            <text:p>0.002287217700522</text:p>
          </table:table-cell>
          <table:table-cell table:formula="of:=COM.MICROSOFT.NORM.DIST([.L7]-[.$U$5];0;[.$V$2];0)" office:value-type="float" office:value="0.389287581379981" calcext:value-type="float">
            <text:p>0.389287581379981</text:p>
          </table:table-cell>
          <table:table-cell table:formula="of:=COM.MICROSOFT.NORM.DIST([.M7]-[.$V$5];0;[.$V$2];0)" office:value-type="float" office:value="0.288722226975897" calcext:value-type="float">
            <text:p>0.288722226975897</text:p>
          </table:table-cell>
          <table:table-cell table:formula="of:=COM.MICROSOFT.NORM.DIST([.N7]-[.$U$5];0;[.$V$2];0)" office:value-type="float" office:value="0.409075572974596" calcext:value-type="float">
            <text:p>0.409075572974596</text:p>
          </table:table-cell>
          <table:table-cell table:formula="of:=COM.MICROSOFT.NORM.DIST([.O7]-[.$V$5];0;[.$V$2];0)" office:value-type="float" office:value="0.00726526807634051" calcext:value-type="float">
            <text:p>0.007265268076341</text:p>
          </table:table-cell>
          <table:table-cell table:formula="of:=COM.MICROSOFT.NORM.DIST([.P7]-[.$U$5];0;[.$V$2];0)" office:value-type="float" office:value="0.142969117029544" calcext:value-type="float">
            <text:p>0.142969117029544</text:p>
          </table:table-cell>
          <table:table-cell table:formula="of:=COM.MICROSOFT.NORM.DIST([.Q7]-[.$V$5];0;[.$V$2];0)" office:value-type="float" office:value="0.148063928490137" calcext:value-type="float">
            <text:p>0.148063928490137</text:p>
          </table:table-cell>
          <table:table-cell table:formula="of:=COM.MICROSOFT.NORM.DIST([.R7]-[.$U$5];0;[.$V$2];0)" office:value-type="float" office:value="0.042226164545107" calcext:value-type="float">
            <text:p>0.042226164545107</text:p>
          </table:table-cell>
          <table:table-cell table:formula="of:=COM.MICROSOFT.NORM.DIST([.S7]-[.$V$5];0;[.$V$2];0)" office:value-type="float" office:value="0.000476382656230698" calcext:value-type="float">
            <text:p>0.000476382656231</text:p>
          </table:table-cell>
          <table:table-cell table:formula="of:=PRODUCT([.W7:.AN7])" office:value-type="float" office:value="5.48839258394253E-042" calcext:value-type="float">
            <text:p>5.48839258394253E-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1.481855499012" calcext:value-type="float">
            <text:p>101.481855499012</text:p>
          </table:table-cell>
          <table:table-cell office:value-type="float" office:value="105.166600433211" calcext:value-type="float">
            <text:p>105.166600433211</text:p>
          </table:table-cell>
          <table:table-cell office:value-type="float" office:value="101.876007039126" calcext:value-type="float">
            <text:p>101.876007039126</text:p>
          </table:table-cell>
          <table:table-cell office:value-type="float" office:value="102.72211527438" calcext:value-type="float">
            <text:p>102.72211527438</text:p>
          </table:table-cell>
          <table:table-cell office:value-type="float" office:value="99.7372091927866" calcext:value-type="float">
            <text:p>99.7372091927866</text:p>
          </table:table-cell>
          <table:table-cell office:value-type="float" office:value="101.684478730663" calcext:value-type="float">
            <text:p>101.684478730663</text:p>
          </table:table-cell>
          <table:table-cell office:value-type="float" office:value="102.23371483443" calcext:value-type="float">
            <text:p>102.23371483443</text:p>
          </table:table-cell>
          <table:table-cell office:value-type="float" office:value="106.148056975976" calcext:value-type="float">
            <text:p>106.148056975976</text:p>
          </table:table-cell>
          <table:table-cell office:value-type="float" office:value="102.594507797635" calcext:value-type="float">
            <text:p>102.594507797635</text:p>
          </table:table-cell>
          <table:table-cell office:value-type="float" office:value="103.698437124917" calcext:value-type="float">
            <text:p>103.698437124917</text:p>
          </table:table-cell>
          <table:table-cell office:value-type="float" office:value="100.441780581547" calcext:value-type="float">
            <text:p>100.441780581547</text:p>
          </table:table-cell>
          <table:table-cell office:value-type="float" office:value="102.690007232011" calcext:value-type="float">
            <text:p>102.690007232011</text:p>
          </table:table-cell>
          <table:table-cell office:value-type="float" office:value="102.406475889121" calcext:value-type="float">
            <text:p>102.406475889121</text:p>
          </table:table-cell>
          <table:table-cell office:value-type="float" office:value="104.324335923725" calcext:value-type="float">
            <text:p>104.324335923725</text:p>
          </table:table-cell>
          <table:table-cell office:value-type="float" office:value="102.724217430221" calcext:value-type="float">
            <text:p>102.724217430221</text:p>
          </table:table-cell>
          <table:table-cell office:value-type="float" office:value="101.86875146518" calcext:value-type="float">
            <text:p>101.86875146518</text:p>
          </table:table-cell>
          <table:table-cell office:value-type="float" office:value="100.554106178725" calcext:value-type="float">
            <text:p>100.554106178725</text:p>
          </table:table-cell>
          <table:table-cell office:value-type="float" office:value="100.898306049093" calcext:value-type="float">
            <text:p>100.898306049093</text:p>
          </table:table-cell>
          <table:table-cell/>
          <table:table-cell table:formula="of:=AVERAGE([.B8];[.D8];[.F8];[.H8];[.J8];[.L8];[.N8];[.P8];[.R8])" office:value-type="float" office:value="101.561097160289" calcext:value-type="float">
            <text:p>101.561097160289</text:p>
          </table:table-cell>
          <table:table-cell table:formula="of:=AVERAGE([.C8];[.E8];[.G8];[.I8];[.K8];[.M8];[.O8];[.Q8];[.S8])" office:value-type="float" office:value="103.244565467684" calcext:value-type="float">
            <text:p>103.244565467684</text:p>
          </table:table-cell>
          <table:table-cell table:formula="of:=COM.MICROSOFT.NORM.DIST([.B8]-[.$U$5];0;[.$V$2];0)" office:value-type="float" office:value="0.796869620848734" calcext:value-type="float">
            <text:p>0.796869620848734</text:p>
          </table:table-cell>
          <table:table-cell table:formula="of:=COM.MICROSOFT.NORM.DIST([.C8]-[.$V$5];0;[.$V$2];0)" office:value-type="float" office:value="0.000168930882095659" calcext:value-type="float">
            <text:p>0.000168930882096</text:p>
          </table:table-cell>
          <table:table-cell table:formula="of:=COM.MICROSOFT.NORM.DIST([.D8]-[.$U$5];0;[.$V$2];0)" office:value-type="float" office:value="0.561272458874915" calcext:value-type="float">
            <text:p>0.561272458874915</text:p>
          </table:table-cell>
          <table:table-cell table:formula="of:=COM.MICROSOFT.NORM.DIST([.E8]-[.$V$5];0;[.$V$2];0)" office:value-type="float" office:value="0.590663766965833" calcext:value-type="float">
            <text:p>0.590663766965833</text:p>
          </table:table-cell>
          <table:table-cell table:formula="of:=COM.MICROSOFT.NORM.DIST([.F8]-[.$U$5];0;[.$V$2];0)" office:value-type="float" office:value="0.0021579560705907" calcext:value-type="float">
            <text:p>0.002157956070591</text:p>
          </table:table-cell>
          <table:table-cell table:formula="of:=COM.MICROSOFT.NORM.DIST([.G8]-[.$V$5];0;[.$V$2];0)" office:value-type="float" office:value="0.0137144266816073" calcext:value-type="float">
            <text:p>0.013714426681607</text:p>
          </table:table-cell>
          <table:table-cell table:formula="of:=COM.MICROSOFT.NORM.DIST([.H8]-[.$U$5];0;[.$V$2];0)" office:value-type="float" office:value="0.238468252126954" calcext:value-type="float">
            <text:p>0.238468252126954</text:p>
          </table:table-cell>
          <table:table-cell table:formula="of:=COM.MICROSOFT.NORM.DIST([.I8]-[.$V$5];0;[.$V$2];0)" office:value-type="float" office:value="0.00000000766288863854471" calcext:value-type="float">
            <text:p>7.66288863854471E-09</text:p>
          </table:table-cell>
          <table:table-cell table:formula="of:=COM.MICROSOFT.NORM.DIST([.J8]-[.$U$5];0;[.$V$2];0)" office:value-type="float" office:value="0.0598848342311521" calcext:value-type="float">
            <text:p>0.059884834231152</text:p>
          </table:table-cell>
          <table:table-cell table:formula="of:=COM.MICROSOFT.NORM.DIST([.K8]-[.$V$5];0;[.$V$2];0)" office:value-type="float" office:value="0.399077599736925" calcext:value-type="float">
            <text:p>0.399077599736925</text:p>
          </table:table-cell>
          <table:table-cell table:formula="of:=COM.MICROSOFT.NORM.DIST([.L8]-[.$U$5];0;[.$V$2];0)" office:value-type="float" office:value="0.101710765816231" calcext:value-type="float">
            <text:p>0.101710765816231</text:p>
          </table:table-cell>
          <table:table-cell table:formula="of:=COM.MICROSOFT.NORM.DIST([.M8]-[.$V$5];0;[.$V$2];0)" office:value-type="float" office:value="0.560811089550262" calcext:value-type="float">
            <text:p>0.560811089550262</text:p>
          </table:table-cell>
          <table:table-cell table:formula="of:=COM.MICROSOFT.NORM.DIST([.N8]-[.$U$5];0;[.$V$2];0)" office:value-type="float" office:value="0.131307525256458" calcext:value-type="float">
            <text:p>0.131307525256458</text:p>
          </table:table-cell>
          <table:table-cell table:formula="of:=COM.MICROSOFT.NORM.DIST([.O8]-[.$V$5];0;[.$V$2];0)" office:value-type="float" office:value="0.0417683485716771" calcext:value-type="float">
            <text:p>0.041768348571677</text:p>
          </table:table-cell>
          <table:table-cell table:formula="of:=COM.MICROSOFT.NORM.DIST([.P8]-[.$U$5];0;[.$V$2];0)" office:value-type="float" office:value="0.0320853087801421" calcext:value-type="float">
            <text:p>0.032085308780142</text:p>
          </table:table-cell>
          <table:table-cell table:formula="of:=COM.MICROSOFT.NORM.DIST([.Q8]-[.$V$5];0;[.$V$2];0)" office:value-type="float" office:value="0.0366415543332204" calcext:value-type="float">
            <text:p>0.03664155433322</text:p>
          </table:table-cell>
          <table:table-cell table:formula="of:=COM.MICROSOFT.NORM.DIST([.R8]-[.$U$5];0;[.$V$2];0)" office:value-type="float" office:value="0.15647127838121" calcext:value-type="float">
            <text:p>0.15647127838121</text:p>
          </table:table-cell>
          <table:table-cell table:formula="of:=COM.MICROSOFT.NORM.DIST([.S8]-[.$V$5];0;[.$V$2];0)" office:value-type="float" office:value="0.0000450437655275065" calcext:value-type="float">
            <text:p>4.50437655275065E-05</text:p>
          </table:table-cell>
          <table:table-cell table:formula="of:=PRODUCT([.W8:.AN8])" office:value-type="float" office:value="1.49519485876301E-031" calcext:value-type="float">
            <text:p>1.49519485876301E-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1.025338498025" calcext:value-type="float">
            <text:p>101.025338498025</text:p>
          </table:table-cell>
          <table:table-cell office:value-type="float" office:value="105.603877671197" calcext:value-type="float">
            <text:p>105.603877671197</text:p>
          </table:table-cell>
          <table:table-cell office:value-type="float" office:value="101.444864650476" calcext:value-type="float">
            <text:p>101.444864650476</text:p>
          </table:table-cell>
          <table:table-cell office:value-type="float" office:value="103.162856703942" calcext:value-type="float">
            <text:p>103.162856703942</text:p>
          </table:table-cell>
          <table:table-cell office:value-type="float" office:value="99.2986653802966" calcext:value-type="float">
            <text:p>99.2986653802966</text:p>
          </table:table-cell>
          <table:table-cell office:value-type="float" office:value="102.113214924874" calcext:value-type="float">
            <text:p>102.113214924874</text:p>
          </table:table-cell>
          <table:table-cell office:value-type="float" office:value="102.495577965269" calcext:value-type="float">
            <text:p>102.495577965269</text:p>
          </table:table-cell>
          <table:table-cell office:value-type="float" office:value="106.822570996489" calcext:value-type="float">
            <text:p>106.822570996489</text:p>
          </table:table-cell>
          <table:table-cell office:value-type="float" office:value="102.850517077922" calcext:value-type="float">
            <text:p>102.850517077922</text:p>
          </table:table-cell>
          <table:table-cell office:value-type="float" office:value="104.371311182169" calcext:value-type="float">
            <text:p>104.371311182169</text:p>
          </table:table-cell>
          <table:table-cell office:value-type="float" office:value="100.677334139491" calcext:value-type="float">
            <text:p>100.677334139491</text:p>
          </table:table-cell>
          <table:table-cell office:value-type="float" office:value="103.378754907088" calcext:value-type="float">
            <text:p>103.378754907088</text:p>
          </table:table-cell>
          <table:table-cell office:value-type="float" office:value="101.965696310745" calcext:value-type="float">
            <text:p>101.965696310745</text:p>
          </table:table-cell>
          <table:table-cell office:value-type="float" office:value="104.741944678843" calcext:value-type="float">
            <text:p>104.741944678843</text:p>
          </table:table-cell>
          <table:table-cell office:value-type="float" office:value="102.333258909379" calcext:value-type="float">
            <text:p>102.333258909379</text:p>
          </table:table-cell>
          <table:table-cell office:value-type="float" office:value="102.292489384016" calcext:value-type="float">
            <text:p>102.292489384016</text:p>
          </table:table-cell>
          <table:table-cell office:value-type="float" office:value="100.165186149641" calcext:value-type="float">
            <text:p>100.165186149641</text:p>
          </table:table-cell>
          <table:table-cell office:value-type="float" office:value="101.28877315496" calcext:value-type="float">
            <text:p>101.28877315496</text:p>
          </table:table-cell>
          <table:table-cell/>
          <table:table-cell table:formula="of:=AVERAGE([.B9];[.D9];[.F9];[.H9];[.J9];[.L9];[.N9];[.P9];[.R9])" office:value-type="float" office:value="101.361826564583" calcext:value-type="float">
            <text:p>101.361826564583</text:p>
          </table:table-cell>
          <table:table-cell table:formula="of:=AVERAGE([.C9];[.E9];[.G9];[.I9];[.K9];[.M9];[.O9];[.Q9];[.S9])" office:value-type="float" office:value="103.752865955953" calcext:value-type="float">
            <text:p>103.752865955953</text:p>
          </table:table-cell>
          <table:table-cell table:formula="of:=COM.MICROSOFT.NORM.DIST([.B9]-[.$U$5];0;[.$V$2];0)" office:value-type="float" office:value="0.550013360779591" calcext:value-type="float">
            <text:p>0.550013360779591</text:p>
          </table:table-cell>
          <table:table-cell table:formula="of:=COM.MICROSOFT.NORM.DIST([.C9]-[.$V$5];0;[.$V$2];0)" office:value-type="float" office:value="0.00000315703099727516" calcext:value-type="float">
            <text:p>3.15703099727516E-06</text:p>
          </table:table-cell>
          <table:table-cell table:formula="of:=COM.MICROSOFT.NORM.DIST([.D9]-[.$U$5];0;[.$V$2];0)" office:value-type="float" office:value="0.797663772688411" calcext:value-type="float">
            <text:p>0.797663772688411</text:p>
          </table:table-cell>
          <table:table-cell table:formula="of:=COM.MICROSOFT.NORM.DIST([.E9]-[.$V$5];0;[.$V$2];0)" office:value-type="float" office:value="0.793417883459927" calcext:value-type="float">
            <text:p>0.793417883459927</text:p>
          </table:table-cell>
          <table:table-cell table:formula="of:=COM.MICROSOFT.NORM.DIST([.F9]-[.$U$5];0;[.$V$2];0)" office:value-type="float" office:value="0.0000719602176504363" calcext:value-type="float">
            <text:p>7.19602176504363E-05</text:p>
          </table:table-cell>
          <table:table-cell table:formula="of:=COM.MICROSOFT.NORM.DIST([.G9]-[.$V$5];0;[.$V$2];0)" office:value-type="float" office:value="0.109431275552316" calcext:value-type="float">
            <text:p>0.109431275552316</text:p>
          </table:table-cell>
          <table:table-cell table:formula="of:=COM.MICROSOFT.NORM.DIST([.H9]-[.$U$5];0;[.$V$2];0)" office:value-type="float" office:value="0.0921235006654078" calcext:value-type="float">
            <text:p>0.092123500665408</text:p>
          </table:table-cell>
          <table:table-cell table:formula="of:=COM.MICROSOFT.NORM.DIST([.I9]-[.$V$5];0;[.$V$2];0)" office:value-type="float" office:value="0.000000000000849611336199698" calcext:value-type="float">
            <text:p>8.49611336199698E-13</text:p>
          </table:table-cell>
          <table:table-cell table:formula="of:=COM.MICROSOFT.NORM.DIST([.J9]-[.$U$5];0;[.$V$2];0)" office:value-type="float" office:value="0.016380812568978" calcext:value-type="float">
            <text:p>0.016380812568978</text:p>
          </table:table-cell>
          <table:table-cell table:formula="of:=COM.MICROSOFT.NORM.DIST([.K9]-[.$V$5];0;[.$V$2];0)" office:value-type="float" office:value="0.0330998001529912" calcext:value-type="float">
            <text:p>0.033099800152991</text:p>
          </table:table-cell>
          <table:table-cell table:formula="of:=COM.MICROSOFT.NORM.DIST([.L9]-[.$U$5];0;[.$V$2];0)" office:value-type="float" office:value="0.236835528343541" calcext:value-type="float">
            <text:p>0.236835528343541</text:p>
          </table:table-cell>
          <table:table-cell table:formula="of:=COM.MICROSOFT.NORM.DIST([.M9]-[.$V$5];0;[.$V$2];0)" office:value-type="float" office:value="0.690469881926608" calcext:value-type="float">
            <text:p>0.690469881926608</text:p>
          </table:table-cell>
          <table:table-cell table:formula="of:=COM.MICROSOFT.NORM.DIST([.N9]-[.$U$5];0;[.$V$2];0)" office:value-type="float" office:value="0.475165392933698" calcext:value-type="float">
            <text:p>0.475165392933698</text:p>
          </table:table-cell>
          <table:table-cell table:formula="of:=COM.MICROSOFT.NORM.DIST([.O9]-[.$V$5];0;[.$V$2];0)" office:value-type="float" office:value="0.00387547625403026" calcext:value-type="float">
            <text:p>0.00387547625403</text:p>
          </table:table-cell>
          <table:table-cell table:formula="of:=COM.MICROSOFT.NORM.DIST([.P9]-[.$U$5];0;[.$V$2];0)" office:value-type="float" office:value="0.171571587737478" calcext:value-type="float">
            <text:p>0.171571587737478</text:p>
          </table:table-cell>
          <table:table-cell table:formula="of:=COM.MICROSOFT.NORM.DIST([.Q9]-[.$V$5];0;[.$V$2];0)" office:value-type="float" office:value="0.209709172182557" calcext:value-type="float">
            <text:p>0.209709172182557</text:p>
          </table:table-cell>
          <table:table-cell table:formula="of:=COM.MICROSOFT.NORM.DIST([.R9]-[.$U$5];0;[.$V$2];0)" office:value-type="float" office:value="0.0283980238487228" calcext:value-type="float">
            <text:p>0.028398023848723</text:p>
          </table:table-cell>
          <table:table-cell table:formula="of:=COM.MICROSOFT.NORM.DIST([.S9]-[.$V$5];0;[.$V$2];0)" office:value-type="float" office:value="0.00105035866391206" calcext:value-type="float">
            <text:p>0.001050358663912</text:p>
          </table:table-cell>
          <table:table-cell table:formula="of:=PRODUCT([.W9:.AN9])" office:value-type="float" office:value="1.18688714308579E-037" calcext:value-type="float">
            <text:p>1.18688714308579E-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.783345792468" calcext:value-type="float">
            <text:p>100.783345792468</text:p>
          </table:table-cell>
          <table:table-cell office:value-type="float" office:value="105.845643168633" calcext:value-type="float">
            <text:p>105.845643168633</text:p>
          </table:table-cell>
          <table:table-cell office:value-type="float" office:value="101.218918789629" calcext:value-type="float">
            <text:p>101.218918789629</text:p>
          </table:table-cell>
          <table:table-cell office:value-type="float" office:value="103.406565647962" calcext:value-type="float">
            <text:p>103.406565647962</text:p>
          </table:table-cell>
          <table:table-cell office:value-type="float" office:value="99.0612647189348" calcext:value-type="float">
            <text:p>99.0612647189348</text:p>
          </table:table-cell>
          <table:table-cell office:value-type="float" office:value="102.35305286756" calcext:value-type="float">
            <text:p>102.35305286756</text:p>
          </table:table-cell>
          <table:table-cell office:value-type="float" office:value="103.067309351057" calcext:value-type="float">
            <text:p>103.067309351057</text:p>
          </table:table-cell>
          <table:table-cell office:value-type="float" office:value="108.286043688211" calcext:value-type="float">
            <text:p>108.286043688211</text:p>
          </table:table-cell>
          <table:table-cell office:value-type="float" office:value="103.40320901791" calcext:value-type="float">
            <text:p>103.40320901791</text:p>
          </table:table-cell>
          <table:table-cell office:value-type="float" office:value="105.83126018282" calcext:value-type="float">
            <text:p>105.83126018282</text:p>
          </table:table-cell>
          <table:table-cell office:value-type="float" office:value="101.204450195635" calcext:value-type="float">
            <text:p>101.204450195635</text:p>
          </table:table-cell>
          <table:table-cell office:value-type="float" office:value="104.86647836649" calcext:value-type="float">
            <text:p>104.86647836649</text:p>
          </table:table-cell>
          <table:table-cell office:value-type="float" office:value="102.272305510708" calcext:value-type="float">
            <text:p>102.272305510708</text:p>
          </table:table-cell>
          <table:table-cell office:value-type="float" office:value="104.484465633357" calcext:value-type="float">
            <text:p>104.484465633357</text:p>
          </table:table-cell>
          <table:table-cell office:value-type="float" office:value="102.615006284757" calcext:value-type="float">
            <text:p>102.615006284757</text:p>
          </table:table-cell>
          <table:table-cell office:value-type="float" office:value="102.030598005361" calcext:value-type="float">
            <text:p>102.030598005361</text:p>
          </table:table-cell>
          <table:table-cell office:value-type="float" office:value="100.418913565409" calcext:value-type="float">
            <text:p>100.418913565409</text:p>
          </table:table-cell>
          <table:table-cell office:value-type="float" office:value="101.059744979474" calcext:value-type="float">
            <text:p>101.059744979474</text:p>
          </table:table-cell>
          <table:table-cell/>
          <table:table-cell table:formula="of:=AVERAGE([.B10];[.D10];[.F10];[.H10];[.J10];[.L10];[.N10];[.P10];[.R10])" office:value-type="float" office:value="101.560524802945" calcext:value-type="float">
            <text:p>101.560524802945</text:p>
          </table:table-cell>
          <table:table-cell table:formula="of:=AVERAGE([.C10];[.E10];[.G10];[.I10];[.K10];[.M10];[.O10];[.Q10];[.S10])" office:value-type="float" office:value="104.240428059985" calcext:value-type="float">
            <text:p>104.240428059985</text:p>
          </table:table-cell>
          <table:table-cell table:formula="of:=COM.MICROSOFT.NORM.DIST([.B10]-[.$U$5];0;[.$V$2];0)" office:value-type="float" office:value="0.322255892931393" calcext:value-type="float">
            <text:p>0.322255892931393</text:p>
          </table:table-cell>
          <table:table-cell table:formula="of:=COM.MICROSOFT.NORM.DIST([.C10]-[.$V$5];0;[.$V$2];0)" office:value-type="float" office:value="0.000000251799244677233" calcext:value-type="float">
            <text:p>2.51799244677233E-07</text:p>
          </table:table-cell>
          <table:table-cell table:formula="of:=COM.MICROSOFT.NORM.DIST([.D10]-[.$U$5];0;[.$V$2];0)" office:value-type="float" office:value="0.712623008654807" calcext:value-type="float">
            <text:p>0.712623008654807</text:p>
          </table:table-cell>
          <table:table-cell table:formula="of:=COM.MICROSOFT.NORM.DIST([.E10]-[.$V$5];0;[.$V$2];0)" office:value-type="float" office:value="0.669087343383779" calcext:value-type="float">
            <text:p>0.669087343383779</text:p>
          </table:table-cell>
          <table:table-cell table:formula="of:=COM.MICROSOFT.NORM.DIST([.F10]-[.$U$5];0;[.$V$2];0)" office:value-type="float" office:value="0.00000828285922060339" calcext:value-type="float">
            <text:p>8.28285922060339E-06</text:p>
          </table:table-cell>
          <table:table-cell table:formula="of:=COM.MICROSOFT.NORM.DIST([.G10]-[.$V$5];0;[.$V$2];0)" office:value-type="float" office:value="0.253763051921992" calcext:value-type="float">
            <text:p>0.253763051921992</text:p>
          </table:table-cell>
          <table:table-cell table:formula="of:=COM.MICROSOFT.NORM.DIST([.H10]-[.$U$5];0;[.$V$2];0)" office:value-type="float" office:value="0.0044520978949436" calcext:value-type="float">
            <text:p>0.004452097894944</text:p>
          </table:table-cell>
          <table:table-cell table:formula="of:=COM.MICROSOFT.NORM.DIST([.I10]-[.$V$5];0;[.$V$2];0)" office:value-type="float" office:value="4.26665483131022E-024" calcext:value-type="float">
            <text:p>4.26665483131022E-24</text:p>
          </table:table-cell>
          <table:table-cell table:formula="of:=COM.MICROSOFT.NORM.DIST([.J10]-[.$U$5];0;[.$V$2];0)" office:value-type="float" office:value="0.000408039620861303" calcext:value-type="float">
            <text:p>0.000408039620861</text:p>
          </table:table-cell>
          <table:table-cell table:formula="of:=COM.MICROSOFT.NORM.DIST([.K10]-[.$V$5];0;[.$V$2];0)" office:value-type="float" office:value="0.000000294598194166123" calcext:value-type="float">
            <text:p>2.94598194166123E-07</text:p>
          </table:table-cell>
          <table:table-cell table:formula="of:=COM.MICROSOFT.NORM.DIST([.L10]-[.$U$5];0;[.$V$2];0)" office:value-type="float" office:value="0.702592162946299" calcext:value-type="float">
            <text:p>0.702592162946299</text:p>
          </table:table-cell>
          <table:table-cell table:formula="of:=COM.MICROSOFT.NORM.DIST([.M10]-[.$V$5];0;[.$V$2];0)" office:value-type="float" office:value="0.00166639270150374" calcext:value-type="float">
            <text:p>0.001666392701504</text:p>
          </table:table-cell>
          <table:table-cell table:formula="of:=COM.MICROSOFT.NORM.DIST([.N10]-[.$U$5];0;[.$V$2];0)" office:value-type="float" office:value="0.210883213141986" calcext:value-type="float">
            <text:p>0.210883213141986</text:p>
          </table:table-cell>
          <table:table-cell table:formula="of:=COM.MICROSOFT.NORM.DIST([.O10]-[.$V$5];0;[.$V$2];0)" office:value-type="float" office:value="0.0182282288806855" calcext:value-type="float">
            <text:p>0.018228228880686</text:p>
          </table:table-cell>
          <table:table-cell table:formula="of:=COM.MICROSOFT.NORM.DIST([.P10]-[.$U$5];0;[.$V$2];0)" office:value-type="float" office:value="0.0545045213594488" calcext:value-type="float">
            <text:p>0.054504521359449</text:p>
          </table:table-cell>
          <table:table-cell table:formula="of:=COM.MICROSOFT.NORM.DIST([.Q10]-[.$V$5];0;[.$V$2];0)" office:value-type="float" office:value="0.0776554163156078" calcext:value-type="float">
            <text:p>0.077655416315608</text:p>
          </table:table-cell>
          <table:table-cell table:formula="of:=COM.MICROSOFT.NORM.DIST([.R10]-[.$U$5];0;[.$V$2];0)" office:value-type="float" office:value="0.0925974146177358" calcext:value-type="float">
            <text:p>0.092597414617736</text:p>
          </table:table-cell>
          <table:table-cell table:formula="of:=COM.MICROSOFT.NORM.DIST([.S10]-[.$V$5];0;[.$V$2];0)" office:value-type="float" office:value="0.000178331392327807" calcext:value-type="float">
            <text:p>0.000178331392328</text:p>
          </table:table-cell>
          <table:table-cell table:formula="of:=PRODUCT([.W10:.AN10])" office:value-type="float" office:value="5.84102855070007E-062" calcext:value-type="float">
            <text:p>5.84102855070007E-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.39350616994" calcext:value-type="float">
            <text:p>100.39350616994</text:p>
          </table:table-cell>
          <table:table-cell office:value-type="float" office:value="106.215154859801" calcext:value-type="float">
            <text:p>106.215154859801</text:p>
          </table:table-cell>
          <table:table-cell office:value-type="float" office:value="100.851372379944" calcext:value-type="float">
            <text:p>100.851372379944</text:p>
          </table:table-cell>
          <table:table-cell office:value-type="float" office:value="103.779332060792" calcext:value-type="float">
            <text:p>103.779332060792</text:p>
          </table:table-cell>
          <table:table-cell office:value-type="float" office:value="98.6850162131326" calcext:value-type="float">
            <text:p>98.6850162131326</text:p>
          </table:table-cell>
          <table:table-cell office:value-type="float" office:value="102.716202249849" calcext:value-type="float">
            <text:p>102.716202249849</text:p>
          </table:table-cell>
          <table:table-cell office:value-type="float" office:value="101.909733591963" calcext:value-type="float">
            <text:p>101.909733591963</text:p>
          </table:table-cell>
          <table:table-cell office:value-type="float" office:value="105.271221247208" calcext:value-type="float">
            <text:p>105.271221247208</text:p>
          </table:table-cell>
          <table:table-cell office:value-type="float" office:value="102.301070933333" calcext:value-type="float">
            <text:p>102.301070933333</text:p>
          </table:table-cell>
          <table:table-cell office:value-type="float" office:value="102.823844913738" calcext:value-type="float">
            <text:p>102.823844913738</text:p>
          </table:table-cell>
          <table:table-cell office:value-type="float" office:value="100.106551005256" calcext:value-type="float">
            <text:p>100.106551005256</text:p>
          </table:table-cell>
          <table:table-cell office:value-type="float" office:value="101.820173404595" calcext:value-type="float">
            <text:p>101.820173404595</text:p>
          </table:table-cell>
          <table:table-cell office:value-type="float" office:value="101.836550674073" calcext:value-type="float">
            <text:p>101.836550674073</text:p>
          </table:table-cell>
          <table:table-cell office:value-type="float" office:value="104.892238145777" calcext:value-type="float">
            <text:p>104.892238145777</text:p>
          </table:table-cell>
          <table:table-cell office:value-type="float" office:value="102.22821936162" calcext:value-type="float">
            <text:p>102.22821936162</text:p>
          </table:table-cell>
          <table:table-cell office:value-type="float" office:value="102.444867814709" calcext:value-type="float">
            <text:p>102.444867814709</text:p>
          </table:table-cell>
          <table:table-cell office:value-type="float" office:value="100.033815998152" calcext:value-type="float">
            <text:p>100.033815998152</text:p>
          </table:table-cell>
          <table:table-cell office:value-type="float" office:value="101.440891006598" calcext:value-type="float">
            <text:p>101.440891006598</text:p>
          </table:table-cell>
          <table:table-cell/>
          <table:table-cell table:formula="of:=AVERAGE([.B11];[.D11];[.F11];[.H11];[.J11];[.L11];[.N11];[.P11];[.R11])" office:value-type="float" office:value="100.92731514749" calcext:value-type="float">
            <text:p>100.92731514749</text:p>
          </table:table-cell>
          <table:table-cell table:formula="of:=AVERAGE([.C11];[.E11];[.G11];[.I11];[.K11];[.M11];[.O11];[.Q11];[.S11])" office:value-type="float" office:value="103.489325078119" calcext:value-type="float">
            <text:p>103.489325078119</text:p>
          </table:table-cell>
          <table:table-cell table:formula="of:=COM.MICROSOFT.NORM.DIST([.B11]-[.$U$5];0;[.$V$2];0)" office:value-type="float" office:value="0.0832216608465384" calcext:value-type="float">
            <text:p>0.083221660846538</text:p>
          </table:table-cell>
          <table:table-cell table:formula="of:=COM.MICROSOFT.NORM.DIST([.C11]-[.$V$5];0;[.$V$2];0)" office:value-type="float" office:value="0.0000000033600731717619" calcext:value-type="float">
            <text:p>3.3600731717619E-09</text:p>
          </table:table-cell>
          <table:table-cell table:formula="of:=COM.MICROSOFT.NORM.DIST([.D11]-[.$U$5];0;[.$V$2];0)" office:value-type="float" office:value="0.383482916278594" calcext:value-type="float">
            <text:p>0.383482916278594</text:p>
          </table:table-cell>
          <table:table-cell table:formula="of:=COM.MICROSOFT.NORM.DIST([.E11]-[.$V$5];0;[.$V$2];0)" office:value-type="float" office:value="0.325584325587335" calcext:value-type="float">
            <text:p>0.325584325587335</text:p>
          </table:table-cell>
          <table:table-cell table:formula="of:=COM.MICROSOFT.NORM.DIST([.F11]-[.$U$5];0;[.$V$2];0)" office:value-type="float" office:value="0.00000016966232372912" calcext:value-type="float">
            <text:p>1.6966232372912E-07</text:p>
          </table:table-cell>
          <table:table-cell table:formula="of:=COM.MICROSOFT.NORM.DIST([.G11]-[.$V$5];0;[.$V$2];0)" office:value-type="float" office:value="0.585230418401549" calcext:value-type="float">
            <text:p>0.585230418401549</text:p>
          </table:table-cell>
          <table:table-cell table:formula="of:=COM.MICROSOFT.NORM.DIST([.H11]-[.$U$5];0;[.$V$2];0)" office:value-type="float" office:value="0.529193771678322" calcext:value-type="float">
            <text:p>0.529193771678322</text:p>
          </table:table-cell>
          <table:table-cell table:formula="of:=COM.MICROSOFT.NORM.DIST([.I11]-[.$V$5];0;[.$V$2];0)" office:value-type="float" office:value="0.0000698879989292352" calcext:value-type="float">
            <text:p>6.98879989292352E-05</text:p>
          </table:table-cell>
          <table:table-cell table:formula="of:=COM.MICROSOFT.NORM.DIST([.J11]-[.$U$5];0;[.$V$2];0)" office:value-type="float" office:value="0.191674066932821" calcext:value-type="float">
            <text:p>0.191674066932821</text:p>
          </table:table-cell>
          <table:table-cell table:formula="of:=COM.MICROSOFT.NORM.DIST([.K11]-[.$V$5];0;[.$V$2];0)" office:value-type="float" office:value="0.6774502987619" calcext:value-type="float">
            <text:p>0.6774502987619</text:p>
          </table:table-cell>
          <table:table-cell table:formula="of:=COM.MICROSOFT.NORM.DIST([.L11]-[.$U$5];0;[.$V$2];0)" office:value-type="float" office:value="0.0208332000481108" calcext:value-type="float">
            <text:p>0.020833200048111</text:p>
          </table:table-cell>
          <table:table-cell table:formula="of:=COM.MICROSOFT.NORM.DIST([.M11]-[.$V$5];0;[.$V$2];0)" office:value-type="float" office:value="0.0286541299391862" calcext:value-type="float">
            <text:p>0.028654129939186</text:p>
          </table:table-cell>
          <table:table-cell table:formula="of:=COM.MICROSOFT.NORM.DIST([.N11]-[.$U$5];0;[.$V$2];0)" office:value-type="float" office:value="0.597815110555495" calcext:value-type="float">
            <text:p>0.597815110555495</text:p>
          </table:table-cell>
          <table:table-cell table:formula="of:=COM.MICROSOFT.NORM.DIST([.O11]-[.$V$5];0;[.$V$2];0)" office:value-type="float" office:value="0.00138865458940559" calcext:value-type="float">
            <text:p>0.001388654589406</text:p>
          </table:table-cell>
          <table:table-cell table:formula="of:=COM.MICROSOFT.NORM.DIST([.P11]-[.$U$5];0;[.$V$2];0)" office:value-type="float" office:value="0.242562066854949" calcext:value-type="float">
            <text:p>0.242562066854949</text:p>
          </table:table-cell>
          <table:table-cell table:formula="of:=COM.MICROSOFT.NORM.DIST([.Q11]-[.$V$5];0;[.$V$2];0)" office:value-type="float" office:value="0.329472125757799" calcext:value-type="float">
            <text:p>0.329472125757799</text:p>
          </table:table-cell>
          <table:table-cell table:formula="of:=COM.MICROSOFT.NORM.DIST([.R11]-[.$U$5];0;[.$V$2];0)" office:value-type="float" office:value="0.0139178982253884" calcext:value-type="float">
            <text:p>0.013917898225389</text:p>
          </table:table-cell>
          <table:table-cell table:formula="of:=COM.MICROSOFT.NORM.DIST([.S11]-[.$V$5];0;[.$V$2];0)" office:value-type="float" office:value="0.00303721540274886" calcext:value-type="float">
            <text:p>0.003037215402749</text:p>
          </table:table-cell>
          <table:table-cell table:formula="of:=PRODUCT([.W11:.AN11])" office:value-type="float" office:value="2.78714906735105E-035" calcext:value-type="float">
            <text:p>2.78714906735105E-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3.390965979607" calcext:value-type="float">
            <text:p>103.390965979607</text:p>
          </table:table-cell>
          <table:table-cell office:value-type="float" office:value="103.397163615799" calcext:value-type="float">
            <text:p>103.397163615799</text:p>
          </table:table-cell>
          <table:table-cell office:value-type="float" office:value="103.720458534653" calcext:value-type="float">
            <text:p>103.720458534653</text:p>
          </table:table-cell>
          <table:table-cell office:value-type="float" office:value="100.939811589225" calcext:value-type="float">
            <text:p>100.939811589225</text:p>
          </table:table-cell>
          <table:table-cell office:value-type="float" office:value="101.483483559226" calcext:value-type="float">
            <text:p>101.483483559226</text:p>
          </table:table-cell>
          <table:table-cell office:value-type="float" office:value="100.00285438432" calcext:value-type="float">
            <text:p>100.00285438432</text:p>
          </table:table-cell>
          <table:table-cell office:value-type="float" office:value="102.80249860129" calcext:value-type="float">
            <text:p>102.80249860129</text:p>
          </table:table-cell>
          <table:table-cell office:value-type="float" office:value="107.614973721179" calcext:value-type="float">
            <text:p>107.614973721179</text:p>
          </table:table-cell>
          <table:table-cell office:value-type="float" office:value="103.160286728068" calcext:value-type="float">
            <text:p>103.160286728068</text:p>
          </table:table-cell>
          <table:table-cell office:value-type="float" office:value="105.161572122436" calcext:value-type="float">
            <text:p>105.161572122436</text:p>
          </table:table-cell>
          <table:table-cell office:value-type="float" office:value="100.934261375576" calcext:value-type="float">
            <text:p>100.934261375576</text:p>
          </table:table-cell>
          <table:table-cell office:value-type="float" office:value="104.198865752905" calcext:value-type="float">
            <text:p>104.198865752905</text:p>
          </table:table-cell>
          <table:table-cell office:value-type="float" office:value="102.368197809938" calcext:value-type="float">
            <text:p>102.368197809938</text:p>
          </table:table-cell>
          <table:table-cell office:value-type="float" office:value="104.434868588042" calcext:value-type="float">
            <text:p>104.434868588042</text:p>
          </table:table-cell>
          <table:table-cell office:value-type="float" office:value="102.712786229172" calcext:value-type="float">
            <text:p>102.712786229172</text:p>
          </table:table-cell>
          <table:table-cell office:value-type="float" office:value="101.979558544567" calcext:value-type="float">
            <text:p>101.979558544567</text:p>
          </table:table-cell>
          <table:table-cell office:value-type="float" office:value="100.48158826524" calcext:value-type="float">
            <text:p>100.48158826524</text:p>
          </table:table-cell>
          <table:table-cell office:value-type="float" office:value="101.028908652113" calcext:value-type="float">
            <text:p>101.028908652113</text:p>
          </table:table-cell>
          <table:table-cell/>
          <table:table-cell table:formula="of:=AVERAGE([.B12];[.D12];[.F12];[.H12];[.J12];[.L12];[.N12];[.P12];[.R12])" office:value-type="float" office:value="102.339391898086" calcext:value-type="float">
            <text:p>102.339391898086</text:p>
          </table:table-cell>
          <table:table-cell table:formula="of:=AVERAGE([.C12];[.E12];[.G12];[.I12];[.K12];[.M12];[.O12];[.Q12];[.S12])" office:value-type="float" office:value="103.195397441176" calcext:value-type="float">
            <text:p>103.195397441176</text:p>
          </table:table-cell>
          <table:table-cell table:formula="of:=COM.MICROSOFT.NORM.DIST([.B12]-[.$U$5];0;[.$V$2];0)" office:value-type="float" office:value="0.000448717160440221" calcext:value-type="float">
            <text:p>0.00044871716044</text:p>
          </table:table-cell>
          <table:table-cell table:formula="of:=COM.MICROSOFT.NORM.DIST([.C12]-[.$V$5];0;[.$V$2];0)" office:value-type="float" office:value="0.676475174607372" calcext:value-type="float">
            <text:p>0.676475174607372</text:p>
          </table:table-cell>
          <table:table-cell table:formula="of:=COM.MICROSOFT.NORM.DIST([.D12]-[.$U$5];0;[.$V$2];0)" office:value-type="float" office:value="0.0000282152407194615" calcext:value-type="float">
            <text:p>2.82152407194615E-05</text:p>
          </table:table-cell>
          <table:table-cell table:formula="of:=COM.MICROSOFT.NORM.DIST([.E12]-[.$V$5];0;[.$V$2];0)" office:value-type="float" office:value="0.0000648034479450108" calcext:value-type="float">
            <text:p>6.48034479450108E-05</text:p>
          </table:table-cell>
          <table:table-cell table:formula="of:=COM.MICROSOFT.NORM.DIST([.F12]-[.$U$5];0;[.$V$2];0)" office:value-type="float" office:value="0.796734492478073" calcext:value-type="float">
            <text:p>0.796734492478073</text:p>
          </table:table-cell>
          <table:table-cell table:formula="of:=COM.MICROSOFT.NORM.DIST([.G12]-[.$V$5];0;[.$V$2];0)" office:value-type="float" office:value="0.00000000328808714781049" calcext:value-type="float">
            <text:p>3.28808714781049E-09</text:p>
          </table:table-cell>
          <table:table-cell table:formula="of:=COM.MICROSOFT.NORM.DIST([.H12]-[.$U$5];0;[.$V$2];0)" office:value-type="float" office:value="0.0213111166955215" calcext:value-type="float">
            <text:p>0.021311116695522</text:p>
          </table:table-cell>
          <table:table-cell table:formula="of:=COM.MICROSOFT.NORM.DIST([.I12]-[.$V$5];0;[.$V$2];0)" office:value-type="float" office:value="1.8756064861837E-018" calcext:value-type="float">
            <text:p>1.8756064861837E-18</text:p>
          </table:table-cell>
          <table:table-cell table:formula="of:=COM.MICROSOFT.NORM.DIST([.J12]-[.$U$5];0;[.$V$2];0)" office:value-type="float" office:value="0.00240381761564872" calcext:value-type="float">
            <text:p>0.002403817615649</text:p>
          </table:table-cell>
          <table:table-cell table:formula="of:=COM.MICROSOFT.NORM.DIST([.K12]-[.$V$5];0;[.$V$2];0)" office:value-type="float" office:value="0.000176056766024925" calcext:value-type="float">
            <text:p>0.000176056766025</text:p>
          </table:table-cell>
          <table:table-cell table:formula="of:=COM.MICROSOFT.NORM.DIST([.L12]-[.$U$5];0;[.$V$2];0)" office:value-type="float" office:value="0.462307401151331" calcext:value-type="float">
            <text:p>0.462307401151331</text:p>
          </table:table-cell>
          <table:table-cell table:formula="of:=COM.MICROSOFT.NORM.DIST([.M12]-[.$V$5];0;[.$V$2];0)" office:value-type="float" office:value="0.0744529375554511" calcext:value-type="float">
            <text:p>0.074452937555451</text:p>
          </table:table-cell>
          <table:table-cell table:formula="of:=COM.MICROSOFT.NORM.DIST([.N12]-[.$U$5];0;[.$V$2];0)" office:value-type="float" office:value="0.151418128592587" calcext:value-type="float">
            <text:p>0.151418128592587</text:p>
          </table:table-cell>
          <table:table-cell table:formula="of:=COM.MICROSOFT.NORM.DIST([.O12]-[.$V$5];0;[.$V$2];0)" office:value-type="float" office:value="0.0238254420563827" calcext:value-type="float">
            <text:p>0.023825442056383</text:p>
          </table:table-cell>
          <table:table-cell table:formula="of:=COM.MICROSOFT.NORM.DIST([.P12]-[.$U$5];0;[.$V$2];0)" office:value-type="float" office:value="0.0339910476810789" calcext:value-type="float">
            <text:p>0.033991047681079</text:p>
          </table:table-cell>
          <table:table-cell table:formula="of:=COM.MICROSOFT.NORM.DIST([.Q12]-[.$V$5];0;[.$V$2];0)" office:value-type="float" office:value="0.0619748184693733" calcext:value-type="float">
            <text:p>0.061974818469373</text:p>
          </table:table-cell>
          <table:table-cell table:formula="of:=COM.MICROSOFT.NORM.DIST([.R12]-[.$U$5];0;[.$V$2];0)" office:value-type="float" office:value="0.119170919484761" calcext:value-type="float">
            <text:p>0.119170919484761</text:p>
          </table:table-cell>
          <table:table-cell table:formula="of:=COM.MICROSOFT.NORM.DIST([.S12]-[.$V$5];0;[.$V$2];0)" office:value-type="float" office:value="0.00013822292111488" calcext:value-type="float">
            <text:p>0.000138222921115</text:p>
          </table:table-cell>
          <table:table-cell table:formula="of:=PRODUCT([.W12:.AN12])" office:value-type="float" office:value="1.05980805884052E-058" calcext:value-type="float">
            <text:p>1.05980805884052E-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.201970643478" calcext:value-type="float">
            <text:p>101.201970643478</text:p>
          </table:table-cell>
          <table:table-cell office:value-type="float" office:value="105.516770125965" calcext:value-type="float">
            <text:p>105.516770125965</text:p>
          </table:table-cell>
          <table:table-cell office:value-type="float" office:value="101.635273013266" calcext:value-type="float">
            <text:p>101.635273013266</text:p>
          </table:table-cell>
          <table:table-cell office:value-type="float" office:value="103.074741488909" calcext:value-type="float">
            <text:p>103.074741488909</text:p>
          </table:table-cell>
          <table:table-cell office:value-type="float" office:value="99.4217535052034" calcext:value-type="float">
            <text:p>99.4217535052034</text:p>
          </table:table-cell>
          <table:table-cell office:value-type="float" office:value="102.054240064185" calcext:value-type="float">
            <text:p>102.054240064185</text:p>
          </table:table-cell>
          <table:table-cell office:value-type="float" office:value="102.197798642842" calcext:value-type="float">
            <text:p>102.197798642842</text:p>
          </table:table-cell>
          <table:table-cell office:value-type="float" office:value="106.032968375351" calcext:value-type="float">
            <text:p>106.032968375351</text:p>
          </table:table-cell>
          <table:table-cell office:value-type="float" office:value="102.587219773858" calcext:value-type="float">
            <text:p>102.587219773858</text:p>
          </table:table-cell>
          <table:table-cell office:value-type="float" office:value="103.583570927662" calcext:value-type="float">
            <text:p>103.583570927662</text:p>
          </table:table-cell>
          <table:table-cell office:value-type="float" office:value="100.355741599089" calcext:value-type="float">
            <text:p>100.355741599089</text:p>
          </table:table-cell>
          <table:table-cell office:value-type="float" office:value="102.602991352416" calcext:value-type="float">
            <text:p>102.602991352416</text:p>
          </table:table-cell>
          <table:table-cell office:value-type="float" office:value="102.135955215579" calcext:value-type="float">
            <text:p>102.135955215579</text:p>
          </table:table-cell>
          <table:table-cell office:value-type="float" office:value="104.66374123828" calcext:value-type="float">
            <text:p>104.66374123828</text:p>
          </table:table-cell>
          <table:table-cell office:value-type="float" office:value="102.509460686842" calcext:value-type="float">
            <text:p>102.509460686842</text:p>
          </table:table-cell>
          <table:table-cell office:value-type="float" office:value="102.211812122592" calcext:value-type="float">
            <text:p>102.211812122592</text:p>
          </table:table-cell>
          <table:table-cell office:value-type="float" office:value="100.271634417352" calcext:value-type="float">
            <text:p>100.271634417352</text:p>
          </table:table-cell>
          <table:table-cell office:value-type="float" office:value="101.245752172882" calcext:value-type="float">
            <text:p>101.245752172882</text:p>
          </table:table-cell>
          <table:table-cell/>
          <table:table-cell table:formula="of:=AVERAGE([.B13];[.D13];[.F13];[.H13];[.J13];[.L13];[.N13];[.P13];[.R13])" office:value-type="float" office:value="101.36853416639" calcext:value-type="float">
            <text:p>101.36853416639</text:p>
          </table:table-cell>
          <table:table-cell table:formula="of:=AVERAGE([.C13];[.E13];[.G13];[.I13];[.K13];[.M13];[.O13];[.Q13];[.S13])" office:value-type="float" office:value="103.442954207582" calcext:value-type="float">
            <text:p>103.442954207582</text:p>
          </table:table-cell>
          <table:table-cell table:formula="of:=COM.MICROSOFT.NORM.DIST([.B13]-[.$U$5];0;[.$V$2];0)" office:value-type="float" office:value="0.700828450852437" calcext:value-type="float">
            <text:p>0.700828450852437</text:p>
          </table:table-cell>
          <table:table-cell table:formula="of:=COM.MICROSOFT.NORM.DIST([.C13]-[.$V$5];0;[.$V$2];0)" office:value-type="float" office:value="0.00000741453290661669" calcext:value-type="float">
            <text:p>7.41453290661669E-06</text:p>
          </table:table-cell>
          <table:table-cell table:formula="of:=COM.MICROSOFT.NORM.DIST([.D13]-[.$U$5];0;[.$V$2];0)" office:value-type="float" office:value="0.748548412304489" calcext:value-type="float">
            <text:p>0.748548412304489</text:p>
          </table:table-cell>
          <table:table-cell table:formula="of:=COM.MICROSOFT.NORM.DIST([.E13]-[.$V$5];0;[.$V$2];0)" office:value-type="float" office:value="0.795917102268181" calcext:value-type="float">
            <text:p>0.795917102268181</text:p>
          </table:table-cell>
          <table:table-cell table:formula="of:=COM.MICROSOFT.NORM.DIST([.F13]-[.$U$5];0;[.$V$2];0)" office:value-type="float" office:value="0.000202004581018182" calcext:value-type="float">
            <text:p>0.000202004581018</text:p>
          </table:table-cell>
          <table:table-cell table:formula="of:=COM.MICROSOFT.NORM.DIST([.G13]-[.$V$5];0;[.$V$2];0)" office:value-type="float" office:value="0.0859038661654657" calcext:value-type="float">
            <text:p>0.085903866165466</text:p>
          </table:table-cell>
          <table:table-cell table:formula="of:=COM.MICROSOFT.NORM.DIST([.H13]-[.$U$5];0;[.$V$2];0)" office:value-type="float" office:value="0.265946784983318" calcext:value-type="float">
            <text:p>0.265946784983318</text:p>
          </table:table-cell>
          <table:table-cell table:formula="of:=COM.MICROSOFT.NORM.DIST([.I13]-[.$V$5];0;[.$V$2];0)" office:value-type="float" office:value="0.0000000302210338318685" calcext:value-type="float">
            <text:p>3.02210338318685E-08</text:p>
          </table:table-cell>
          <table:table-cell table:formula="of:=COM.MICROSOFT.NORM.DIST([.J13]-[.$U$5];0;[.$V$2];0)" office:value-type="float" office:value="0.0618980474952871" calcext:value-type="float">
            <text:p>0.061898047495287</text:p>
          </table:table-cell>
          <table:table-cell table:formula="of:=COM.MICROSOFT.NORM.DIST([.K13]-[.$V$5];0;[.$V$2];0)" office:value-type="float" office:value="0.509378034479819" calcext:value-type="float">
            <text:p>0.509378034479819</text:p>
          </table:table-cell>
          <table:table-cell table:formula="of:=COM.MICROSOFT.NORM.DIST([.L13]-[.$U$5];0;[.$V$2];0)" office:value-type="float" office:value="0.0706728843849175" calcext:value-type="float">
            <text:p>0.070672884384918</text:p>
          </table:table-cell>
          <table:table-cell table:formula="of:=COM.MICROSOFT.NORM.DIST([.M13]-[.$V$5];0;[.$V$2];0)" office:value-type="float" office:value="0.477278191055489" calcext:value-type="float">
            <text:p>0.477278191055489</text:p>
          </table:table-cell>
          <table:table-cell table:formula="of:=COM.MICROSOFT.NORM.DIST([.N13]-[.$U$5];0;[.$V$2];0)" office:value-type="float" office:value="0.3170289617846" calcext:value-type="float">
            <text:p>0.3170289617846</text:p>
          </table:table-cell>
          <table:table-cell table:formula="of:=COM.MICROSOFT.NORM.DIST([.O13]-[.$V$5];0;[.$V$2];0)" office:value-type="float" office:value="0.00637873945406148" calcext:value-type="float">
            <text:p>0.006378739454061</text:p>
          </table:table-cell>
          <table:table-cell table:formula="of:=COM.MICROSOFT.NORM.DIST([.P13]-[.$U$5];0;[.$V$2];0)" office:value-type="float" office:value="0.0869254457509702" calcext:value-type="float">
            <text:p>0.08692544575097</text:p>
          </table:table-cell>
          <table:table-cell table:formula="of:=COM.MICROSOFT.NORM.DIST([.Q13]-[.$V$5];0;[.$V$2];0)" office:value-type="float" office:value="0.159003455122686" calcext:value-type="float">
            <text:p>0.159003455122686</text:p>
          </table:table-cell>
          <table:table-cell table:formula="of:=COM.MICROSOFT.NORM.DIST([.R13]-[.$U$5];0;[.$V$2];0)" office:value-type="float" office:value="0.0481126003971277" calcext:value-type="float">
            <text:p>0.048112600397128</text:p>
          </table:table-cell>
          <table:table-cell table:formula="of:=COM.MICROSOFT.NORM.DIST([.S13]-[.$V$5];0;[.$V$2];0)" office:value-type="float" office:value="0.00076494413306599" calcext:value-type="float">
            <text:p>0.000764944133066</text:p>
          </table:table-cell>
          <table:table-cell table:formula="of:=PRODUCT([.W13:.AN13])" office:value-type="float" office:value="4.72366020587206E-031" calcext:value-type="float">
            <text:p>4.72366020587206E-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.821521380264" calcext:value-type="float">
            <text:p>101.821521380264</text:p>
          </table:table-cell>
          <table:table-cell office:value-type="float" office:value="104.958664745796" calcext:value-type="float">
            <text:p>104.958664745796</text:p>
          </table:table-cell>
          <table:table-cell office:value-type="float" office:value="102.232823056431" calcext:value-type="float">
            <text:p>102.232823056431</text:p>
          </table:table-cell>
          <table:table-cell office:value-type="float" office:value="102.511944795457" calcext:value-type="float">
            <text:p>102.511944795457</text:p>
          </table:table-cell>
          <table:table-cell office:value-type="float" office:value="99.9920628614491" calcext:value-type="float">
            <text:p>99.9920628614491</text:p>
          </table:table-cell>
          <table:table-cell office:value-type="float" office:value="101.522068058843" calcext:value-type="float">
            <text:p>101.522068058843</text:p>
          </table:table-cell>
          <table:table-cell office:value-type="float" office:value="102.914791262527" calcext:value-type="float">
            <text:p>102.914791262527</text:p>
          </table:table-cell>
          <table:table-cell office:value-type="float" office:value="107.889889198468" calcext:value-type="float">
            <text:p>107.889889198468</text:p>
          </table:table-cell>
          <table:table-cell office:value-type="float" office:value="103.278680165461" calcext:value-type="float">
            <text:p>103.278680165461</text:p>
          </table:table-cell>
          <table:table-cell office:value-type="float" office:value="105.435683806043" calcext:value-type="float">
            <text:p>105.435683806043</text:p>
          </table:table-cell>
          <table:table-cell office:value-type="float" office:value="101.019192344603" calcext:value-type="float">
            <text:p>101.019192344603</text:p>
          </table:table-cell>
          <table:table-cell office:value-type="float" office:value="104.489353258943" calcext:value-type="float">
            <text:p>104.489353258943</text:p>
          </table:table-cell>
          <table:table-cell office:value-type="float" office:value="101.940171987065" calcext:value-type="float">
            <text:p>101.940171987065</text:p>
          </table:table-cell>
          <table:table-cell office:value-type="float" office:value="104.85635489656" calcext:value-type="float">
            <text:p>104.85635489656</text:p>
          </table:table-cell>
          <table:table-cell office:value-type="float" office:value="102.338753215621" calcext:value-type="float">
            <text:p>102.338753215621</text:p>
          </table:table-cell>
          <table:table-cell office:value-type="float" office:value="102.407508850936" calcext:value-type="float">
            <text:p>102.407508850936</text:p>
          </table:table-cell>
          <table:table-cell office:value-type="float" office:value="100.092861302018" calcext:value-type="float">
            <text:p>100.092861302018</text:p>
          </table:table-cell>
          <table:table-cell office:value-type="float" office:value="101.429317834344" calcext:value-type="float">
            <text:p>101.429317834344</text:p>
          </table:table-cell>
          <table:table-cell/>
          <table:table-cell table:formula="of:=AVERAGE([.B14];[.D14];[.F14];[.H14];[.J14];[.L14];[.N14];[.P14];[.R14])" office:value-type="float" office:value="101.736761952827" calcext:value-type="float">
            <text:p>101.736761952827</text:p>
          </table:table-cell>
          <table:table-cell table:formula="of:=AVERAGE([.C14];[.E14];[.G14];[.I14];[.K14];[.M14];[.O14];[.Q14];[.S14])" office:value-type="float" office:value="103.944531716154" calcext:value-type="float">
            <text:p>103.944531716154</text:p>
          </table:table-cell>
          <table:table-cell table:formula="of:=COM.MICROSOFT.NORM.DIST([.B14]-[.$U$5];0;[.$V$2];0)" office:value-type="float" office:value="0.611350009461564" calcext:value-type="float">
            <text:p>0.611350009461564</text:p>
          </table:table-cell>
          <table:table-cell table:formula="of:=COM.MICROSOFT.NORM.DIST([.C14]-[.$V$5];0;[.$V$2];0)" office:value-type="float" office:value="0.000857208054751392" calcext:value-type="float">
            <text:p>0.000857208054751</text:p>
          </table:table-cell>
          <table:table-cell table:formula="of:=COM.MICROSOFT.NORM.DIST([.D14]-[.$U$5];0;[.$V$2];0)" office:value-type="float" office:value="0.239129812197237" calcext:value-type="float">
            <text:p>0.239129812197237</text:p>
          </table:table-cell>
          <table:table-cell table:formula="of:=COM.MICROSOFT.NORM.DIST([.E14]-[.$V$5];0;[.$V$2];0)" office:value-type="float" office:value="0.390301734136732" calcext:value-type="float">
            <text:p>0.390301734136732</text:p>
          </table:table-cell>
          <table:table-cell table:formula="of:=COM.MICROSOFT.NORM.DIST([.F14]-[.$U$5];0;[.$V$2];0)" office:value-type="float" office:value="0.0109360157608638" calcext:value-type="float">
            <text:p>0.010936015760864</text:p>
          </table:table-cell>
          <table:table-cell table:formula="of:=COM.MICROSOFT.NORM.DIST([.G14]-[.$V$5];0;[.$V$2];0)" office:value-type="float" office:value="0.00515359669738516" calcext:value-type="float">
            <text:p>0.005153596697385</text:p>
          </table:table-cell>
          <table:table-cell table:formula="of:=COM.MICROSOFT.NORM.DIST([.H14]-[.$U$5];0;[.$V$2];0)" office:value-type="float" office:value="0.0113530226390933" calcext:value-type="float">
            <text:p>0.011353022639093</text:p>
          </table:table-cell>
          <table:table-cell table:formula="of:=COM.MICROSOFT.NORM.DIST([.I14]-[.$V$5];0;[.$V$2];0)" office:value-type="float" office:value="1.13753201539843E-020" calcext:value-type="float">
            <text:p>1.13753201539843E-20</text:p>
          </table:table-cell>
          <table:table-cell table:formula="of:=COM.MICROSOFT.NORM.DIST([.J14]-[.$U$5];0;[.$V$2];0)" office:value-type="float" office:value="0.00104311987967208" calcext:value-type="float">
            <text:p>0.001043119879672</text:p>
          </table:table-cell>
          <table:table-cell table:formula="of:=COM.MICROSOFT.NORM.DIST([.K14]-[.$V$5];0;[.$V$2];0)" office:value-type="float" office:value="0.0000159739089066867" calcext:value-type="float">
            <text:p>1.59739089066867E-05</text:p>
          </table:table-cell>
          <table:table-cell table:formula="of:=COM.MICROSOFT.NORM.DIST([.L14]-[.$U$5];0;[.$V$2];0)" office:value-type="float" office:value="0.544171216102654" calcext:value-type="float">
            <text:p>0.544171216102654</text:p>
          </table:table-cell>
          <table:table-cell table:formula="of:=COM.MICROSOFT.NORM.DIST([.M14]-[.$V$5];0;[.$V$2];0)" office:value-type="float" office:value="0.0177440409278492" calcext:value-type="float">
            <text:p>0.017744040927849</text:p>
          </table:table-cell>
          <table:table-cell table:formula="of:=COM.MICROSOFT.NORM.DIST([.N14]-[.$U$5];0;[.$V$2];0)" office:value-type="float" office:value="0.499863194049566" calcext:value-type="float">
            <text:p>0.499863194049566</text:p>
          </table:table-cell>
          <table:table-cell table:formula="of:=COM.MICROSOFT.NORM.DIST([.O14]-[.$V$5];0;[.$V$2];0)" office:value-type="float" office:value="0.00178887673538528" calcext:value-type="float">
            <text:p>0.001788876735385</text:p>
          </table:table-cell>
          <table:table-cell table:formula="of:=COM.MICROSOFT.NORM.DIST([.P14]-[.$U$5];0;[.$V$2];0)" office:value-type="float" office:value="0.16828758178975" calcext:value-type="float">
            <text:p>0.16828758178975</text:p>
          </table:table-cell>
          <table:table-cell table:formula="of:=COM.MICROSOFT.NORM.DIST([.Q14]-[.$V$5];0;[.$V$2];0)" office:value-type="float" office:value="0.297473242938572" calcext:value-type="float">
            <text:p>0.297473242938572</text:p>
          </table:table-cell>
          <table:table-cell table:formula="of:=COM.MICROSOFT.NORM.DIST([.R14]-[.$U$5];0;[.$V$2];0)" office:value-type="float" office:value="0.0193413335002777" calcext:value-type="float">
            <text:p>0.019341333500278</text:p>
          </table:table-cell>
          <table:table-cell table:formula="of:=COM.MICROSOFT.NORM.DIST([.S14]-[.$V$5];0;[.$V$2];0)" office:value-type="float" office:value="0.0028106377724259" calcext:value-type="float">
            <text:p>0.002810637772426</text:p>
          </table:table-cell>
          <table:table-cell table:formula="of:=PRODUCT([.W14:.AN14])" office:value-type="float" office:value="1.39383519780999E-049" calcext:value-type="float">
            <text:p>1.39383519780999E-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.996940484708" calcext:value-type="float">
            <text:p>101.996940484708</text:p>
          </table:table-cell>
          <table:table-cell office:value-type="float" office:value="104.810823349772" calcext:value-type="float">
            <text:p>104.810823349772</text:p>
          </table:table-cell>
          <table:table-cell office:value-type="float" office:value="102.405779803215" calcext:value-type="float">
            <text:p>102.405779803215</text:p>
          </table:table-cell>
          <table:table-cell office:value-type="float" office:value="102.362817981973" calcext:value-type="float">
            <text:p>102.362817981973</text:p>
          </table:table-cell>
          <table:table-cell office:value-type="float" office:value="100.145948278077" calcext:value-type="float">
            <text:p>100.145948278077</text:p>
          </table:table-cell>
          <table:table-cell office:value-type="float" office:value="101.38590839807" calcext:value-type="float">
            <text:p>101.38590839807</text:p>
          </table:table-cell>
          <table:table-cell office:value-type="float" office:value="102.44716492187" calcext:value-type="float">
            <text:p>102.44716492187</text:p>
          </table:table-cell>
          <table:table-cell office:value-type="float" office:value="106.684856092457" calcext:value-type="float">
            <text:p>106.684856092457</text:p>
          </table:table-cell>
          <table:table-cell office:value-type="float" office:value="102.836460638114" calcext:value-type="float">
            <text:p>102.836460638114</text:p>
          </table:table-cell>
          <table:table-cell office:value-type="float" office:value="104.233671029852" calcext:value-type="float">
            <text:p>104.233671029852</text:p>
          </table:table-cell>
          <table:table-cell office:value-type="float" office:value="100.56890281762" calcext:value-type="float">
            <text:p>100.56890281762</text:p>
          </table:table-cell>
          <table:table-cell office:value-type="float" office:value="103.274846288131" calcext:value-type="float">
            <text:p>103.274846288131</text:p>
          </table:table-cell>
          <table:table-cell office:value-type="float" office:value="101.894863183121" calcext:value-type="float">
            <text:p>101.894863183121</text:p>
          </table:table-cell>
          <table:table-cell office:value-type="float" office:value="104.914554591006" calcext:value-type="float">
            <text:p>104.914554591006</text:p>
          </table:table-cell>
          <table:table-cell office:value-type="float" office:value="102.303594549179" calcext:value-type="float">
            <text:p>102.303594549179</text:p>
          </table:table-cell>
          <table:table-cell office:value-type="float" office:value="102.466502152848" calcext:value-type="float">
            <text:p>102.466502152848</text:p>
          </table:table-cell>
          <table:table-cell office:value-type="float" office:value="100.043696581059" calcext:value-type="float">
            <text:p>100.043696581059</text:p>
          </table:table-cell>
          <table:table-cell office:value-type="float" office:value="101.489728876563" calcext:value-type="float">
            <text:p>101.489728876563</text:p>
          </table:table-cell>
          <table:table-cell/>
          <table:table-cell table:formula="of:=AVERAGE([.B15];[.D15];[.F15];[.H15];[.J15];[.L15];[.N15];[.P15];[.R15])" office:value-type="float" office:value="101.627039028551" calcext:value-type="float">
            <text:p>101.627039028551</text:p>
          </table:table-cell>
          <table:table-cell table:formula="of:=AVERAGE([.C15];[.E15];[.G15];[.I15];[.K15];[.M15];[.O15];[.Q15];[.S15])" office:value-type="float" office:value="103.513745417852" calcext:value-type="float">
            <text:p>103.513745417852</text:p>
          </table:table-cell>
          <table:table-cell table:formula="of:=COM.MICROSOFT.NORM.DIST([.B15]-[.$U$5];0;[.$V$2];0)" office:value-type="float" office:value="0.445006493026999" calcext:value-type="float">
            <text:p>0.445006493026999</text:p>
          </table:table-cell>
          <table:table-cell table:formula="of:=COM.MICROSOFT.NORM.DIST([.C15]-[.$V$5];0;[.$V$2];0)" office:value-type="float" office:value="0.00244861160557968" calcext:value-type="float">
            <text:p>0.00244861160558</text:p>
          </table:table-cell>
          <table:table-cell table:formula="of:=COM.MICROSOFT.NORM.DIST([.D15]-[.$U$5];0;[.$V$2];0)" office:value-type="float" office:value="0.13165512666665" calcext:value-type="float">
            <text:p>0.13165512666665</text:p>
          </table:table-cell>
          <table:table-cell table:formula="of:=COM.MICROSOFT.NORM.DIST([.E15]-[.$V$5];0;[.$V$2];0)" office:value-type="float" office:value="0.261326899998595" calcext:value-type="float">
            <text:p>0.261326899998595</text:p>
          </table:table-cell>
          <table:table-cell table:formula="of:=COM.MICROSOFT.NORM.DIST([.F15]-[.$U$5];0;[.$V$2];0)" office:value-type="float" office:value="0.0256925481568258" calcext:value-type="float">
            <text:p>0.025692548156826</text:p>
          </table:table-cell>
          <table:table-cell table:formula="of:=COM.MICROSOFT.NORM.DIST([.G15]-[.$V$5];0;[.$V$2];0)" office:value-type="float" office:value="0.00209140127568929" calcext:value-type="float">
            <text:p>0.002091401275689</text:p>
          </table:table-cell>
          <table:table-cell table:formula="of:=COM.MICROSOFT.NORM.DIST([.H15]-[.$U$5];0;[.$V$2];0)" office:value-type="float" office:value="0.112127581002967" calcext:value-type="float">
            <text:p>0.112127581002967</text:p>
          </table:table-cell>
          <table:table-cell table:formula="of:=COM.MICROSOFT.NORM.DIST([.I15]-[.$V$5];0;[.$V$2];0)" office:value-type="float" office:value="0.00000000000632346035501491" calcext:value-type="float">
            <text:p>6.32346035501491E-12</text:p>
          </table:table-cell>
          <table:table-cell table:formula="of:=COM.MICROSOFT.NORM.DIST([.J15]-[.$U$5];0;[.$V$2];0)" office:value-type="float" office:value="0.0177092656636912" calcext:value-type="float">
            <text:p>0.017709265663691</text:p>
          </table:table-cell>
          <table:table-cell table:formula="of:=COM.MICROSOFT.NORM.DIST([.K15]-[.$V$5];0;[.$V$2];0)" office:value-type="float" office:value="0.0638243042131634" calcext:value-type="float">
            <text:p>0.063824304213163</text:p>
          </table:table-cell>
          <table:table-cell table:formula="of:=COM.MICROSOFT.NORM.DIST([.L15]-[.$U$5];0;[.$V$2];0)" office:value-type="float" office:value="0.164984535999818" calcext:value-type="float">
            <text:p>0.164984535999818</text:p>
          </table:table-cell>
          <table:table-cell table:formula="of:=COM.MICROSOFT.NORM.DIST([.M15]-[.$V$5];0;[.$V$2];0)" office:value-type="float" office:value="0.755616243795176" calcext:value-type="float">
            <text:p>0.755616243795176</text:p>
          </table:table-cell>
          <table:table-cell table:formula="of:=COM.MICROSOFT.NORM.DIST([.N15]-[.$U$5];0;[.$V$2];0)" office:value-type="float" office:value="0.543409871683491" calcext:value-type="float">
            <text:p>0.543409871683491</text:p>
          </table:table-cell>
          <table:table-cell table:formula="of:=COM.MICROSOFT.NORM.DIST([.O15]-[.$V$5];0;[.$V$2];0)" office:value-type="float" office:value="0.00118321507619382" calcext:value-type="float">
            <text:p>0.001183215076194</text:p>
          </table:table-cell>
          <table:table-cell table:formula="of:=COM.MICROSOFT.NORM.DIST([.P15]-[.$U$5];0;[.$V$2];0)" office:value-type="float" office:value="0.190044722574444" calcext:value-type="float">
            <text:p>0.190044722574444</text:p>
          </table:table-cell>
          <table:table-cell table:formula="of:=COM.MICROSOFT.NORM.DIST([.Q15]-[.$V$5];0;[.$V$2];0)" office:value-type="float" office:value="0.348662263176343" calcext:value-type="float">
            <text:p>0.348662263176343</text:p>
          </table:table-cell>
          <table:table-cell table:formula="of:=COM.MICROSOFT.NORM.DIST([.R15]-[.$U$5];0;[.$V$2];0)" office:value-type="float" office:value="0.0147200903603005" calcext:value-type="float">
            <text:p>0.014720090360301</text:p>
          </table:table-cell>
          <table:table-cell table:formula="of:=COM.MICROSOFT.NORM.DIST([.S15]-[.$V$5];0;[.$V$2];0)" office:value-type="float" office:value="0.00418794245396262" calcext:value-type="float">
            <text:p>0.004187942453963</text:p>
          </table:table-cell>
          <table:table-cell table:formula="of:=PRODUCT([.W15:.AN15])" office:value-type="float" office:value="5.28584312606064E-034" calcext:value-type="float">
            <text:p>5.28584312606064E-3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1.766066839342" calcext:value-type="float">
            <text:p>101.766066839342</text:p>
          </table:table-cell>
          <table:table-cell office:value-type="float" office:value="105.051041342553" calcext:value-type="float">
            <text:p>105.051041342553</text:p>
          </table:table-cell>
          <table:table-cell office:value-type="float" office:value="102.190699230032" calcext:value-type="float">
            <text:p>102.190699230032</text:p>
          </table:table-cell>
          <table:table-cell office:value-type="float" office:value="102.604776384358" calcext:value-type="float">
            <text:p>102.604776384358</text:p>
          </table:table-cell>
          <table:table-cell office:value-type="float" office:value="99.9190583186332" calcext:value-type="float">
            <text:p>99.9190583186332</text:p>
          </table:table-cell>
          <table:table-cell office:value-type="float" office:value="101.624050084942" calcext:value-type="float">
            <text:p>101.624050084942</text:p>
          </table:table-cell>
          <table:table-cell office:value-type="float" office:value="103.262187447592" calcext:value-type="float">
            <text:p>103.262187447592</text:p>
          </table:table-cell>
          <table:table-cell office:value-type="float" office:value="108.760026966682" calcext:value-type="float">
            <text:p>108.760026966682</text:p>
          </table:table-cell>
          <table:table-cell office:value-type="float" office:value="103.622220878404" calcext:value-type="float">
            <text:p>103.622220878404</text:p>
          </table:table-cell>
          <table:table-cell office:value-type="float" office:value="106.303483063906" calcext:value-type="float">
            <text:p>106.303483063906</text:p>
          </table:table-cell>
          <table:table-cell office:value-type="float" office:value="101.325565268968" calcext:value-type="float">
            <text:p>101.325565268968</text:p>
          </table:table-cell>
          <table:table-cell office:value-type="float" office:value="105.382907687877" calcext:value-type="float">
            <text:p>105.382907687877</text:p>
          </table:table-cell>
          <table:table-cell office:value-type="float" office:value="102.134433418782" calcext:value-type="float">
            <text:p>102.134433418782</text:p>
          </table:table-cell>
          <table:table-cell office:value-type="float" office:value="104.720252748371" calcext:value-type="float">
            <text:p>104.720252748371</text:p>
          </table:table-cell>
          <table:table-cell office:value-type="float" office:value="102.525201854557" calcext:value-type="float">
            <text:p>102.525201854557</text:p>
          </table:table-cell>
          <table:table-cell office:value-type="float" office:value="102.268384605919" calcext:value-type="float">
            <text:p>102.268384605919</text:p>
          </table:table-cell>
          <table:table-cell office:value-type="float" office:value="100.240242889596" calcext:value-type="float">
            <text:p>100.240242889596</text:p>
          </table:table-cell>
          <table:table-cell office:value-type="float" office:value="101.319119945882" calcext:value-type="float">
            <text:p>101.319119945882</text:p>
          </table:table-cell>
          <table:table-cell/>
          <table:table-cell table:formula="of:=AVERAGE([.B16];[.D16];[.F16];[.H16];[.J16];[.L16];[.N16];[.P16];[.R16])" office:value-type="float" office:value="101.887297349545" calcext:value-type="float">
            <text:p>101.887297349545</text:p>
          </table:table-cell>
          <table:table-cell table:formula="of:=AVERAGE([.C16];[.E16];[.G16];[.I16];[.K16];[.M16];[.O16];[.Q16];[.S16])" office:value-type="float" office:value="104.226004758943" calcext:value-type="float">
            <text:p>104.226004758943</text:p>
          </table:table-cell>
          <table:table-cell table:formula="of:=COM.MICROSOFT.NORM.DIST([.B16]-[.$U$5];0;[.$V$2];0)" office:value-type="float" office:value="0.658825825403308" calcext:value-type="float">
            <text:p>0.658825825403308</text:p>
          </table:table-cell>
          <table:table-cell table:formula="of:=COM.MICROSOFT.NORM.DIST([.C16]-[.$V$5];0;[.$V$2];0)" office:value-type="float" office:value="0.000425589213891536" calcext:value-type="float">
            <text:p>0.000425589213892</text:p>
          </table:table-cell>
          <table:table-cell table:formula="of:=COM.MICROSOFT.NORM.DIST([.D16]-[.$U$5];0;[.$V$2];0)" office:value-type="float" office:value="0.271576246168623" calcext:value-type="float">
            <text:p>0.271576246168623</text:p>
          </table:table-cell>
          <table:table-cell table:formula="of:=COM.MICROSOFT.NORM.DIST([.E16]-[.$V$5];0;[.$V$2];0)" office:value-type="float" office:value="0.479005643982835" calcext:value-type="float">
            <text:p>0.479005643982835</text:p>
          </table:table-cell>
          <table:table-cell table:formula="of:=COM.MICROSOFT.NORM.DIST([.F16]-[.$U$5];0;[.$V$2];0)" office:value-type="float" office:value="0.00705490109362827" calcext:value-type="float">
            <text:p>0.007054901093628</text:p>
          </table:table-cell>
          <table:table-cell table:formula="of:=COM.MICROSOFT.NORM.DIST([.G16]-[.$V$5];0;[.$V$2];0)" office:value-type="float" office:value="0.00964660206920945" calcext:value-type="float">
            <text:p>0.009646602069209</text:p>
          </table:table-cell>
          <table:table-cell table:formula="of:=COM.MICROSOFT.NORM.DIST([.H16]-[.$U$5];0;[.$V$2];0)" office:value-type="float" office:value="0.00117571262509125" calcext:value-type="float">
            <text:p>0.001175712625091</text:p>
          </table:table-cell>
          <table:table-cell table:formula="of:=COM.MICROSOFT.NORM.DIST([.I16]-[.$V$5];0;[.$V$2];0)" office:value-type="float" office:value="1.48911613318628E-028" calcext:value-type="float">
            <text:p>1.48911613318628E-28</text:p>
          </table:table-cell>
          <table:table-cell table:formula="of:=COM.MICROSOFT.NORM.DIST([.J16]-[.$U$5];0;[.$V$2];0)" office:value-type="float" office:value="0.0000673656074483041" calcext:value-type="float">
            <text:p>6.73656074483041E-05</text:p>
          </table:table-cell>
          <table:table-cell table:formula="of:=COM.MICROSOFT.NORM.DIST([.K16]-[.$V$5];0;[.$V$2];0)" office:value-type="float" office:value="0.00000000110431390422487" calcext:value-type="float">
            <text:p>1.10431390422487E-09</text:p>
          </table:table-cell>
          <table:table-cell table:formula="of:=COM.MICROSOFT.NORM.DIST([.L16]-[.$U$5];0;[.$V$2];0)" office:value-type="float" office:value="0.770938821564417" calcext:value-type="float">
            <text:p>0.770938821564417</text:p>
          </table:table-cell>
          <table:table-cell table:formula="of:=COM.MICROSOFT.NORM.DIST([.M16]-[.$V$5];0;[.$V$2];0)" office:value-type="float" office:value="0.0000259552644850648" calcext:value-type="float">
            <text:p>2.59552644850648E-05</text:p>
          </table:table-cell>
          <table:table-cell table:formula="of:=COM.MICROSOFT.NORM.DIST([.N16]-[.$U$5];0;[.$V$2];0)" office:value-type="float" office:value="0.318341177122852" calcext:value-type="float">
            <text:p>0.318341177122852</text:p>
          </table:table-cell>
          <table:table-cell table:formula="of:=COM.MICROSOFT.NORM.DIST([.O16]-[.$V$5];0;[.$V$2];0)" office:value-type="float" office:value="0.00446084561596281" calcext:value-type="float">
            <text:p>0.004460845615963</text:p>
          </table:table-cell>
          <table:table-cell table:formula="of:=COM.MICROSOFT.NORM.DIST([.P16]-[.$U$5];0;[.$V$2];0)" office:value-type="float" office:value="0.0813095907282513" calcext:value-type="float">
            <text:p>0.081309590728251</text:p>
          </table:table-cell>
          <table:table-cell table:formula="of:=COM.MICROSOFT.NORM.DIST([.Q16]-[.$V$5];0;[.$V$2];0)" office:value-type="float" office:value="0.193591039346666" calcext:value-type="float">
            <text:p>0.193591039346666</text:p>
          </table:table-cell>
          <table:table-cell table:formula="of:=COM.MICROSOFT.NORM.DIST([.R16]-[.$U$5];0;[.$V$2];0)" office:value-type="float" office:value="0.0413791945411354" calcext:value-type="float">
            <text:p>0.041379194541135</text:p>
          </table:table-cell>
          <table:table-cell table:formula="of:=COM.MICROSOFT.NORM.DIST([.S16]-[.$V$5];0;[.$V$2];0)" office:value-type="float" office:value="0.00130780264995556" calcext:value-type="float">
            <text:p>0.001307802649956</text:p>
          </table:table-cell>
          <table:table-cell table:formula="of:=PRODUCT([.W16:.AN16])" office:value-type="float" office:value="7.82575254851011E-067" calcext:value-type="float">
            <text:p>7.82575254851011E-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3.044903786767" calcext:value-type="float">
            <text:p>103.044903786767</text:p>
          </table:table-cell>
          <table:table-cell office:value-type="float" office:value="103.838537598518" calcext:value-type="float">
            <text:p>103.838537598518</text:p>
          </table:table-cell>
          <table:table-cell office:value-type="float" office:value="103.417341340073" calcext:value-type="float">
            <text:p>103.417341340073</text:p>
          </table:table-cell>
          <table:table-cell office:value-type="float" office:value="101.382889147634" calcext:value-type="float">
            <text:p>101.382889147634</text:p>
          </table:table-cell>
          <table:table-cell office:value-type="float" office:value="101.107490219855" calcext:value-type="float">
            <text:p>101.107490219855</text:p>
          </table:table-cell>
          <table:table-cell office:value-type="float" office:value="100.461873601577" calcext:value-type="float">
            <text:p>100.461873601577</text:p>
          </table:table-cell>
          <table:table-cell office:value-type="float" office:value="102.122519501425" calcext:value-type="float">
            <text:p>102.122519501425</text:p>
          </table:table-cell>
          <table:table-cell office:value-type="float" office:value="105.828607346121" calcext:value-type="float">
            <text:p>105.828607346121</text:p>
          </table:table-cell>
          <table:table-cell office:value-type="float" office:value="102.536707255378" calcext:value-type="float">
            <text:p>102.536707255378</text:p>
          </table:table-cell>
          <table:table-cell office:value-type="float" office:value="103.379703081299" calcext:value-type="float">
            <text:p>103.379703081299</text:p>
          </table:table-cell>
          <table:table-cell office:value-type="float" office:value="100.242900850138" calcext:value-type="float">
            <text:p>100.242900850138</text:p>
          </table:table-cell>
          <table:table-cell office:value-type="float" office:value="102.419462078363" calcext:value-type="float">
            <text:p>102.419462078363</text:p>
          </table:table-cell>
          <table:table-cell office:value-type="float" office:value="101.82538039887" calcext:value-type="float">
            <text:p>101.82538039887</text:p>
          </table:table-cell>
          <table:table-cell office:value-type="float" office:value="105.012792961391" calcext:value-type="float">
            <text:p>105.012792961391</text:p>
          </table:table-cell>
          <table:table-cell office:value-type="float" office:value="102.252370923922" calcext:value-type="float">
            <text:p>102.252370923922</text:p>
          </table:table-cell>
          <table:table-cell office:value-type="float" office:value="102.566032498917" calcext:value-type="float">
            <text:p>102.566032498917</text:p>
          </table:table-cell>
          <table:table-cell office:value-type="float" office:value="99.9635779892211" calcext:value-type="float">
            <text:p>99.9635779892211</text:p>
          </table:table-cell>
          <table:table-cell office:value-type="float" office:value="101.593857078999" calcext:value-type="float">
            <text:p>101.593857078999</text:p>
          </table:table-cell>
          <table:table-cell/>
          <table:table-cell table:formula="of:=AVERAGE([.B17];[.D17];[.F17];[.H17];[.J17];[.L17];[.N17];[.P17];[.R17])" office:value-type="float" office:value="101.834799140628" calcext:value-type="float">
            <text:p>101.834799140628</text:p>
          </table:table-cell>
          <table:table-cell table:formula="of:=AVERAGE([.C17];[.E17];[.G17];[.I17];[.K17];[.M17];[.O17];[.Q17];[.S17])" office:value-type="float" office:value="102.942639488091" calcext:value-type="float">
            <text:p>102.942639488091</text:p>
          </table:table-cell>
          <table:table-cell table:formula="of:=COM.MICROSOFT.NORM.DIST([.B17]-[.$U$5];0;[.$V$2];0)" office:value-type="float" office:value="0.00513831033721196" calcext:value-type="float">
            <text:p>0.005138310337212</text:p>
          </table:table-cell>
          <table:table-cell table:formula="of:=COM.MICROSOFT.NORM.DIST([.C17]-[.$V$5];0;[.$V$2];0)" office:value-type="float" office:value="0.275908396176675" calcext:value-type="float">
            <text:p>0.275908396176675</text:p>
          </table:table-cell>
          <table:table-cell table:formula="of:=COM.MICROSOFT.NORM.DIST([.D17]-[.$U$5];0;[.$V$2];0)" office:value-type="float" office:value="0.000365375648087847" calcext:value-type="float">
            <text:p>0.000365375648088</text:p>
          </table:table-cell>
          <table:table-cell table:formula="of:=COM.MICROSOFT.NORM.DIST([.E17]-[.$V$5];0;[.$V$2];0)" office:value-type="float" office:value="0.0020482703695799" calcext:value-type="float">
            <text:p>0.00204827036958</text:p>
          </table:table-cell>
          <table:table-cell table:formula="of:=COM.MICROSOFT.NORM.DIST([.F17]-[.$U$5];0;[.$V$2];0)" office:value-type="float" office:value="0.62526119648973" calcext:value-type="float">
            <text:p>0.62526119648973</text:p>
          </table:table-cell>
          <table:table-cell table:formula="of:=COM.MICROSOFT.NORM.DIST([.G17]-[.$V$5];0;[.$V$2];0)" office:value-type="float" office:value="0.000000647837240826903" calcext:value-type="float">
            <text:p>6.47837240826903E-07</text:p>
          </table:table-cell>
          <table:table-cell table:formula="of:=COM.MICROSOFT.NORM.DIST([.H17]-[.$U$5];0;[.$V$2];0)" office:value-type="float" office:value="0.328698552648683" calcext:value-type="float">
            <text:p>0.328698552648683</text:p>
          </table:table-cell>
          <table:table-cell table:formula="of:=COM.MICROSOFT.NORM.DIST([.I17]-[.$V$5];0;[.$V$2];0)" office:value-type="float" office:value="0.000000303225225807663" calcext:value-type="float">
            <text:p>3.03225225807663E-07</text:p>
          </table:table-cell>
          <table:table-cell table:formula="of:=COM.MICROSOFT.NORM.DIST([.J17]-[.$U$5];0;[.$V$2];0)" office:value-type="float" office:value="0.0773872275732666" calcext:value-type="float">
            <text:p>0.077387227573267</text:p>
          </table:table-cell>
          <table:table-cell table:formula="of:=COM.MICROSOFT.NORM.DIST([.K17]-[.$V$5];0;[.$V$2];0)" office:value-type="float" office:value="0.689764876235435" calcext:value-type="float">
            <text:p>0.689764876235435</text:p>
          </table:table-cell>
          <table:table-cell table:formula="of:=COM.MICROSOFT.NORM.DIST([.L17]-[.$U$5];0;[.$V$2];0)" office:value-type="float" office:value="0.0419172104308838" calcext:value-type="float">
            <text:p>0.041917210430884</text:p>
          </table:table-cell>
          <table:table-cell table:formula="of:=COM.MICROSOFT.NORM.DIST([.M17]-[.$V$5];0;[.$V$2];0)" office:value-type="float" office:value="0.307544793387428" calcext:value-type="float">
            <text:p>0.307544793387428</text:p>
          </table:table-cell>
          <table:table-cell table:formula="of:=COM.MICROSOFT.NORM.DIST([.N17]-[.$U$5];0;[.$V$2];0)" office:value-type="float" office:value="0.607898141450211" calcext:value-type="float">
            <text:p>0.607898141450211</text:p>
          </table:table-cell>
          <table:table-cell table:formula="of:=COM.MICROSOFT.NORM.DIST([.O17]-[.$V$5];0;[.$V$2];0)" office:value-type="float" office:value="0.000571082922179128" calcext:value-type="float">
            <text:p>0.000571082922179</text:p>
          </table:table-cell>
          <table:table-cell table:formula="of:=COM.MICROSOFT.NORM.DIST([.P17]-[.$U$5];0;[.$V$2];0)" office:value-type="float" office:value="0.224876302645288" calcext:value-type="float">
            <text:p>0.224876302645288</text:p>
          </table:table-cell>
          <table:table-cell table:formula="of:=COM.MICROSOFT.NORM.DIST([.Q17]-[.$V$5];0;[.$V$2];0)" office:value-type="float" office:value="0.441612187492416" calcext:value-type="float">
            <text:p>0.441612187492416</text:p>
          </table:table-cell>
          <table:table-cell table:formula="of:=COM.MICROSOFT.NORM.DIST([.R17]-[.$U$5];0;[.$V$2];0)" office:value-type="float" office:value="0.00924023164925999" calcext:value-type="float">
            <text:p>0.00924023164926</text:p>
          </table:table-cell>
          <table:table-cell table:formula="of:=COM.MICROSOFT.NORM.DIST([.S17]-[.$V$5];0;[.$V$2];0)" office:value-type="float" office:value="0.00804729717277808" calcext:value-type="float">
            <text:p>0.008047297172778</text:p>
          </table:table-cell>
          <table:table-cell table:formula="of:=PRODUCT([.W17:.AN17])" office:value-type="float" office:value="7.55651207930659E-035" calcext:value-type="float">
            <text:p>7.55651207930659E-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1.397690082117" calcext:value-type="float">
            <text:p>101.397690082117</text:p>
          </table:table-cell>
          <table:table-cell office:value-type="float" office:value="105.429269704727" calcext:value-type="float">
            <text:p>105.429269704727</text:p>
          </table:table-cell>
          <table:table-cell office:value-type="float" office:value="101.84927365984" calcext:value-type="float">
            <text:p>101.84927365984</text:p>
          </table:table-cell>
          <table:table-cell office:value-type="float" office:value="102.986060239946" calcext:value-type="float">
            <text:p>102.986060239946</text:p>
          </table:table-cell>
          <table:table-cell office:value-type="float" office:value="99.5522474509322" calcext:value-type="float">
            <text:p>99.5522474509322</text:p>
          </table:table-cell>
          <table:table-cell office:value-type="float" office:value="102.001477091129" calcext:value-type="float">
            <text:p>102.001477091129</text:p>
          </table:table-cell>
          <table:table-cell office:value-type="float" office:value="102.701262269793" calcext:value-type="float">
            <text:p>102.701262269793</text:p>
          </table:table-cell>
          <table:table-cell office:value-type="float" office:value="107.335336669889" calcext:value-type="float">
            <text:p>107.335336669889</text:p>
          </table:table-cell>
          <table:table-cell office:value-type="float" office:value="103.095772514516" calcext:value-type="float">
            <text:p>103.095772514516</text:p>
          </table:table-cell>
          <table:table-cell office:value-type="float" office:value="104.882274139787" calcext:value-type="float">
            <text:p>104.882274139787</text:p>
          </table:table-cell>
          <table:table-cell office:value-type="float" office:value="100.776419935547" calcext:value-type="float">
            <text:p>100.776419935547</text:p>
          </table:table-cell>
          <table:table-cell office:value-type="float" office:value="103.951519286384" calcext:value-type="float">
            <text:p>103.951519286384</text:p>
          </table:table-cell>
          <table:table-cell office:value-type="float" office:value="102.006926416543" calcext:value-type="float">
            <text:p>102.006926416543</text:p>
          </table:table-cell>
          <table:table-cell office:value-type="float" office:value="104.870913824889" calcext:value-type="float">
            <text:p>104.870913824889</text:p>
          </table:table-cell>
          <table:table-cell office:value-type="float" office:value="102.421734520525" calcext:value-type="float">
            <text:p>102.421734520525</text:p>
          </table:table-cell>
          <table:table-cell office:value-type="float" office:value="102.421170463222" calcext:value-type="float">
            <text:p>102.421170463222</text:p>
          </table:table-cell>
          <table:table-cell office:value-type="float" office:value="100.110150255152" calcext:value-type="float">
            <text:p>100.110150255152</text:p>
          </table:table-cell>
          <table:table-cell office:value-type="float" office:value="101.471254447995" calcext:value-type="float">
            <text:p>101.471254447995</text:p>
          </table:table-cell>
          <table:table-cell/>
          <table:table-cell table:formula="of:=AVERAGE([.B18];[.D18];[.F18];[.H18];[.J18];[.L18];[.N18];[.P18];[.R18])" office:value-type="float" office:value="101.545719678329" calcext:value-type="float">
            <text:p>101.545719678329</text:p>
          </table:table-cell>
          <table:table-cell table:formula="of:=AVERAGE([.C18];[.E18];[.G18];[.I18];[.K18];[.M18];[.O18];[.Q18];[.S18])" office:value-type="float" office:value="103.927697318663" calcext:value-type="float">
            <text:p>103.927697318663</text:p>
          </table:table-cell>
          <table:table-cell table:formula="of:=COM.MICROSOFT.NORM.DIST([.B18]-[.$U$5];0;[.$V$2];0)" office:value-type="float" office:value="0.792360573762421" calcext:value-type="float">
            <text:p>0.792360573762421</text:p>
          </table:table-cell>
          <table:table-cell table:formula="of:=COM.MICROSOFT.NORM.DIST([.C18]-[.$V$5];0;[.$V$2];0)" office:value-type="float" office:value="0.0000169547203245825" calcext:value-type="float">
            <text:p>1.69547203245825E-05</text:p>
          </table:table-cell>
          <table:table-cell table:formula="of:=COM.MICROSOFT.NORM.DIST([.D18]-[.$U$5];0;[.$V$2];0)" office:value-type="float" office:value="0.586177577651645" calcext:value-type="float">
            <text:p>0.586177577651645</text:p>
          </table:table-cell>
          <table:table-cell table:formula="of:=COM.MICROSOFT.NORM.DIST([.E18]-[.$V$5];0;[.$V$2];0)" office:value-type="float" office:value="0.773792049239961" calcext:value-type="float">
            <text:p>0.773792049239961</text:p>
          </table:table-cell>
          <table:table-cell table:formula="of:=COM.MICROSOFT.NORM.DIST([.F18]-[.$U$5];0;[.$V$2];0)" office:value-type="float" office:value="0.000564752888282695" calcext:value-type="float">
            <text:p>0.000564752888283</text:p>
          </table:table-cell>
          <table:table-cell table:formula="of:=COM.MICROSOFT.NORM.DIST([.G18]-[.$V$5];0;[.$V$2];0)" office:value-type="float" office:value="0.0683654089563855" calcext:value-type="float">
            <text:p>0.068365408956386</text:p>
          </table:table-cell>
          <table:table-cell table:formula="of:=COM.MICROSOFT.NORM.DIST([.H18]-[.$U$5];0;[.$V$2];0)" office:value-type="float" office:value="0.0360077879307204" calcext:value-type="float">
            <text:p>0.03600778793072</text:p>
          </table:table-cell>
          <table:table-cell table:formula="of:=COM.MICROSOFT.NORM.DIST([.I18]-[.$V$5];0;[.$V$2];0)" office:value-type="float" office:value="2.47573401069497E-016" calcext:value-type="float">
            <text:p>2.47573401069497E-16</text:p>
          </table:table-cell>
          <table:table-cell table:formula="of:=COM.MICROSOFT.NORM.DIST([.J18]-[.$U$5];0;[.$V$2];0)" office:value-type="float" office:value="0.00370015525006696" calcext:value-type="float">
            <text:p>0.003700155250067</text:p>
          </table:table-cell>
          <table:table-cell table:formula="of:=COM.MICROSOFT.NORM.DIST([.K18]-[.$V$5];0;[.$V$2];0)" office:value-type="float" office:value="0.00149059393808972" calcext:value-type="float">
            <text:p>0.00149059393809</text:p>
          </table:table-cell>
          <table:table-cell table:formula="of:=COM.MICROSOFT.NORM.DIST([.L18]-[.$U$5];0;[.$V$2];0)" office:value-type="float" office:value="0.316270470610494" calcext:value-type="float">
            <text:p>0.316270470610494</text:p>
          </table:table-cell>
          <table:table-cell table:formula="of:=COM.MICROSOFT.NORM.DIST([.M18]-[.$V$5];0;[.$V$2];0)" office:value-type="float" office:value="0.193492274712323" calcext:value-type="float">
            <text:p>0.193492274712323</text:p>
          </table:table-cell>
          <table:table-cell table:formula="of:=COM.MICROSOFT.NORM.DIST([.N18]-[.$U$5];0;[.$V$2];0)" office:value-type="float" office:value="0.435418371703098" calcext:value-type="float">
            <text:p>0.435418371703098</text:p>
          </table:table-cell>
          <table:table-cell table:formula="of:=COM.MICROSOFT.NORM.DIST([.O18]-[.$V$5];0;[.$V$2];0)" office:value-type="float" office:value="0.00161519636957584" calcext:value-type="float">
            <text:p>0.001615196369576</text:p>
          </table:table-cell>
          <table:table-cell table:formula="of:=COM.MICROSOFT.NORM.DIST([.P18]-[.$U$5];0;[.$V$2];0)" office:value-type="float" office:value="0.123853935183233" calcext:value-type="float">
            <text:p>0.123853935183233</text:p>
          </table:table-cell>
          <table:table-cell table:formula="of:=COM.MICROSOFT.NORM.DIST([.Q18]-[.$V$5];0;[.$V$2];0)" office:value-type="float" office:value="0.308997405622022" calcext:value-type="float">
            <text:p>0.308997405622022</text:p>
          </table:table-cell>
          <table:table-cell table:formula="of:=COM.MICROSOFT.NORM.DIST([.R18]-[.$U$5];0;[.$V$2];0)" office:value-type="float" office:value="0.0212415468263569" calcext:value-type="float">
            <text:p>0.021241546826357</text:p>
          </table:table-cell>
          <table:table-cell table:formula="of:=COM.MICROSOFT.NORM.DIST([.S18]-[.$V$5];0;[.$V$2];0)" office:value-type="float" office:value="0.00371285737795219" calcext:value-type="float">
            <text:p>0.003712857377952</text:p>
          </table:table-cell>
          <table:table-cell table:formula="of:=PRODUCT([.W18:.AN18])" office:value-type="float" office:value="1.50264003389688E-042" calcext:value-type="float">
            <text:p>1.50264003389688E-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.38217703337" calcext:value-type="float">
            <text:p>100.38217703337</text:p>
          </table:table-cell>
          <table:table-cell office:value-type="float" office:value="106.37140555805" calcext:value-type="float">
            <text:p>106.37140555805</text:p>
          </table:table-cell>
          <table:table-cell office:value-type="float" office:value="100.883404850688" calcext:value-type="float">
            <text:p>100.883404850688</text:p>
          </table:table-cell>
          <table:table-cell office:value-type="float" office:value="103.93697672306" calcext:value-type="float">
            <text:p>103.93697672306</text:p>
          </table:table-cell>
          <table:table-cell office:value-type="float" office:value="98.5885513421182" calcext:value-type="float">
            <text:p>98.5885513421182</text:p>
          </table:table-cell>
          <table:table-cell office:value-type="float" office:value="102.916168434491" calcext:value-type="float">
            <text:p>102.916168434491</text:p>
          </table:table-cell>
          <table:table-cell office:value-type="float" office:value="102.706083008342" calcext:value-type="float">
            <text:p>102.706083008342</text:p>
          </table:table-cell>
          <table:table-cell office:value-type="float" office:value="107.352443794343" calcext:value-type="float">
            <text:p>107.352443794343</text:p>
          </table:table-cell>
          <table:table-cell office:value-type="float" office:value="103.105655811601" calcext:value-type="float">
            <text:p>103.105655811601</text:p>
          </table:table-cell>
          <table:table-cell office:value-type="float" office:value="104.899246000003" calcext:value-type="float">
            <text:p>104.899246000003</text:p>
          </table:table-cell>
          <table:table-cell office:value-type="float" office:value="100.770328093956" calcext:value-type="float">
            <text:p>100.770328093956</text:p>
          </table:table-cell>
          <table:table-cell office:value-type="float" office:value="103.974735843066" calcext:value-type="float">
            <text:p>103.974735843066</text:p>
          </table:table-cell>
          <table:table-cell office:value-type="float" office:value="102.395057985966" calcext:value-type="float">
            <text:p>102.395057985966</text:p>
          </table:table-cell>
          <table:table-cell office:value-type="float" office:value="104.541456601942" calcext:value-type="float">
            <text:p>104.541456601942</text:p>
          </table:table-cell>
          <table:table-cell office:value-type="float" office:value="102.777112695683" calcext:value-type="float">
            <text:p>102.777112695683</text:p>
          </table:table-cell>
          <table:table-cell office:value-type="float" office:value="102.085440511479" calcext:value-type="float">
            <text:p>102.085440511479</text:p>
          </table:table-cell>
          <table:table-cell office:value-type="float" office:value="100.435211277342" calcext:value-type="float">
            <text:p>100.435211277342</text:p>
          </table:table-cell>
          <table:table-cell office:value-type="float" office:value="101.177705322968" calcext:value-type="float">
            <text:p>101.177705322968</text:p>
          </table:table-cell>
          <table:table-cell/>
          <table:table-cell table:formula="of:=AVERAGE([.B19];[.D19];[.F19];[.H19];[.J19];[.L19];[.N19];[.P19];[.R19])" office:value-type="float" office:value="101.338175788785" calcext:value-type="float">
            <text:p>101.338175788785</text:p>
          </table:table-cell>
          <table:table-cell table:formula="of:=AVERAGE([.C19];[.E19];[.G19];[.I19];[.K19];[.M19];[.O19];[.Q19];[.S19])" office:value-type="float" office:value="104.139508754378" calcext:value-type="float">
            <text:p>104.139508754378</text:p>
          </table:table-cell>
          <table:table-cell table:formula="of:=COM.MICROSOFT.NORM.DIST([.B19]-[.$U$5];0;[.$V$2];0)" office:value-type="float" office:value="0.0792869817092427" calcext:value-type="float">
            <text:p>0.079286981709243</text:p>
          </table:table-cell>
          <table:table-cell table:formula="of:=COM.MICROSOFT.NORM.DIST([.C19]-[.$V$5];0;[.$V$2];0)" office:value-type="float" office:value="0.000000000459473653053977" calcext:value-type="float">
            <text:p>4.59473653053977E-10</text:p>
          </table:table-cell>
          <table:table-cell table:formula="of:=COM.MICROSOFT.NORM.DIST([.D19]-[.$U$5];0;[.$V$2];0)" office:value-type="float" office:value="0.413556545177567" calcext:value-type="float">
            <text:p>0.413556545177567</text:p>
          </table:table-cell>
          <table:table-cell table:formula="of:=COM.MICROSOFT.NORM.DIST([.E19]-[.$V$5];0;[.$V$2];0)" office:value-type="float" office:value="0.203115180517524" calcext:value-type="float">
            <text:p>0.203115180517524</text:p>
          </table:table-cell>
          <table:table-cell table:formula="of:=COM.MICROSOFT.NORM.DIST([.F19]-[.$U$5];0;[.$V$2];0)" office:value-type="float" office:value="0.0000000571538339902702" calcext:value-type="float">
            <text:p>5.71538339902702E-08</text:p>
          </table:table-cell>
          <table:table-cell table:formula="of:=COM.MICROSOFT.NORM.DIST([.G19]-[.$V$5];0;[.$V$2];0)" office:value-type="float" office:value="0.74019862946552" calcext:value-type="float">
            <text:p>0.74019862946552</text:p>
          </table:table-cell>
          <table:table-cell table:formula="of:=COM.MICROSOFT.NORM.DIST([.H19]-[.$U$5];0;[.$V$2];0)" office:value-type="float" office:value="0.0351522470190339" calcext:value-type="float">
            <text:p>0.035152247019034</text:p>
          </table:table-cell>
          <table:table-cell table:formula="of:=COM.MICROSOFT.NORM.DIST([.I19]-[.$V$5];0;[.$V$2];0)" office:value-type="float" office:value="1.85300695125364E-016" calcext:value-type="float">
            <text:p>1.85300695125364E-16</text:p>
          </table:table-cell>
          <table:table-cell table:formula="of:=COM.MICROSOFT.NORM.DIST([.J19]-[.$U$5];0;[.$V$2];0)" office:value-type="float" office:value="0.0034673090815996" calcext:value-type="float">
            <text:p>0.0034673090816</text:p>
          </table:table-cell>
          <table:table-cell table:formula="of:=COM.MICROSOFT.NORM.DIST([.K19]-[.$V$5];0;[.$V$2];0)" office:value-type="float" office:value="0.00132084938730677" calcext:value-type="float">
            <text:p>0.001320849387307</text:p>
          </table:table-cell>
          <table:table-cell table:formula="of:=COM.MICROSOFT.NORM.DIST([.L19]-[.$U$5];0;[.$V$2];0)" office:value-type="float" office:value="0.311048443130589" calcext:value-type="float">
            <text:p>0.311048443130589</text:p>
          </table:table-cell>
          <table:table-cell table:formula="of:=COM.MICROSOFT.NORM.DIST([.M19]-[.$V$5];0;[.$V$2];0)" office:value-type="float" office:value="0.178751996072957" calcext:value-type="float">
            <text:p>0.178751996072957</text:p>
          </table:table-cell>
          <table:table-cell table:formula="of:=COM.MICROSOFT.NORM.DIST([.N19]-[.$U$5];0;[.$V$2];0)" office:value-type="float" office:value="0.137093399076619" calcext:value-type="float">
            <text:p>0.137093399076619</text:p>
          </table:table-cell>
          <table:table-cell table:formula="of:=COM.MICROSOFT.NORM.DIST([.O19]-[.$V$5];0;[.$V$2];0)" office:value-type="float" office:value="0.0132383609108828" calcext:value-type="float">
            <text:p>0.013238360910883</text:p>
          </table:table-cell>
          <table:table-cell table:formula="of:=COM.MICROSOFT.NORM.DIST([.P19]-[.$U$5];0;[.$V$2];0)" office:value-type="float" office:value="0.024400522104575" calcext:value-type="float">
            <text:p>0.024400522104575</text:p>
          </table:table-cell>
          <table:table-cell table:formula="of:=COM.MICROSOFT.NORM.DIST([.Q19]-[.$V$5];0;[.$V$2];0)" office:value-type="float" office:value="0.0978100343123427" calcext:value-type="float">
            <text:p>0.097810034312343</text:p>
          </table:table-cell>
          <table:table-cell table:formula="of:=COM.MICROSOFT.NORM.DIST([.R19]-[.$U$5];0;[.$V$2];0)" office:value-type="float" office:value="0.0990257064483858" calcext:value-type="float">
            <text:p>0.099025706448386</text:p>
          </table:table-cell>
          <table:table-cell table:formula="of:=COM.MICROSOFT.NORM.DIST([.S19]-[.$V$5];0;[.$V$2];0)" office:value-type="float" office:value="0.000456300232287493" calcext:value-type="float">
            <text:p>0.000456300232287</text:p>
          </table:table-cell>
          <table:table-cell table:formula="of:=PRODUCT([.W19:.AN19])" office:value-type="float" office:value="4.20262157033653E-053" calcext:value-type="float">
            <text:p>4.20262157033653E-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.577181993231" calcext:value-type="float">
            <text:p>102.577181993231</text:p>
          </table:table-cell>
          <table:table-cell office:value-type="float" office:value="104.348723549407" calcext:value-type="float">
            <text:p>104.348723549407</text:p>
          </table:table-cell>
          <table:table-cell office:value-type="float" office:value="102.98690192396" calcext:value-type="float">
            <text:p>102.98690192396</text:p>
          </table:table-cell>
          <table:table-cell office:value-type="float" office:value="101.896300414091" calcext:value-type="float">
            <text:p>101.896300414091</text:p>
          </table:table-cell>
          <table:table-cell office:value-type="float" office:value="100.637528744792" calcext:value-type="float">
            <text:p>100.637528744792</text:p>
          </table:table-cell>
          <table:table-cell office:value-type="float" office:value="100.973199832601" calcext:value-type="float">
            <text:p>100.973199832601</text:p>
          </table:table-cell>
          <table:table-cell office:value-type="float" office:value="102.662306720862" calcext:value-type="float">
            <text:p>102.662306720862</text:p>
          </table:table-cell>
          <table:table-cell office:value-type="float" office:value="107.238394555029" calcext:value-type="float">
            <text:p>107.238394555029</text:p>
          </table:table-cell>
          <table:table-cell office:value-type="float" office:value="103.069123521082" calcext:value-type="float">
            <text:p>103.069123521082</text:p>
          </table:table-cell>
          <table:table-cell office:value-type="float" office:value="104.785449084036" calcext:value-type="float">
            <text:p>104.785449084036</text:p>
          </table:table-cell>
          <table:table-cell office:value-type="float" office:value="100.718642533659" calcext:value-type="float">
            <text:p>100.718642533659</text:p>
          </table:table-cell>
          <table:table-cell office:value-type="float" office:value="103.865126753271" calcext:value-type="float">
            <text:p>103.865126753271</text:p>
          </table:table-cell>
          <table:table-cell office:value-type="float" office:value="101.974187502697" calcext:value-type="float">
            <text:p>101.974187502697</text:p>
          </table:table-cell>
          <table:table-cell office:value-type="float" office:value="104.937310644673" calcext:value-type="float">
            <text:p>104.937310644673</text:p>
          </table:table-cell>
          <table:table-cell office:value-type="float" office:value="102.403674334268" calcext:value-type="float">
            <text:p>102.403674334268</text:p>
          </table:table-cell>
          <table:table-cell office:value-type="float" office:value="102.488210215306" calcext:value-type="float">
            <text:p>102.488210215306</text:p>
          </table:table-cell>
          <table:table-cell office:value-type="float" office:value="100.061772522587" calcext:value-type="float">
            <text:p>100.061772522587</text:p>
          </table:table-cell>
          <table:table-cell office:value-type="float" office:value="101.546271502052" calcext:value-type="float">
            <text:p>101.546271502052</text:p>
          </table:table-cell>
          <table:table-cell/>
          <table:table-cell table:formula="of:=AVERAGE([.B20];[.D20];[.F20];[.H20];[.J20];[.L20];[.N20];[.P20];[.R20])" office:value-type="float" office:value="101.899035533015" calcext:value-type="float">
            <text:p>101.899035533015</text:p>
          </table:table-cell>
          <table:table-cell table:formula="of:=AVERAGE([.C20];[.E20];[.G20];[.I20];[.K20];[.M20];[.O20];[.Q20];[.S20])" office:value-type="float" office:value="103.564331838941" calcext:value-type="float">
            <text:p>103.564331838941</text:p>
          </table:table-cell>
          <table:table-cell table:formula="of:=COM.MICROSOFT.NORM.DIST([.B20]-[.$U$5];0;[.$V$2];0)" office:value-type="float" office:value="0.0647595803701178" calcext:value-type="float">
            <text:p>0.064759580370118</text:p>
          </table:table-cell>
          <table:table-cell table:formula="of:=COM.MICROSOFT.NORM.DIST([.C20]-[.$V$5];0;[.$V$2];0)" office:value-type="float" office:value="0.0370577744871092" calcext:value-type="float">
            <text:p>0.037057774487109</text:p>
          </table:table-cell>
          <table:table-cell table:formula="of:=COM.MICROSOFT.NORM.DIST([.D20]-[.$U$5];0;[.$V$2];0)" office:value-type="float" office:value="0.00737788985709755" calcext:value-type="float">
            <text:p>0.007377889857098</text:p>
          </table:table-cell>
          <table:table-cell table:formula="of:=COM.MICROSOFT.NORM.DIST([.E20]-[.$V$5];0;[.$V$2];0)" office:value-type="float" office:value="0.0419480435268588" calcext:value-type="float">
            <text:p>0.041948043526859</text:p>
          </table:table-cell>
          <table:table-cell table:formula="of:=COM.MICROSOFT.NORM.DIST([.F20]-[.$U$5];0;[.$V$2];0)" office:value-type="float" office:value="0.208537020377552" calcext:value-type="float">
            <text:p>0.208537020377552</text:p>
          </table:table-cell>
          <table:table-cell table:formula="of:=COM.MICROSOFT.NORM.DIST([.G20]-[.$V$5];0;[.$V$2];0)" office:value-type="float" office:value="0.0000863965579213337" calcext:value-type="float">
            <text:p>8.63965579213337E-05</text:p>
          </table:table-cell>
          <table:table-cell table:formula="of:=COM.MICROSOFT.NORM.DIST([.H20]-[.$U$5];0;[.$V$2];0)" office:value-type="float" office:value="0.0435818950868624" calcext:value-type="float">
            <text:p>0.043581895086862</text:p>
          </table:table-cell>
          <table:table-cell table:formula="of:=COM.MICROSOFT.NORM.DIST([.I20]-[.$V$5];0;[.$V$2];0)" office:value-type="float" office:value="1.25064147296931E-015" calcext:value-type="float">
            <text:p>1.25064147296931E-15</text:p>
          </table:table-cell>
          <table:table-cell table:formula="of:=COM.MICROSOFT.NORM.DIST([.J20]-[.$U$5];0;[.$V$2];0)" office:value-type="float" office:value="0.0044003348521299" calcext:value-type="float">
            <text:p>0.00440033485213</text:p>
          </table:table-cell>
          <table:table-cell table:formula="of:=COM.MICROSOFT.NORM.DIST([.K20]-[.$V$5];0;[.$V$2];0)" office:value-type="float" office:value="0.00290628202782642" calcext:value-type="float">
            <text:p>0.002906282027826</text:p>
          </table:table-cell>
          <table:table-cell table:formula="of:=COM.MICROSOFT.NORM.DIST([.L20]-[.$U$5];0;[.$V$2];0)" office:value-type="float" office:value="0.268464497618233" calcext:value-type="float">
            <text:p>0.268464497618233</text:p>
          </table:table-cell>
          <table:table-cell table:formula="of:=COM.MICROSOFT.NORM.DIST([.M20]-[.$V$5];0;[.$V$2];0)" office:value-type="float" office:value="0.254972826906139" calcext:value-type="float">
            <text:p>0.254972826906139</text:p>
          </table:table-cell>
          <table:table-cell table:formula="of:=COM.MICROSOFT.NORM.DIST([.N20]-[.$U$5];0;[.$V$2];0)" office:value-type="float" office:value="0.466952879961404" calcext:value-type="float">
            <text:p>0.466952879961404</text:p>
          </table:table-cell>
          <table:table-cell table:formula="of:=COM.MICROSOFT.NORM.DIST([.O20]-[.$V$5];0;[.$V$2];0)" office:value-type="float" office:value="0.00100293455783024" calcext:value-type="float">
            <text:p>0.00100293455783</text:p>
          </table:table-cell>
          <table:table-cell table:formula="of:=COM.MICROSOFT.NORM.DIST([.P20]-[.$U$5];0;[.$V$2];0)" office:value-type="float" office:value="0.132710570991269" calcext:value-type="float">
            <text:p>0.132710570991269</text:p>
          </table:table-cell>
          <table:table-cell table:formula="of:=COM.MICROSOFT.NORM.DIST([.Q20]-[.$V$5];0;[.$V$2];0)" office:value-type="float" office:value="0.368347526510223" calcext:value-type="float">
            <text:p>0.368347526510223</text:p>
          </table:table-cell>
          <table:table-cell table:formula="of:=COM.MICROSOFT.NORM.DIST([.R20]-[.$U$5];0;[.$V$2];0)" office:value-type="float" office:value="0.0162927469935089" calcext:value-type="float">
            <text:p>0.016292746993509</text:p>
          </table:table-cell>
          <table:table-cell table:formula="of:=COM.MICROSOFT.NORM.DIST([.S20]-[.$V$5];0;[.$V$2];0)" office:value-type="float" office:value="0.00600291351533928" calcext:value-type="float">
            <text:p>0.006002913515339</text:p>
          </table:table-cell>
          <table:table-cell table:formula="of:=PRODUCT([.W20:.AN20])" office:value-type="float" office:value="1.42960267493437E-042" calcext:value-type="float">
            <text:p>1.42960267493437E-4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.34258364788" calcext:value-type="float">
            <text:p>100.34258364788</text:p>
          </table:table-cell>
          <table:table-cell office:value-type="float" office:value="106.443791637675" calcext:value-type="float">
            <text:p>106.443791637675</text:p>
          </table:table-cell>
          <table:table-cell office:value-type="float" office:value="100.856255184787" calcext:value-type="float">
            <text:p>100.856255184787</text:p>
          </table:table-cell>
          <table:table-cell office:value-type="float" office:value="104.010052923961" calcext:value-type="float">
            <text:p>104.010052923961</text:p>
          </table:table-cell>
          <table:table-cell office:value-type="float" office:value="98.5299228768249" calcext:value-type="float">
            <text:p>98.5299228768249</text:p>
          </table:table-cell>
          <table:table-cell office:value-type="float" office:value="102.998264300702" calcext:value-type="float">
            <text:p>102.998264300702</text:p>
          </table:table-cell>
          <table:table-cell office:value-type="float" office:value="102.908562703159" calcext:value-type="float">
            <text:p>102.908562703159</text:p>
          </table:table-cell>
          <table:table-cell office:value-type="float" office:value="107.856373428541" calcext:value-type="float">
            <text:p>107.856373428541</text:p>
          </table:table-cell>
          <table:table-cell office:value-type="float" office:value="103.310419118189" calcext:value-type="float">
            <text:p>103.310419118189</text:p>
          </table:table-cell>
          <table:table-cell office:value-type="float" office:value="105.401707400714" calcext:value-type="float">
            <text:p>105.401707400714</text:p>
          </table:table-cell>
          <table:table-cell office:value-type="float" office:value="100.940255576454" calcext:value-type="float">
            <text:p>100.940255576454</text:p>
          </table:table-cell>
          <table:table-cell office:value-type="float" office:value="104.49737963235" calcext:value-type="float">
            <text:p>104.49737963235</text:p>
          </table:table-cell>
          <table:table-cell office:value-type="float" office:value="102.150727458411" calcext:value-type="float">
            <text:p>102.150727458411</text:p>
          </table:table-cell>
          <table:table-cell office:value-type="float" office:value="104.798022294611" calcext:value-type="float">
            <text:p>104.798022294611</text:p>
          </table:table-cell>
          <table:table-cell office:value-type="float" office:value="102.56843197491" calcext:value-type="float">
            <text:p>102.56843197491</text:p>
          </table:table-cell>
          <table:table-cell office:value-type="float" office:value="102.345979936904" calcext:value-type="float">
            <text:p>102.345979936904</text:p>
          </table:table-cell>
          <table:table-cell office:value-type="float" office:value="100.204154648463" calcext:value-type="float">
            <text:p>100.204154648463</text:p>
          </table:table-cell>
          <table:table-cell office:value-type="float" office:value="101.426336923249" calcext:value-type="float">
            <text:p>101.426336923249</text:p>
          </table:table-cell>
          <table:table-cell/>
          <table:table-cell table:formula="of:=AVERAGE([.B21];[.D21];[.F21];[.H21];[.J21];[.L21];[.N21];[.P21];[.R21])" office:value-type="float" office:value="101.31236813212" calcext:value-type="float">
            <text:p>101.31236813212</text:p>
          </table:table-cell>
          <table:table-cell table:formula="of:=AVERAGE([.C21];[.E21];[.G21];[.I21];[.K21];[.M21];[.O21];[.Q21];[.S21])" office:value-type="float" office:value="104.419767608745" calcext:value-type="float">
            <text:p>104.419767608745</text:p>
          </table:table-cell>
          <table:table-cell table:formula="of:=COM.MICROSOFT.NORM.DIST([.B21]-[.$U$5];0;[.$V$2];0)" office:value-type="float" office:value="0.0666712659331238" calcext:value-type="float">
            <text:p>0.066671265933124</text:p>
          </table:table-cell>
          <table:table-cell table:formula="of:=COM.MICROSOFT.NORM.DIST([.C21]-[.$V$5];0;[.$V$2];0)" office:value-type="float" office:value="0.00000000017683989992289" calcext:value-type="float">
            <text:p>1.7683989992289E-10</text:p>
          </table:table-cell>
          <table:table-cell table:formula="of:=COM.MICROSOFT.NORM.DIST([.D21]-[.$U$5];0;[.$V$2];0)" office:value-type="float" office:value="0.388024612024478" calcext:value-type="float">
            <text:p>0.388024612024478</text:p>
          </table:table-cell>
          <table:table-cell table:formula="of:=COM.MICROSOFT.NORM.DIST([.E21]-[.$V$5];0;[.$V$2];0)" office:value-type="float" office:value="0.157799853015655" calcext:value-type="float">
            <text:p>0.157799853015655</text:p>
          </table:table-cell>
          <table:table-cell table:formula="of:=COM.MICROSOFT.NORM.DIST([.F21]-[.$U$5];0;[.$V$2];0)" office:value-type="float" office:value="0.0000000289702122278663" calcext:value-type="float">
            <text:p>2.89702122278663E-08</text:p>
          </table:table-cell>
          <table:table-cell table:formula="of:=COM.MICROSOFT.NORM.DIST([.G21]-[.$V$5];0;[.$V$2];0)" office:value-type="float" office:value="0.77825132869657" calcext:value-type="float">
            <text:p>0.77825132869657</text:p>
          </table:table-cell>
          <table:table-cell table:formula="of:=COM.MICROSOFT.NORM.DIST([.H21]-[.$U$5];0;[.$V$2];0)" office:value-type="float" office:value="0.0117721368450053" calcext:value-type="float">
            <text:p>0.011772136845005</text:p>
          </table:table-cell>
          <table:table-cell table:formula="of:=COM.MICROSOFT.NORM.DIST([.I21]-[.$V$5];0;[.$V$2];0)" office:value-type="float" office:value="2.15423931148261E-020" calcext:value-type="float">
            <text:p>2.15423931148261E-20</text:p>
          </table:table-cell>
          <table:table-cell table:formula="of:=COM.MICROSOFT.NORM.DIST([.J21]-[.$U$5];0;[.$V$2];0)" office:value-type="float" office:value="0.000826034516135501" calcext:value-type="float">
            <text:p>0.000826034516136</text:p>
          </table:table-cell>
          <table:table-cell table:formula="of:=COM.MICROSOFT.NORM.DIST([.K21]-[.$V$5];0;[.$V$2];0)" office:value-type="float" office:value="0.0000218617435678972" calcext:value-type="float">
            <text:p>2.18617435678972E-05</text:p>
          </table:table-cell>
          <table:table-cell table:formula="of:=COM.MICROSOFT.NORM.DIST([.L21]-[.$U$5];0;[.$V$2];0)" office:value-type="float" office:value="0.468100427941408" calcext:value-type="float">
            <text:p>0.468100427941408</text:p>
          </table:table-cell>
          <table:table-cell table:formula="of:=COM.MICROSOFT.NORM.DIST([.M21]-[.$V$5];0;[.$V$2];0)" office:value-type="float" office:value="0.0169731400638625" calcext:value-type="float">
            <text:p>0.016973140063863</text:p>
          </table:table-cell>
          <table:table-cell table:formula="of:=COM.MICROSOFT.NORM.DIST([.N21]-[.$U$5];0;[.$V$2];0)" office:value-type="float" office:value="0.30442232067874" calcext:value-type="float">
            <text:p>0.30442232067874</text:p>
          </table:table-cell>
          <table:table-cell table:formula="of:=COM.MICROSOFT.NORM.DIST([.O21]-[.$V$5];0;[.$V$2];0)" office:value-type="float" office:value="0.00267056247235616" calcext:value-type="float">
            <text:p>0.002670562472356</text:p>
          </table:table-cell>
          <table:table-cell table:formula="of:=COM.MICROSOFT.NORM.DIST([.P21]-[.$U$5];0;[.$V$2];0)" office:value-type="float" office:value="0.0673395676624442" calcext:value-type="float">
            <text:p>0.067339567662444</text:p>
          </table:table-cell>
          <table:table-cell table:formula="of:=COM.MICROSOFT.NORM.DIST([.Q21]-[.$V$5];0;[.$V$2];0)" office:value-type="float" office:value="0.248362426888654" calcext:value-type="float">
            <text:p>0.248362426888654</text:p>
          </table:table-cell>
          <table:table-cell table:formula="of:=COM.MICROSOFT.NORM.DIST([.R21]-[.$U$5];0;[.$V$2];0)" office:value-type="float" office:value="0.034625301806989" calcext:value-type="float">
            <text:p>0.034625301806989</text:p>
          </table:table-cell>
          <table:table-cell table:formula="of:=COM.MICROSOFT.NORM.DIST([.S21]-[.$V$5];0;[.$V$2];0)" office:value-type="float" office:value="0.00275482872391223" calcext:value-type="float">
            <text:p>0.002754828723912</text:p>
          </table:table-cell>
          <table:table-cell table:formula="of:=PRODUCT([.W21:.AN21])" office:value-type="float" office:value="7.68092408775523E-061" calcext:value-type="float">
            <text:p>7.68092408775523E-6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.304723942394" calcext:value-type="float">
            <text:p>100.304723942394</text:p>
          </table:table-cell>
          <table:table-cell office:value-type="float" office:value="106.493292197422" calcext:value-type="float">
            <text:p>106.493292197422</text:p>
          </table:table-cell>
          <table:table-cell office:value-type="float" office:value="100.825294178311" calcext:value-type="float">
            <text:p>100.825294178311</text:p>
          </table:table-cell>
          <table:table-cell office:value-type="float" office:value="104.060097079164" calcext:value-type="float">
            <text:p>104.060097079164</text:p>
          </table:table-cell>
          <table:table-cell office:value-type="float" office:value="98.4835341623366" calcext:value-type="float">
            <text:p>98.4835341623366</text:p>
          </table:table-cell>
          <table:table-cell office:value-type="float" office:value="103.05208613168" calcext:value-type="float">
            <text:p>103.05208613168</text:p>
          </table:table-cell>
          <table:table-cell office:value-type="float" office:value="103.116778661978" calcext:value-type="float">
            <text:p>103.116778661978</text:p>
          </table:table-cell>
          <table:table-cell office:value-type="float" office:value="108.373385539489" calcext:value-type="float">
            <text:p>108.373385539489</text:p>
          </table:table-cell>
          <table:table-cell office:value-type="float" office:value="103.515339280299" calcext:value-type="float">
            <text:p>103.515339280299</text:p>
          </table:table-cell>
          <table:table-cell office:value-type="float" office:value="105.917259082988" calcext:value-type="float">
            <text:p>105.917259082988</text:p>
          </table:table-cell>
          <table:table-cell office:value-type="float" office:value="101.126188863947" calcext:value-type="float">
            <text:p>101.126188863947</text:p>
          </table:table-cell>
          <table:table-cell office:value-type="float" office:value="105.027433597184" calcext:value-type="float">
            <text:p>105.027433597184</text:p>
          </table:table-cell>
          <table:table-cell office:value-type="float" office:value="102.279674989934" calcext:value-type="float">
            <text:p>102.279674989934</text:p>
          </table:table-cell>
          <table:table-cell office:value-type="float" office:value="104.701766527692" calcext:value-type="float">
            <text:p>104.701766527692</text:p>
          </table:table-cell>
          <table:table-cell office:value-type="float" office:value="102.690392874354" calcext:value-type="float">
            <text:p>102.690392874354</text:p>
          </table:table-cell>
          <table:table-cell office:value-type="float" office:value="102.247553241152" calcext:value-type="float">
            <text:p>102.247553241152</text:p>
          </table:table-cell>
          <table:table-cell office:value-type="float" office:value="100.305639294539" calcext:value-type="float">
            <text:p>100.305639294539</text:p>
          </table:table-cell>
          <table:table-cell office:value-type="float" office:value="101.345890948596" calcext:value-type="float">
            <text:p>101.345890948596</text:p>
          </table:table-cell>
          <table:table-cell/>
          <table:table-cell table:formula="of:=AVERAGE([.B22];[.D22];[.F22];[.H22];[.J22];[.L22];[.N22];[.P22];[.R22])" office:value-type="float" office:value="101.405285138677" calcext:value-type="float">
            <text:p>101.405285138677</text:p>
          </table:table-cell>
          <table:table-cell table:formula="of:=AVERAGE([.C22];[.E22];[.G22];[.I22];[.K22];[.M22];[.O22];[.Q22];[.S22])" office:value-type="float" office:value="104.579862705041" calcext:value-type="float">
            <text:p>104.579862705041</text:p>
          </table:table-cell>
          <table:table-cell table:formula="of:=COM.MICROSOFT.NORM.DIST([.B22]-[.$U$5];0;[.$V$2];0)" office:value-type="float" office:value="0.0561596079068831" calcext:value-type="float">
            <text:p>0.056159607906883</text:p>
          </table:table-cell>
          <table:table-cell table:formula="of:=COM.MICROSOFT.NORM.DIST([.C22]-[.$V$5];0;[.$V$2];0)" office:value-type="float" office:value="0.0000000000909419563787709" calcext:value-type="float">
            <text:p>9.09419563787709E-11</text:p>
          </table:table-cell>
          <table:table-cell table:formula="of:=COM.MICROSOFT.NORM.DIST([.D22]-[.$U$5];0;[.$V$2];0)" office:value-type="float" office:value="0.359530498732199" calcext:value-type="float">
            <text:p>0.359530498732199</text:p>
          </table:table-cell>
          <table:table-cell table:formula="of:=COM.MICROSOFT.NORM.DIST([.E22]-[.$V$5];0;[.$V$2];0)" office:value-type="float" office:value="0.131121489898304" calcext:value-type="float">
            <text:p>0.131121489898304</text:p>
          </table:table-cell>
          <table:table-cell table:formula="of:=COM.MICROSOFT.NORM.DIST([.F22]-[.$U$5];0;[.$V$2];0)" office:value-type="float" office:value="0.0000000167584054297814" calcext:value-type="float">
            <text:p>1.67584054297814E-08</text:p>
          </table:table-cell>
          <table:table-cell table:formula="of:=COM.MICROSOFT.NORM.DIST([.G22]-[.$V$5];0;[.$V$2];0)" office:value-type="float" office:value="0.792572951549199" calcext:value-type="float">
            <text:p>0.792572951549199</text:p>
          </table:table-cell>
          <table:table-cell table:formula="of:=COM.MICROSOFT.NORM.DIST([.H22]-[.$U$5];0;[.$V$2];0)" office:value-type="float" office:value="0.00322123175974509" calcext:value-type="float">
            <text:p>0.003221231759745</text:p>
          </table:table-cell>
          <table:table-cell table:formula="of:=COM.MICROSOFT.NORM.DIST([.I22]-[.$V$5];0;[.$V$2];0)" office:value-type="float" office:value="6.8879518870099E-025" calcext:value-type="float">
            <text:p>6.8879518870099E-25</text:p>
          </table:table-cell>
          <table:table-cell table:formula="of:=COM.MICROSOFT.NORM.DIST([.J22]-[.$U$5];0;[.$V$2];0)" office:value-type="float" office:value="0.000166190604509052" calcext:value-type="float">
            <text:p>0.000166190604509</text:p>
          </table:table-cell>
          <table:table-cell table:formula="of:=COM.MICROSOFT.NORM.DIST([.K22]-[.$V$5];0;[.$V$2];0)" office:value-type="float" office:value="0.000000113826643218849" calcext:value-type="float">
            <text:p>1.13826643218849E-07</text:p>
          </table:table-cell>
          <table:table-cell table:formula="of:=COM.MICROSOFT.NORM.DIST([.L22]-[.$U$5];0;[.$V$2];0)" office:value-type="float" office:value="0.641355441637079" calcext:value-type="float">
            <text:p>0.641355441637079</text:p>
          </table:table-cell>
          <table:table-cell table:formula="of:=COM.MICROSOFT.NORM.DIST([.M22]-[.$V$5];0;[.$V$2];0)" office:value-type="float" office:value="0.000510640631423118" calcext:value-type="float">
            <text:p>0.000510640631423</text:p>
          </table:table-cell>
          <table:table-cell table:formula="of:=COM.MICROSOFT.NORM.DIST([.N22]-[.$U$5];0;[.$V$2];0)" office:value-type="float" office:value="0.205850751141214" calcext:value-type="float">
            <text:p>0.205850751141214</text:p>
          </table:table-cell>
          <table:table-cell table:formula="of:=COM.MICROSOFT.NORM.DIST([.O22]-[.$V$5];0;[.$V$2];0)" office:value-type="float" office:value="0.00502152652463024" calcext:value-type="float">
            <text:p>0.00502152652463</text:p>
          </table:table-cell>
          <table:table-cell table:formula="of:=COM.MICROSOFT.NORM.DIST([.P22]-[.$U$5];0;[.$V$2];0)" office:value-type="float" office:value="0.0380010064530298" calcext:value-type="float">
            <text:p>0.03800100645303</text:p>
          </table:table-cell>
          <table:table-cell table:formula="of:=COM.MICROSOFT.NORM.DIST([.Q22]-[.$V$5];0;[.$V$2];0)" office:value-type="float" office:value="0.180325279558291" calcext:value-type="float">
            <text:p>0.180325279558291</text:p>
          </table:table-cell>
          <table:table-cell table:formula="of:=COM.MICROSOFT.NORM.DIST([.R22]-[.$U$5];0;[.$V$2];0)" office:value-type="float" office:value="0.0563968718787786" calcext:value-type="float">
            <text:p>0.056396871878779</text:p>
          </table:table-cell>
          <table:table-cell table:formula="of:=COM.MICROSOFT.NORM.DIST([.S22]-[.$V$5];0;[.$V$2];0)" office:value-type="float" office:value="0.00158197860624952" calcext:value-type="float">
            <text:p>0.00158197860625</text:p>
          </table:table-cell>
          <table:table-cell table:formula="of:=PRODUCT([.W22:.AN22])" office:value-type="float" office:value="2.77806299865824E-071" calcext:value-type="float">
            <text:p>2.77806299865824E-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.009159330367" calcext:value-type="float">
            <text:p>100.009159330367</text:p>
          </table:table-cell>
          <table:table-cell office:value-type="float" office:value="106.776274201973" calcext:value-type="float">
            <text:p>106.776274201973</text:p>
          </table:table-cell>
          <table:table-cell office:value-type="float" office:value="100.547884507013" calcext:value-type="float">
            <text:p>100.547884507013</text:p>
          </table:table-cell>
          <table:table-cell office:value-type="float" office:value="104.346006534542" calcext:value-type="float">
            <text:p>104.346006534542</text:p>
          </table:table-cell>
          <table:table-cell office:value-type="float" office:value="98.1952870254413" calcext:value-type="float">
            <text:p>98.1952870254413</text:p>
          </table:table-cell>
          <table:table-cell office:value-type="float" office:value="103.330966831064" calcext:value-type="float">
            <text:p>103.330966831064</text:p>
          </table:table-cell>
          <table:table-cell office:value-type="float" office:value="102.216216591643" calcext:value-type="float">
            <text:p>102.216216591643</text:p>
          </table:table-cell>
          <table:table-cell office:value-type="float" office:value="106.072205282886" calcext:value-type="float">
            <text:p>106.072205282886</text:p>
          </table:table-cell>
          <table:table-cell office:value-type="float" office:value="102.658442154117" calcext:value-type="float">
            <text:p>102.658442154117</text:p>
          </table:table-cell>
          <table:table-cell office:value-type="float" office:value="103.622509941472" calcext:value-type="float">
            <text:p>103.622509941472</text:p>
          </table:table-cell>
          <table:table-cell office:value-type="float" office:value="100.267551604217" calcext:value-type="float">
            <text:p>100.267551604217</text:p>
          </table:table-cell>
          <table:table-cell office:value-type="float" office:value="102.701231817222" calcext:value-type="float">
            <text:p>102.701231817222</text:p>
          </table:table-cell>
          <table:table-cell office:value-type="float" office:value="102.011872738427" calcext:value-type="float">
            <text:p>102.011872738427</text:p>
          </table:table-cell>
          <table:table-cell office:value-type="float" office:value="104.958233314338" calcext:value-type="float">
            <text:p>104.958233314338</text:p>
          </table:table-cell>
          <table:table-cell office:value-type="float" office:value="102.454673970722" calcext:value-type="float">
            <text:p>102.454673970722</text:p>
          </table:table-cell>
          <table:table-cell office:value-type="float" office:value="102.508669483627" calcext:value-type="float">
            <text:p>102.508669483627</text:p>
          </table:table-cell>
          <table:table-cell office:value-type="float" office:value="100.064001738112" calcext:value-type="float">
            <text:p>100.064001738112</text:p>
          </table:table-cell>
          <table:table-cell office:value-type="float" office:value="101.586872216015" calcext:value-type="float">
            <text:p>101.586872216015</text:p>
          </table:table-cell>
          <table:table-cell/>
          <table:table-cell table:formula="of:=AVERAGE([.B23];[.D23];[.F23];[.H23];[.J23];[.L23];[.N23];[.P23];[.R23])" office:value-type="float" office:value="100.93612107334" calcext:value-type="float">
            <text:p>100.93612107334</text:p>
          </table:table-cell>
          <table:table-cell table:formula="of:=AVERAGE([.C23];[.E23];[.G23];[.I23];[.K23];[.M23];[.O23];[.Q23];[.S23])" office:value-type="float" office:value="103.989218847015" calcext:value-type="float">
            <text:p>103.989218847015</text:p>
          </table:table-cell>
          <table:table-cell table:formula="of:=COM.MICROSOFT.NORM.DIST([.B23]-[.$U$5];0;[.$V$2];0)" office:value-type="float" office:value="0.0120809826577832" calcext:value-type="float">
            <text:p>0.012080982657783</text:p>
          </table:table-cell>
          <table:table-cell table:formula="of:=COM.MICROSOFT.NORM.DIST([.C23]-[.$V$5];0;[.$V$2];0)" office:value-type="float" office:value="0.00000000000168249937270682" calcext:value-type="float">
            <text:p>1.68249937270682E-12</text:p>
          </table:table-cell>
          <table:table-cell table:formula="of:=COM.MICROSOFT.NORM.DIST([.D23]-[.$U$5];0;[.$V$2];0)" office:value-type="float" office:value="0.152984142284823" calcext:value-type="float">
            <text:p>0.152984142284823</text:p>
          </table:table-cell>
          <table:table-cell table:formula="of:=COM.MICROSOFT.NORM.DIST([.E23]-[.$V$5];0;[.$V$2];0)" office:value-type="float" office:value="0.037559534858296" calcext:value-type="float">
            <text:p>0.037559534858296</text:p>
          </table:table-cell>
          <table:table-cell table:formula="of:=COM.MICROSOFT.NORM.DIST([.F23]-[.$U$5];0;[.$V$2];0)" office:value-type="float" office:value="0.000000000460604243506806" calcext:value-type="float">
            <text:p>4.60604243506806E-10</text:p>
          </table:table-cell>
          <table:table-cell table:formula="of:=COM.MICROSOFT.NORM.DIST([.G23]-[.$V$5];0;[.$V$2];0)" office:value-type="float" office:value="0.723573223066233" calcext:value-type="float">
            <text:p>0.723573223066233</text:p>
          </table:table-cell>
          <table:table-cell table:formula="of:=COM.MICROSOFT.NORM.DIST([.H23]-[.$U$5];0;[.$V$2];0)" office:value-type="float" office:value="0.251643756470439" calcext:value-type="float">
            <text:p>0.251643756470439</text:p>
          </table:table-cell>
          <table:table-cell table:formula="of:=COM.MICROSOFT.NORM.DIST([.I23]-[.$V$5];0;[.$V$2];0)" office:value-type="float" office:value="0.0000000190427547118893" calcext:value-type="float">
            <text:p>1.90427547118893E-08</text:p>
          </table:table-cell>
          <table:table-cell table:formula="of:=COM.MICROSOFT.NORM.DIST([.J23]-[.$U$5];0;[.$V$2];0)" office:value-type="float" office:value="0.0444004518789552" calcext:value-type="float">
            <text:p>0.044400451878955</text:p>
          </table:table-cell>
          <table:table-cell table:formula="of:=COM.MICROSOFT.NORM.DIST([.K23]-[.$V$5];0;[.$V$2];0)" office:value-type="float" office:value="0.471716003812647" calcext:value-type="float">
            <text:p>0.471716003812647</text:p>
          </table:table-cell>
          <table:table-cell table:formula="of:=COM.MICROSOFT.NORM.DIST([.L23]-[.$U$5];0;[.$V$2];0)" office:value-type="float" office:value="0.047188883053228" calcext:value-type="float">
            <text:p>0.047188883053228</text:p>
          </table:table-cell>
          <table:table-cell table:formula="of:=COM.MICROSOFT.NORM.DIST([.M23]-[.$V$5];0;[.$V$2];0)" office:value-type="float" office:value="0.571339466463773" calcext:value-type="float">
            <text:p>0.571339466463773</text:p>
          </table:table-cell>
          <table:table-cell table:formula="of:=COM.MICROSOFT.NORM.DIST([.N23]-[.$U$5];0;[.$V$2];0)" office:value-type="float" office:value="0.430682258646481" calcext:value-type="float">
            <text:p>0.430682258646481</text:p>
          </table:table-cell>
          <table:table-cell table:formula="of:=COM.MICROSOFT.NORM.DIST([.O23]-[.$V$5];0;[.$V$2];0)" office:value-type="float" office:value="0.000859947026373749" calcext:value-type="float">
            <text:p>0.000859947026374</text:p>
          </table:table-cell>
          <table:table-cell table:formula="of:=COM.MICROSOFT.NORM.DIST([.P23]-[.$U$5];0;[.$V$2];0)" office:value-type="float" office:value="0.108828430326493" calcext:value-type="float">
            <text:p>0.108828430326493</text:p>
          </table:table-cell>
          <table:table-cell table:formula="of:=COM.MICROSOFT.NORM.DIST([.Q23]-[.$V$5];0;[.$V$2];0)" office:value-type="float" office:value="0.387247884101708" calcext:value-type="float">
            <text:p>0.387247884101708</text:p>
          </table:table-cell>
          <table:table-cell table:formula="of:=COM.MICROSOFT.NORM.DIST([.R23]-[.$U$5];0;[.$V$2];0)" office:value-type="float" office:value="0.0164964933594196" calcext:value-type="float">
            <text:p>0.01649649335942</text:p>
          </table:table-cell>
          <table:table-cell table:formula="of:=COM.MICROSOFT.NORM.DIST([.S23]-[.$V$5];0;[.$V$2];0)" office:value-type="float" office:value="0.00771280520741062" calcext:value-type="float">
            <text:p>0.007712805207411</text:p>
          </table:table-cell>
          <table:table-cell table:formula="of:=PRODUCT([.W23:.AN23])" office:value-type="float" office:value="2.09178079081745E-046" calcext:value-type="float">
            <text:p>2.09178079081745E-4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2.132045729712" calcext:value-type="float">
            <text:p>102.132045729712</text:p>
          </table:table-cell>
          <table:table-cell office:value-type="float" office:value="104.853696494821" calcext:value-type="float">
            <text:p>104.853696494821</text:p>
          </table:table-cell>
          <table:table-cell office:value-type="float" office:value="102.583402201597" calcext:value-type="float">
            <text:p>102.583402201597</text:p>
          </table:table-cell>
          <table:table-cell office:value-type="float" office:value="102.40469377325" calcext:value-type="float">
            <text:p>102.40469377325</text:p>
          </table:table-cell>
          <table:table-cell office:value-type="float" office:value="100.177994565846" calcext:value-type="float">
            <text:p>100.177994565846</text:p>
          </table:table-cell>
          <table:table-cell office:value-type="float" office:value="101.485628597158" calcext:value-type="float">
            <text:p>101.485628597158</text:p>
          </table:table-cell>
          <table:table-cell office:value-type="float" office:value="102.536761701655" calcext:value-type="float">
            <text:p>102.536761701655</text:p>
          </table:table-cell>
          <table:table-cell office:value-type="float" office:value="106.903732271649" calcext:value-type="float">
            <text:p>106.903732271649</text:p>
          </table:table-cell>
          <table:table-cell office:value-type="float" office:value="102.970525098715" calcext:value-type="float">
            <text:p>102.970525098715</text:p>
          </table:table-cell>
          <table:table-cell office:value-type="float" office:value="104.451562547433" calcext:value-type="float">
            <text:p>104.451562547433</text:p>
          </table:table-cell>
          <table:table-cell office:value-type="float" office:value="100.55859798276" calcext:value-type="float">
            <text:p>100.55859798276</text:p>
          </table:table-cell>
          <table:table-cell office:value-type="float" office:value="103.549740518647" calcext:value-type="float">
            <text:p>103.549740518647</text:p>
          </table:table-cell>
          <table:table-cell office:value-type="float" office:value="102.46751064266" calcext:value-type="float">
            <text:p>102.46751064266</text:p>
          </table:table-cell>
          <table:table-cell office:value-type="float" office:value="104.56786288177" calcext:value-type="float">
            <text:p>104.56786288177</text:p>
          </table:table-cell>
          <table:table-cell office:value-type="float" office:value="102.870909489318" calcext:value-type="float">
            <text:p>102.870909489318</text:p>
          </table:table-cell>
          <table:table-cell office:value-type="float" office:value="102.110515817121" calcext:value-type="float">
            <text:p>102.110515817121</text:p>
          </table:table-cell>
          <table:table-cell office:value-type="float" office:value="100.448003237388" calcext:value-type="float">
            <text:p>100.448003237388</text:p>
          </table:table-cell>
          <table:table-cell office:value-type="float" office:value="101.238632747516" calcext:value-type="float">
            <text:p>101.238632747516</text:p>
          </table:table-cell>
          <table:table-cell/>
          <table:table-cell table:formula="of:=AVERAGE([.B24];[.D24];[.F24];[.H24];[.J24];[.L24];[.N24];[.P24];[.R24])" office:value-type="float" office:value="101.860638961072" calcext:value-type="float">
            <text:p>101.860638961072</text:p>
          </table:table-cell>
          <table:table-cell table:formula="of:=AVERAGE([.C24];[.E24];[.G24];[.I24];[.K24];[.M24];[.O24];[.Q24];[.S24])" office:value-type="float" office:value="103.507340627707" calcext:value-type="float">
            <text:p>103.507340627707</text:p>
          </table:table-cell>
          <table:table-cell table:formula="of:=COM.MICROSOFT.NORM.DIST([.B24]-[.$U$5];0;[.$V$2];0)" office:value-type="float" office:value="0.32040500733083" calcext:value-type="float">
            <text:p>0.32040500733083</text:p>
          </table:table-cell>
          <table:table-cell table:formula="of:=COM.MICROSOFT.NORM.DIST([.C24]-[.$V$5];0;[.$V$2];0)" office:value-type="float" office:value="0.00182238327297168" calcext:value-type="float">
            <text:p>0.001822383272972</text:p>
          </table:table-cell>
          <table:table-cell table:formula="of:=COM.MICROSOFT.NORM.DIST([.D24]-[.$U$5];0;[.$V$2];0)" office:value-type="float" office:value="0.0629741264646167" calcext:value-type="float">
            <text:p>0.062974126464617</text:p>
          </table:table-cell>
          <table:table-cell table:formula="of:=COM.MICROSOFT.NORM.DIST([.E24]-[.$V$5];0;[.$V$2];0)" office:value-type="float" office:value="0.295125165997899" calcext:value-type="float">
            <text:p>0.295125165997899</text:p>
          </table:table-cell>
          <table:table-cell table:formula="of:=COM.MICROSOFT.NORM.DIST([.F24]-[.$U$5];0;[.$V$2];0)" office:value-type="float" office:value="0.0303305892777089" calcext:value-type="float">
            <text:p>0.030330589277709</text:p>
          </table:table-cell>
          <table:table-cell table:formula="of:=COM.MICROSOFT.NORM.DIST([.G24]-[.$V$5];0;[.$V$2];0)" office:value-type="float" office:value="0.00407798788628663" calcext:value-type="float">
            <text:p>0.004077987886287</text:p>
          </table:table-cell>
          <table:table-cell table:formula="of:=COM.MICROSOFT.NORM.DIST([.H24]-[.$U$5];0;[.$V$2];0)" office:value-type="float" office:value="0.0773690258318736" calcext:value-type="float">
            <text:p>0.077369025831874</text:p>
          </table:table-cell>
          <table:table-cell table:formula="of:=COM.MICROSOFT.NORM.DIST([.I24]-[.$V$5];0;[.$V$2];0)" office:value-type="float" office:value="0.000000000000251211822121288" calcext:value-type="float">
            <text:p>2.51211822121288E-13</text:p>
          </table:table-cell>
          <table:table-cell table:formula="of:=COM.MICROSOFT.NORM.DIST([.J24]-[.$U$5];0;[.$V$2];0)" office:value-type="float" office:value="0.00815144637561737" calcext:value-type="float">
            <text:p>0.008151446375617</text:p>
          </table:table-cell>
          <table:table-cell table:formula="of:=COM.MICROSOFT.NORM.DIST([.K24]-[.$V$5];0;[.$V$2];0)" office:value-type="float" office:value="0.0217958404662192" calcext:value-type="float">
            <text:p>0.021795840466219</text:p>
          </table:table-cell>
          <table:table-cell table:formula="of:=COM.MICROSOFT.NORM.DIST([.L24]-[.$U$5];0;[.$V$2];0)" office:value-type="float" office:value="0.159022852983862" calcext:value-type="float">
            <text:p>0.159022852983862</text:p>
          </table:table-cell>
          <table:table-cell table:formula="of:=COM.MICROSOFT.NORM.DIST([.M24]-[.$V$5];0;[.$V$2];0)" office:value-type="float" office:value="0.541857255447724" calcext:value-type="float">
            <text:p>0.541857255447724</text:p>
          </table:table-cell>
          <table:table-cell table:formula="of:=COM.MICROSOFT.NORM.DIST([.N24]-[.$U$5];0;[.$V$2];0)" office:value-type="float" office:value="0.103357793895062" calcext:value-type="float">
            <text:p>0.103357793895062</text:p>
          </table:table-cell>
          <table:table-cell table:formula="of:=COM.MICROSOFT.NORM.DIST([.O24]-[.$V$5];0;[.$V$2];0)" office:value-type="float" office:value="0.0113647141508969" calcext:value-type="float">
            <text:p>0.011364714150897</text:p>
          </table:table-cell>
          <table:table-cell table:formula="of:=COM.MICROSOFT.NORM.DIST([.P24]-[.$U$5];0;[.$V$2];0)" office:value-type="float" office:value="0.0146081552238127" calcext:value-type="float">
            <text:p>0.014608155223813</text:p>
          </table:table-cell>
          <table:table-cell table:formula="of:=COM.MICROSOFT.NORM.DIST([.Q24]-[.$V$5];0;[.$V$2];0)" office:value-type="float" office:value="0.108258488246465" calcext:value-type="float">
            <text:p>0.108258488246465</text:p>
          </table:table-cell>
          <table:table-cell table:formula="of:=COM.MICROSOFT.NORM.DIST([.R24]-[.$U$5];0;[.$V$2];0)" office:value-type="float" office:value="0.104304645337685" calcext:value-type="float">
            <text:p>0.104304645337685</text:p>
          </table:table-cell>
          <table:table-cell table:formula="of:=COM.MICROSOFT.NORM.DIST([.S24]-[.$V$5];0;[.$V$2];0)" office:value-type="float" office:value="0.000725321833001724" calcext:value-type="float">
            <text:p>0.000725321833002</text:p>
          </table:table-cell>
          <table:table-cell table:formula="of:=PRODUCT([.W24:.AN24])" office:value-type="float" office:value="5.612903880756E-038" calcext:value-type="float">
            <text:p>5.612903880756E-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9.5559372618249" calcext:value-type="float">
            <text:p>99.5559372618249</text:p>
          </table:table-cell>
          <table:table-cell office:value-type="float" office:value="107.206556200165" calcext:value-type="float">
            <text:p>107.206556200165</text:p>
          </table:table-cell>
          <table:table-cell office:value-type="float" office:value="100.124600100705" calcext:value-type="float">
            <text:p>100.124600100705</text:p>
          </table:table-cell>
          <table:table-cell office:value-type="float" office:value="104.781159815015" calcext:value-type="float">
            <text:p>104.781159815015</text:p>
          </table:table-cell>
          <table:table-cell office:value-type="float" office:value="97.7477916658459" calcext:value-type="float">
            <text:p>97.7477916658459</text:p>
          </table:table-cell>
          <table:table-cell office:value-type="float" office:value="103.757649213271" calcext:value-type="float">
            <text:p>103.757649213271</text:p>
          </table:table-cell>
          <table:table-cell office:value-type="float" office:value="102.261740988442" calcext:value-type="float">
            <text:p>102.261740988442</text:p>
          </table:table-cell>
          <table:table-cell office:value-type="float" office:value="106.181275312476" calcext:value-type="float">
            <text:p>106.181275312476</text:p>
          </table:table-cell>
          <table:table-cell office:value-type="float" office:value="102.712845685266" calcext:value-type="float">
            <text:p>102.712845685266</text:p>
          </table:table-cell>
          <table:table-cell office:value-type="float" office:value="103.731255994265" calcext:value-type="float">
            <text:p>103.731255994265</text:p>
          </table:table-cell>
          <table:table-cell office:value-type="float" office:value="100.289445462799" calcext:value-type="float">
            <text:p>100.289445462799</text:p>
          </table:table-cell>
          <table:table-cell office:value-type="float" office:value="102.82352371547" calcext:value-type="float">
            <text:p>102.82352371547</text:p>
          </table:table-cell>
          <table:table-cell office:value-type="float" office:value="102.23148571114" calcext:value-type="float">
            <text:p>102.23148571114</text:p>
          </table:table-cell>
          <table:table-cell office:value-type="float" office:value="104.800223037684" calcext:value-type="float">
            <text:p>104.800223037684</text:p>
          </table:table-cell>
          <table:table-cell office:value-type="float" office:value="102.66409006063" calcext:value-type="float">
            <text:p>102.66409006063</text:p>
          </table:table-cell>
          <table:table-cell office:value-type="float" office:value="102.346858968152" calcext:value-type="float">
            <text:p>102.346858968152</text:p>
          </table:table-cell>
          <table:table-cell office:value-type="float" office:value="100.23389754414" calcext:value-type="float">
            <text:p>100.23389754414</text:p>
          </table:table-cell>
          <table:table-cell office:value-type="float" office:value="101.457464791584" calcext:value-type="float">
            <text:p>101.457464791584</text:p>
          </table:table-cell>
          <table:table-cell/>
          <table:table-cell table:formula="of:=AVERAGE([.B25];[.D25];[.F25];[.H25];[.J25];[.L25];[.N25];[.P25];[.R25])" office:value-type="float" office:value="100.869092720088" calcext:value-type="float">
            <text:p>100.869092720088</text:p>
          </table:table-cell>
          <table:table-cell table:formula="of:=AVERAGE([.C25];[.E25];[.G25];[.I25];[.K25];[.M25];[.O25];[.Q25];[.S25])" office:value-type="float" office:value="104.120663005342" calcext:value-type="float">
            <text:p>104.120663005342</text:p>
          </table:table-cell>
          <table:table-cell table:formula="of:=COM.MICROSOFT.NORM.DIST([.B25]-[.$U$5];0;[.$V$2];0)" office:value-type="float" office:value="0.000580835890949818" calcext:value-type="float">
            <text:p>0.00058083589095</text:p>
          </table:table-cell>
          <table:table-cell table:formula="of:=COM.MICROSOFT.NORM.DIST([.C25]-[.$V$5];0;[.$V$2];0)" office:value-type="float" office:value="2.11152444534804E-015" calcext:value-type="float">
            <text:p>2.11152444534804E-15</text:p>
          </table:table-cell>
          <table:table-cell table:formula="of:=COM.MICROSOFT.NORM.DIST([.D25]-[.$U$5];0;[.$V$2];0)" office:value-type="float" office:value="0.0229511262294149" calcext:value-type="float">
            <text:p>0.022951126229415</text:p>
          </table:table-cell>
          <table:table-cell table:formula="of:=COM.MICROSOFT.NORM.DIST([.E25]-[.$V$5];0;[.$V$2];0)" office:value-type="float" office:value="0.00299093410191159" calcext:value-type="float">
            <text:p>0.002990934101912</text:p>
          </table:table-cell>
          <table:table-cell table:formula="of:=COM.MICROSOFT.NORM.DIST([.F25]-[.$U$5];0;[.$V$2];0)" office:value-type="float" office:value="0.000000000000899690114300033" calcext:value-type="float">
            <text:p>8.99690114300033E-13</text:p>
          </table:table-cell>
          <table:table-cell table:formula="of:=COM.MICROSOFT.NORM.DIST([.G25]-[.$V$5];0;[.$V$2];0)" office:value-type="float" office:value="0.34472398139381" calcext:value-type="float">
            <text:p>0.34472398139381</text:p>
          </table:table-cell>
          <table:table-cell table:formula="of:=COM.MICROSOFT.NORM.DIST([.H25]-[.$U$5];0;[.$V$2];0)" office:value-type="float" office:value="0.218230150149915" calcext:value-type="float">
            <text:p>0.218230150149915</text:p>
          </table:table-cell>
          <table:table-cell table:formula="of:=COM.MICROSOFT.NORM.DIST([.I25]-[.$V$5];0;[.$V$2];0)" office:value-type="float" office:value="0.00000000510637036602394" calcext:value-type="float">
            <text:p>5.10637036602394E-09</text:p>
          </table:table-cell>
          <table:table-cell table:formula="of:=COM.MICROSOFT.NORM.DIST([.J25]-[.$U$5];0;[.$V$2];0)" office:value-type="float" office:value="0.033980894300777" calcext:value-type="float">
            <text:p>0.033980894300777</text:p>
          </table:table-cell>
          <table:table-cell table:formula="of:=COM.MICROSOFT.NORM.DIST([.K25]-[.$V$5];0;[.$V$2];0)" office:value-type="float" office:value="0.368609605454311" calcext:value-type="float">
            <text:p>0.368609605454311</text:p>
          </table:table-cell>
          <table:table-cell table:formula="of:=COM.MICROSOFT.NORM.DIST([.L25]-[.$U$5];0;[.$V$2];0)" office:value-type="float" office:value="0.0523176369321316" calcext:value-type="float">
            <text:p>0.052317636932132</text:p>
          </table:table-cell>
          <table:table-cell table:formula="of:=COM.MICROSOFT.NORM.DIST([.M25]-[.$V$5];0;[.$V$2];0)" office:value-type="float" office:value="0.677201247915331" calcext:value-type="float">
            <text:p>0.677201247915331</text:p>
          </table:table-cell>
          <table:table-cell table:formula="of:=COM.MICROSOFT.NORM.DIST([.N25]-[.$U$5];0;[.$V$2];0)" office:value-type="float" office:value="0.240123923430832" calcext:value-type="float">
            <text:p>0.240123923430832</text:p>
          </table:table-cell>
          <table:table-cell table:formula="of:=COM.MICROSOFT.NORM.DIST([.O25]-[.$V$5];0;[.$V$2];0)" office:value-type="float" office:value="0.00263114397671551" calcext:value-type="float">
            <text:p>0.002631143976716</text:p>
          </table:table-cell>
          <table:table-cell table:formula="of:=COM.MICROSOFT.NORM.DIST([.P25]-[.$U$5];0;[.$V$2];0)" office:value-type="float" office:value="0.0432083997207821" calcext:value-type="float">
            <text:p>0.043208399720782</text:p>
          </table:table-cell>
          <table:table-cell table:formula="of:=COM.MICROSOFT.NORM.DIST([.Q25]-[.$V$5];0;[.$V$2];0)" office:value-type="float" office:value="0.249030028923409" calcext:value-type="float">
            <text:p>0.249030028923409</text:p>
          </table:table-cell>
          <table:table-cell table:formula="of:=COM.MICROSOFT.NORM.DIST([.R25]-[.$U$5];0;[.$V$2];0)" office:value-type="float" office:value="0.0401179611964099" calcext:value-type="float">
            <text:p>0.04011796119641</text:p>
          </table:table-cell>
          <table:table-cell table:formula="of:=COM.MICROSOFT.NORM.DIST([.S25]-[.$V$5];0;[.$V$2];0)" office:value-type="float" office:value="0.00339070319707294" calcext:value-type="float">
            <text:p>0.003390703197073</text:p>
          </table:table-cell>
          <table:table-cell table:formula="of:=PRODUCT([.W25:.AN25])" office:value-type="float" office:value="1.19411955091541E-056" calcext:value-type="float">
            <text:p>1.19411955091541E-5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.320669824307" calcext:value-type="float">
            <text:p>100.320669824307</text:p>
          </table:table-cell>
          <table:table-cell office:value-type="float" office:value="106.553946737472" calcext:value-type="float">
            <text:p>106.553946737472</text:p>
          </table:table-cell>
          <table:table-cell office:value-type="float" office:value="100.862049704613" calcext:value-type="float">
            <text:p>100.862049704613</text:p>
          </table:table-cell>
          <table:table-cell office:value-type="float" office:value="104.121295770839" calcext:value-type="float">
            <text:p>104.121295770839</text:p>
          </table:table-cell>
          <table:table-cell office:value-type="float" office:value="98.4555876283887" calcext:value-type="float">
            <text:p>98.4555876283887</text:p>
          </table:table-cell>
          <table:table-cell office:value-type="float" office:value="103.135124347046" calcext:value-type="float">
            <text:p>103.135124347046</text:p>
          </table:table-cell>
          <table:table-cell office:value-type="float" office:value="102.628231551221" calcext:value-type="float">
            <text:p>102.628231551221</text:p>
          </table:table-cell>
          <table:table-cell office:value-type="float" office:value="107.130088233268" calcext:value-type="float">
            <text:p>107.130088233268</text:p>
          </table:table-cell>
          <table:table-cell office:value-type="float" office:value="103.068916293484" calcext:value-type="float">
            <text:p>103.068916293484</text:p>
          </table:table-cell>
          <table:table-cell office:value-type="float" office:value="104.677188175758" calcext:value-type="float">
            <text:p>104.677188175758</text:p>
          </table:table-cell>
          <table:table-cell office:value-type="float" office:value="100.623850928517" calcext:value-type="float">
            <text:p>100.623850928517</text:p>
          </table:table-cell>
          <table:table-cell office:value-type="float" office:value="103.791048055195" calcext:value-type="float">
            <text:p>103.791048055195</text:p>
          </table:table-cell>
          <table:table-cell office:value-type="float" office:value="102.248557063818" calcext:value-type="float">
            <text:p>102.248557063818</text:p>
          </table:table-cell>
          <table:table-cell office:value-type="float" office:value="104.803714226292" calcext:value-type="float">
            <text:p>104.803714226292</text:p>
          </table:table-cell>
          <table:table-cell office:value-type="float" office:value="102.685209680226" calcext:value-type="float">
            <text:p>102.685209680226</text:p>
          </table:table-cell>
          <table:table-cell office:value-type="float" office:value="102.350058523938" calcext:value-type="float">
            <text:p>102.350058523938</text:p>
          </table:table-cell>
          <table:table-cell office:value-type="float" office:value="100.238669212993" calcext:value-type="float">
            <text:p>100.238669212993</text:p>
          </table:table-cell>
          <table:table-cell office:value-type="float" office:value="101.467958634699" calcext:value-type="float">
            <text:p>101.467958634699</text:p>
          </table:table-cell>
          <table:table-cell/>
          <table:table-cell table:formula="of:=AVERAGE([.B26];[.D26];[.F26];[.H26];[.J26];[.L26];[.N26];[.P26];[.R26])" office:value-type="float" office:value="101.23686020973" calcext:value-type="float">
            <text:p>101.23686020973</text:p>
          </table:table-cell>
          <table:table-cell table:formula="of:=AVERAGE([.C26];[.E26];[.G26];[.I26];[.K26];[.M26];[.O26];[.Q26];[.S26])" office:value-type="float" office:value="104.225602522723" calcext:value-type="float">
            <text:p>104.225602522723</text:p>
          </table:table-cell>
          <table:table-cell table:formula="of:=COM.MICROSOFT.NORM.DIST([.B26]-[.$U$5];0;[.$V$2];0)" office:value-type="float" office:value="0.0604104282514394" calcext:value-type="float">
            <text:p>0.060410428251439</text:p>
          </table:table-cell>
          <table:table-cell table:formula="of:=COM.MICROSOFT.NORM.DIST([.C26]-[.$V$5];0;[.$V$2];0)" office:value-type="float" office:value="0.0000000000397251837475507" calcext:value-type="float">
            <text:p>3.97251837475507E-11</text:p>
          </table:table-cell>
          <table:table-cell table:formula="of:=COM.MICROSOFT.NORM.DIST([.D26]-[.$U$5];0;[.$V$2];0)" office:value-type="float" office:value="0.393435486942091" calcext:value-type="float">
            <text:p>0.393435486942091</text:p>
          </table:table-cell>
          <table:table-cell table:formula="of:=COM.MICROSOFT.NORM.DIST([.E26]-[.$V$5];0;[.$V$2];0)" office:value-type="float" office:value="0.103133537261611" calcext:value-type="float">
            <text:p>0.103133537261611</text:p>
          </table:table-cell>
          <table:table-cell table:formula="of:=COM.MICROSOFT.NORM.DIST([.F26]-[.$U$5];0;[.$V$2];0)" office:value-type="float" office:value="0.0000000120009672953864" calcext:value-type="float">
            <text:p>1.20009672953864E-08</text:p>
          </table:table-cell>
          <table:table-cell table:formula="of:=COM.MICROSOFT.NORM.DIST([.G26]-[.$V$5];0;[.$V$2];0)" office:value-type="float" office:value="0.796867951723476" calcext:value-type="float">
            <text:p>0.796867951723476</text:p>
          </table:table-cell>
          <table:table-cell table:formula="of:=COM.MICROSOFT.NORM.DIST([.H26]-[.$U$5];0;[.$V$2];0)" office:value-type="float" office:value="0.051246862690374" calcext:value-type="float">
            <text:p>0.051246862690374</text:p>
          </table:table-cell>
          <table:table-cell table:formula="of:=COM.MICROSOFT.NORM.DIST([.I26]-[.$V$5];0;[.$V$2];0)" office:value-type="float" office:value="7.30657516688291E-015" calcext:value-type="float">
            <text:p>7.30657516688291E-15</text:p>
          </table:table-cell>
          <table:table-cell table:formula="of:=COM.MICROSOFT.NORM.DIST([.J26]-[.$U$5];0;[.$V$2];0)" office:value-type="float" office:value="0.00440621995640877" calcext:value-type="float">
            <text:p>0.004406219956409</text:p>
          </table:table-cell>
          <table:table-cell table:formula="of:=COM.MICROSOFT.NORM.DIST([.K26]-[.$V$5];0;[.$V$2];0)" office:value-type="float" office:value="0.00586516111943448" calcext:value-type="float">
            <text:p>0.005865161119434</text:p>
          </table:table-cell>
          <table:table-cell table:formula="of:=COM.MICROSOFT.NORM.DIST([.L26]-[.$U$5];0;[.$V$2];0)" office:value-type="float" office:value="0.199323365199873" calcext:value-type="float">
            <text:p>0.199323365199873</text:p>
          </table:table-cell>
          <table:table-cell table:formula="of:=COM.MICROSOFT.NORM.DIST([.M26]-[.$V$5];0;[.$V$2];0)" office:value-type="float" office:value="0.315441611094589" calcext:value-type="float">
            <text:p>0.315441611094589</text:p>
          </table:table-cell>
          <table:table-cell table:formula="of:=COM.MICROSOFT.NORM.DIST([.N26]-[.$U$5];0;[.$V$2];0)" office:value-type="float" office:value="0.227616182864583" calcext:value-type="float">
            <text:p>0.227616182864583</text:p>
          </table:table-cell>
          <table:table-cell table:formula="of:=COM.MICROSOFT.NORM.DIST([.O26]-[.$V$5];0;[.$V$2];0)" office:value-type="float" office:value="0.00256969976149672" calcext:value-type="float">
            <text:p>0.002569699761497</text:p>
          </table:table-cell>
          <table:table-cell table:formula="of:=COM.MICROSOFT.NORM.DIST([.P26]-[.$U$5];0;[.$V$2];0)" office:value-type="float" office:value="0.0389834923848422" calcext:value-type="float">
            <text:p>0.038983492384842</text:p>
          </table:table-cell>
          <table:table-cell table:formula="of:=COM.MICROSOFT.NORM.DIST([.Q26]-[.$V$5];0;[.$V$2];0)" office:value-type="float" office:value="0.251468636781808" calcext:value-type="float">
            <text:p>0.251468636781808</text:p>
          </table:table-cell>
          <table:table-cell table:formula="of:=COM.MICROSOFT.NORM.DIST([.R26]-[.$U$5];0;[.$V$2];0)" office:value-type="float" office:value="0.0410633693254855" calcext:value-type="float">
            <text:p>0.041063369325486</text:p>
          </table:table-cell>
          <table:table-cell table:formula="of:=COM.MICROSOFT.NORM.DIST([.S26]-[.$V$5];0;[.$V$2];0)" office:value-type="float" office:value="0.00363343206255732" calcext:value-type="float">
            <text:p>0.003633432062557</text:p>
          </table:table-cell>
          <table:table-cell table:formula="of:=PRODUCT([.W26:.AN26])" office:value-type="float" office:value="4.84707851188955E-052" calcext:value-type="float">
            <text:p>4.84707851188955E-5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1.171237466183" calcext:value-type="float">
            <text:p>101.171237466183</text:p>
          </table:table-cell>
          <table:table-cell office:value-type="float" office:value="105.803929377593" calcext:value-type="float">
            <text:p>105.803929377593</text:p>
          </table:table-cell>
          <table:table-cell office:value-type="float" office:value="101.681088487838" calcext:value-type="float">
            <text:p>101.681088487838</text:p>
          </table:table-cell>
          <table:table-cell office:value-type="float" office:value="103.3634612579" calcext:value-type="float">
            <text:p>103.3634612579</text:p>
          </table:table-cell>
          <table:table-cell office:value-type="float" office:value="99.243948756262" calcext:value-type="float">
            <text:p>99.243948756262</text:p>
          </table:table-cell>
          <table:table-cell office:value-type="float" office:value="102.419367135389" calcext:value-type="float">
            <text:p>102.419367135389</text:p>
          </table:table-cell>
          <table:table-cell office:value-type="float" office:value="101.951672507395" calcext:value-type="float">
            <text:p>101.951672507395</text:p>
          </table:table-cell>
          <table:table-cell office:value-type="float" office:value="105.357929499907" calcext:value-type="float">
            <text:p>105.357929499907</text:p>
          </table:table-cell>
          <table:table-cell office:value-type="float" office:value="102.427101299192" calcext:value-type="float">
            <text:p>102.427101299192</text:p>
          </table:table-cell>
          <table:table-cell office:value-type="float" office:value="102.91048447562" calcext:value-type="float">
            <text:p>102.91048447562</text:p>
          </table:table-cell>
          <table:table-cell office:value-type="float" office:value="99.976888030438" calcext:value-type="float">
            <text:p>99.976888030438</text:p>
          </table:table-cell>
          <table:table-cell office:value-type="float" office:value="102.000812468434" calcext:value-type="float">
            <text:p>102.000812468434</text:p>
          </table:table-cell>
          <table:table-cell office:value-type="float" office:value="102.14786160279" calcext:value-type="float">
            <text:p>102.14786160279</text:p>
          </table:table-cell>
          <table:table-cell office:value-type="float" office:value="104.911656783079" calcext:value-type="float">
            <text:p>104.911656783079</text:p>
          </table:table-cell>
          <table:table-cell office:value-type="float" office:value="102.600121724084" calcext:value-type="float">
            <text:p>102.600121724084</text:p>
          </table:table-cell>
          <table:table-cell office:value-type="float" office:value="102.459837617454" calcext:value-type="float">
            <text:p>102.459837617454</text:p>
          </table:table-cell>
          <table:table-cell office:value-type="float" office:value="100.141412912401" calcext:value-type="float">
            <text:p>100.141412912401</text:p>
          </table:table-cell>
          <table:table-cell office:value-type="float" office:value="101.57341028576" calcext:value-type="float">
            <text:p>101.57341028576</text:p>
          </table:table-cell>
          <table:table-cell/>
          <table:table-cell table:formula="of:=AVERAGE([.B27];[.D27];[.F27];[.H27];[.J27];[.L27];[.N27];[.P27];[.R27])" office:value-type="float" office:value="101.260148087398" calcext:value-type="float">
            <text:p>101.260148087398</text:p>
          </table:table-cell>
          <table:table-cell table:formula="of:=AVERAGE([.C27];[.E27];[.G27];[.I27];[.K27];[.M27];[.O27];[.Q27];[.S27])" office:value-type="float" office:value="103.422320989015" calcext:value-type="float">
            <text:p>103.422320989015</text:p>
          </table:table-cell>
          <table:table-cell table:formula="of:=COM.MICROSOFT.NORM.DIST([.B27]-[.$U$5];0;[.$V$2];0)" office:value-type="float" office:value="0.677946485679694" calcext:value-type="float">
            <text:p>0.677946485679694</text:p>
          </table:table-cell>
          <table:table-cell table:formula="of:=COM.MICROSOFT.NORM.DIST([.C27]-[.$V$5];0;[.$V$2];0)" office:value-type="float" office:value="0.000000396085024370113" calcext:value-type="float">
            <text:p>3.96085024370113E-07</text:p>
          </table:table-cell>
          <table:table-cell table:formula="of:=COM.MICROSOFT.NORM.DIST([.D27]-[.$U$5];0;[.$V$2];0)" office:value-type="float" office:value="0.721403738284469" calcext:value-type="float">
            <text:p>0.721403738284469</text:p>
          </table:table-cell>
          <table:table-cell table:formula="of:=COM.MICROSOFT.NORM.DIST([.E27]-[.$V$5];0;[.$V$2];0)" office:value-type="float" office:value="0.701592753354978" calcext:value-type="float">
            <text:p>0.701592753354978</text:p>
          </table:table-cell>
          <table:table-cell table:formula="of:=COM.MICROSOFT.NORM.DIST([.F27]-[.$U$5];0;[.$V$2];0)" office:value-type="float" office:value="0.0000446038370293284" calcext:value-type="float">
            <text:p>4.46038370293284E-05</text:p>
          </table:table-cell>
          <table:table-cell table:formula="of:=COM.MICROSOFT.NORM.DIST([.G27]-[.$V$5];0;[.$V$2];0)" office:value-type="float" office:value="0.307464160213037" calcext:value-type="float">
            <text:p>0.307464160213037</text:p>
          </table:table-cell>
          <table:table-cell table:formula="of:=COM.MICROSOFT.NORM.DIST([.H27]-[.$U$5];0;[.$V$2];0)" office:value-type="float" office:value="0.488737676985856" calcext:value-type="float">
            <text:p>0.488737676985856</text:p>
          </table:table-cell>
          <table:table-cell table:formula="of:=COM.MICROSOFT.NORM.DIST([.I27]-[.$V$5];0;[.$V$2];0)" office:value-type="float" office:value="0.0000325322360332092" calcext:value-type="float">
            <text:p>3.25322360332092E-05</text:p>
          </table:table-cell>
          <table:table-cell table:formula="of:=COM.MICROSOFT.NORM.DIST([.J27]-[.$U$5];0;[.$V$2];0)" office:value-type="float" office:value="0.121307333701765" calcext:value-type="float">
            <text:p>0.121307333701765</text:p>
          </table:table-cell>
          <table:table-cell table:formula="of:=COM.MICROSOFT.NORM.DIST([.K27]-[.$V$5];0;[.$V$2];0)" office:value-type="float" office:value="0.736898267608695" calcext:value-type="float">
            <text:p>0.736898267608695</text:p>
          </table:table-cell>
          <table:table-cell table:formula="of:=COM.MICROSOFT.NORM.DIST([.L27]-[.$U$5];0;[.$V$2];0)" office:value-type="float" office:value="0.0100011778656944" calcext:value-type="float">
            <text:p>0.010001177865695</text:p>
          </table:table-cell>
          <table:table-cell table:formula="of:=COM.MICROSOFT.NORM.DIST([.M27]-[.$V$5];0;[.$V$2];0)" office:value-type="float" office:value="0.0681641950398901" calcext:value-type="float">
            <text:p>0.06816419503989</text:p>
          </table:table-cell>
          <table:table-cell table:formula="of:=COM.MICROSOFT.NORM.DIST([.N27]-[.$U$5];0;[.$V$2];0)" office:value-type="float" office:value="0.306849156092834" calcext:value-type="float">
            <text:p>0.306849156092834</text:p>
          </table:table-cell>
          <table:table-cell table:formula="of:=COM.MICROSOFT.NORM.DIST([.O27]-[.$V$5];0;[.$V$2];0)" office:value-type="float" office:value="0.00120820649636454" calcext:value-type="float">
            <text:p>0.001208206496365</text:p>
          </table:table-cell>
          <table:table-cell table:formula="of:=COM.MICROSOFT.NORM.DIST([.P27]-[.$U$5];0;[.$V$2];0)" office:value-type="float" office:value="0.0583703679589916" calcext:value-type="float">
            <text:p>0.058370367958992</text:p>
          </table:table-cell>
          <table:table-cell table:formula="of:=COM.MICROSOFT.NORM.DIST([.Q27]-[.$V$5];0;[.$V$2];0)" office:value-type="float" office:value="0.34270284795895" calcext:value-type="float">
            <text:p>0.34270284795895</text:p>
          </table:table-cell>
          <table:table-cell table:formula="of:=COM.MICROSOFT.NORM.DIST([.R27]-[.$U$5];0;[.$V$2];0)" office:value-type="float" office:value="0.0250878134315123" calcext:value-type="float">
            <text:p>0.025087813431512</text:p>
          </table:table-cell>
          <table:table-cell table:formula="of:=COM.MICROSOFT.NORM.DIST([.S27]-[.$V$5];0;[.$V$2];0)" office:value-type="float" office:value="0.00710294312966293" calcext:value-type="float">
            <text:p>0.007102943129663</text:p>
          </table:table-cell>
          <table:table-cell table:formula="of:=PRODUCT([.W27:.AN27])" office:value-type="float" office:value="2.38661969975104E-030" calcext:value-type="float">
            <text:p>2.38661969975104E-3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2.49513691138" calcext:value-type="float">
            <text:p>102.49513691138</text:p>
          </table:table-cell>
          <table:table-cell office:value-type="float" office:value="104.579647550428" calcext:value-type="float">
            <text:p>104.579647550428</text:p>
          </table:table-cell>
          <table:table-cell office:value-type="float" office:value="102.951704016847" calcext:value-type="float">
            <text:p>102.951704016847</text:p>
          </table:table-cell>
          <table:table-cell office:value-type="float" office:value="102.12762459951" calcext:value-type="float">
            <text:p>102.12762459951</text:p>
          </table:table-cell>
          <table:table-cell office:value-type="float" office:value="100.476740791122" calcext:value-type="float">
            <text:p>100.476740791122</text:p>
          </table:table-cell>
          <table:table-cell office:value-type="float" office:value="101.248143151163" calcext:value-type="float">
            <text:p>101.248143151163</text:p>
          </table:table-cell>
          <table:table-cell office:value-type="float" office:value="102.73978571149" calcext:value-type="float">
            <text:p>102.73978571149</text:p>
          </table:table-cell>
          <table:table-cell office:value-type="float" office:value="107.411340273243" calcext:value-type="float">
            <text:p>107.411340273243</text:p>
          </table:table-cell>
          <table:table-cell office:value-type="float" office:value="103.186475443974" calcext:value-type="float">
            <text:p>103.186475443974</text:p>
          </table:table-cell>
          <table:table-cell office:value-type="float" office:value="104.957500924544" calcext:value-type="float">
            <text:p>104.957500924544</text:p>
          </table:table-cell>
          <table:table-cell office:value-type="float" office:value="100.707982592984" calcext:value-type="float">
            <text:p>100.707982592984</text:p>
          </table:table-cell>
          <table:table-cell office:value-type="float" office:value="104.088031977039" calcext:value-type="float">
            <text:p>104.088031977039</text:p>
          </table:table-cell>
          <table:table-cell office:value-type="float" office:value="102.226515056987" calcext:value-type="float">
            <text:p>102.226515056987</text:p>
          </table:table-cell>
          <table:table-cell office:value-type="float" office:value="104.860081376475" calcext:value-type="float">
            <text:p>104.860081376475</text:p>
          </table:table-cell>
          <table:table-cell office:value-type="float" office:value="102.676738610577" calcext:value-type="float">
            <text:p>102.676738610577</text:p>
          </table:table-cell>
          <table:table-cell office:value-type="float" office:value="102.406864616211" calcext:value-type="float">
            <text:p>102.406864616211</text:p>
          </table:table-cell>
          <table:table-cell office:value-type="float" office:value="100.19949198368" calcext:value-type="float">
            <text:p>100.19949198368</text:p>
          </table:table-cell>
          <table:table-cell office:value-type="float" office:value="101.533816237715" calcext:value-type="float">
            <text:p>101.533816237715</text:p>
          </table:table-cell>
          <table:table-cell/>
          <table:table-cell table:formula="of:=AVERAGE([.B28];[.D28];[.F28];[.H28];[.J28];[.L28];[.N28];[.P28];[.R28])" office:value-type="float" office:value="101.962285679893" calcext:value-type="float">
            <text:p>101.962285679893</text:p>
          </table:table-cell>
          <table:table-cell table:formula="of:=AVERAGE([.C28];[.E28];[.G28];[.I28];[.K28];[.M28];[.O28];[.Q28];[.S28])" office:value-type="float" office:value="103.69033896737" calcext:value-type="float">
            <text:p>103.69033896737</text:p>
          </table:table-cell>
          <table:table-cell table:formula="of:=COM.MICROSOFT.NORM.DIST([.B28]-[.$U$5];0;[.$V$2];0)" office:value-type="float" office:value="0.0922924756793949" calcext:value-type="float">
            <text:p>0.092292475679395</text:p>
          </table:table-cell>
          <table:table-cell table:formula="of:=COM.MICROSOFT.NORM.DIST([.C28]-[.$V$5];0;[.$V$2];0)" office:value-type="float" office:value="0.010606934509999" calcext:value-type="float">
            <text:p>0.010606934509999</text:p>
          </table:table-cell>
          <table:table-cell table:formula="of:=COM.MICROSOFT.NORM.DIST([.D28]-[.$U$5];0;[.$V$2];0)" office:value-type="float" office:value="0.00912903173446057" calcext:value-type="float">
            <text:p>0.009129031734461</text:p>
          </table:table-cell>
          <table:table-cell table:formula="of:=COM.MICROSOFT.NORM.DIST([.E28]-[.$V$5];0;[.$V$2];0)" office:value-type="float" office:value="0.11585364461311" calcext:value-type="float">
            <text:p>0.11585364461311</text:p>
          </table:table-cell>
          <table:table-cell table:formula="of:=COM.MICROSOFT.NORM.DIST([.F28]-[.$U$5];0;[.$V$2];0)" office:value-type="float" office:value="0.116933552288991" calcext:value-type="float">
            <text:p>0.116933552288991</text:p>
          </table:table-cell>
          <table:table-cell table:formula="of:=COM.MICROSOFT.NORM.DIST([.G28]-[.$V$5];0;[.$V$2];0)" office:value-type="float" office:value="0.000778695192413342" calcext:value-type="float">
            <text:p>0.000778695192413</text:p>
          </table:table-cell>
          <table:table-cell table:formula="of:=COM.MICROSOFT.NORM.DIST([.H28]-[.$U$5];0;[.$V$2];0)" office:value-type="float" office:value="0.0296356124129614" calcext:value-type="float">
            <text:p>0.029635612412962</text:p>
          </table:table-cell>
          <table:table-cell table:formula="of:=COM.MICROSOFT.NORM.DIST([.I28]-[.$V$5];0;[.$V$2];0)" office:value-type="float" office:value="6.77316186258989E-017" calcext:value-type="float">
            <text:p>6.77316186258989E-17</text:p>
          </table:table-cell>
          <table:table-cell table:formula="of:=COM.MICROSOFT.NORM.DIST([.J28]-[.$U$5];0;[.$V$2];0)" office:value-type="float" office:value="0.00200816208188864" calcext:value-type="float">
            <text:p>0.002008162081889</text:p>
          </table:table-cell>
          <table:table-cell table:formula="of:=COM.MICROSOFT.NORM.DIST([.K28]-[.$V$5];0;[.$V$2];0)" office:value-type="float" office:value="0.000864615231601532" calcext:value-type="float">
            <text:p>0.000864615231602</text:p>
          </table:table-cell>
          <table:table-cell table:formula="of:=COM.MICROSOFT.NORM.DIST([.L28]-[.$U$5];0;[.$V$2];0)" office:value-type="float" office:value="0.260089001093455" calcext:value-type="float">
            <text:p>0.260089001093455</text:p>
          </table:table-cell>
          <table:table-cell table:formula="of:=COM.MICROSOFT.NORM.DIST([.M28]-[.$V$5];0;[.$V$2];0)" office:value-type="float" office:value="0.11772910697708" calcext:value-type="float">
            <text:p>0.11772910697708</text:p>
          </table:table-cell>
          <table:table-cell table:formula="of:=COM.MICROSOFT.NORM.DIST([.N28]-[.$U$5];0;[.$V$2];0)" office:value-type="float" office:value="0.243839914217434" calcext:value-type="float">
            <text:p>0.243839914217434</text:p>
          </table:table-cell>
          <table:table-cell table:formula="of:=COM.MICROSOFT.NORM.DIST([.O28]-[.$V$5];0;[.$V$2];0)" office:value-type="float" office:value="0.00174285967500639" calcext:value-type="float">
            <text:p>0.001742859675006</text:p>
          </table:table-cell>
          <table:table-cell table:formula="of:=COM.MICROSOFT.NORM.DIST([.P28]-[.$U$5];0;[.$V$2];0)" office:value-type="float" office:value="0.0406347807469259" calcext:value-type="float">
            <text:p>0.040634780746926</text:p>
          </table:table-cell>
          <table:table-cell table:formula="of:=COM.MICROSOFT.NORM.DIST([.Q28]-[.$V$5];0;[.$V$2];0)" office:value-type="float" office:value="0.296935069457761" calcext:value-type="float">
            <text:p>0.296935069457761</text:p>
          </table:table-cell>
          <table:table-cell table:formula="of:=COM.MICROSOFT.NORM.DIST([.R28]-[.$U$5];0;[.$V$2];0)" office:value-type="float" office:value="0.0338243766611123" calcext:value-type="float">
            <text:p>0.033824376661112</text:p>
          </table:table-cell>
          <table:table-cell table:formula="of:=COM.MICROSOFT.NORM.DIST([.S28]-[.$V$5];0;[.$V$2];0)" office:value-type="float" office:value="0.00555131165024547" calcext:value-type="float">
            <text:p>0.005551311650245</text:p>
          </table:table-cell>
          <table:table-cell table:formula="of:=PRODUCT([.W28:.AN28])" office:value-type="float" office:value="9.68683990471531E-045" calcext:value-type="float">
            <text:p>9.68683990471531E-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2.113320567745" calcext:value-type="float">
            <text:p>102.113320567745</text:p>
          </table:table-cell>
          <table:table-cell office:value-type="float" office:value="104.965831710498" calcext:value-type="float">
            <text:p>104.965831710498</text:p>
          </table:table-cell>
          <table:table-cell office:value-type="float" office:value="102.592457398041" calcext:value-type="float">
            <text:p>102.592457398041</text:p>
          </table:table-cell>
          <table:table-cell office:value-type="float" office:value="102.517040047761" calcext:value-type="float">
            <text:p>102.517040047761</text:p>
          </table:table-cell>
          <table:table-cell office:value-type="float" office:value="100.107764168639" calcext:value-type="float">
            <text:p>100.107764168639</text:p>
          </table:table-cell>
          <table:table-cell office:value-type="float" office:value="101.626060334427" calcext:value-type="float">
            <text:p>101.626060334427</text:p>
          </table:table-cell>
          <table:table-cell office:value-type="float" office:value="102.883454356495" calcext:value-type="float">
            <text:p>102.883454356495</text:p>
          </table:table-cell>
          <table:table-cell office:value-type="float" office:value="107.776450783239" calcext:value-type="float">
            <text:p>107.776450783239</text:p>
          </table:table-cell>
          <table:table-cell office:value-type="float" office:value="103.329400409675" calcext:value-type="float">
            <text:p>103.329400409675</text:p>
          </table:table-cell>
          <table:table-cell office:value-type="float" office:value="105.321444609083" calcext:value-type="float">
            <text:p>105.321444609083</text:p>
          </table:table-cell>
          <table:table-cell office:value-type="float" office:value="100.832901182355" calcext:value-type="float">
            <text:p>100.832901182355</text:p>
          </table:table-cell>
          <table:table-cell office:value-type="float" office:value="104.464157731474" calcext:value-type="float">
            <text:p>104.464157731474</text:p>
          </table:table-cell>
          <table:table-cell office:value-type="float" office:value="101.922997175035" calcext:value-type="float">
            <text:p>101.922997175035</text:p>
          </table:table-cell>
          <table:table-cell office:value-type="float" office:value="105.146370105897" calcext:value-type="float">
            <text:p>105.146370105897</text:p>
          </table:table-cell>
          <table:table-cell office:value-type="float" office:value="102.408659281504" calcext:value-type="float">
            <text:p>102.408659281504</text:p>
          </table:table-cell>
          <table:table-cell office:value-type="float" office:value="102.698892267396" calcext:value-type="float">
            <text:p>102.698892267396</text:p>
          </table:table-cell>
          <table:table-cell office:value-type="float" office:value="99.9263719371241" calcext:value-type="float">
            <text:p>99.9263719371241</text:p>
          </table:table-cell>
          <table:table-cell office:value-type="float" office:value="101.801255519344" calcext:value-type="float">
            <text:p>101.801255519344</text:p>
          </table:table-cell>
          <table:table-cell/>
          <table:table-cell table:formula="of:=AVERAGE([.B29];[.D29];[.F29];[.H29];[.J29];[.L29];[.N29];[.P29];[.R29])" office:value-type="float" office:value="101.790814052957" calcext:value-type="float">
            <text:p>101.790814052957</text:p>
          </table:table-cell>
          <table:table-cell table:formula="of:=AVERAGE([.C29];[.E29];[.G29];[.I29];[.K29];[.M29];[.O29];[.Q29];[.S29])" office:value-type="float" office:value="104.035278123235" calcext:value-type="float">
            <text:p>104.035278123235</text:p>
          </table:table-cell>
          <table:table-cell table:formula="of:=COM.MICROSOFT.NORM.DIST([.B29]-[.$U$5];0;[.$V$2];0)" office:value-type="float" office:value="0.33679478619225" calcext:value-type="float">
            <text:p>0.33679478619225</text:p>
          </table:table-cell>
          <table:table-cell table:formula="of:=COM.MICROSOFT.NORM.DIST([.C29]-[.$V$5];0;[.$V$2];0)" office:value-type="float" office:value="0.000812874815272809" calcext:value-type="float">
            <text:p>0.000812874815273</text:p>
          </table:table-cell>
          <table:table-cell table:formula="of:=COM.MICROSOFT.NORM.DIST([.D29]-[.$U$5];0;[.$V$2];0)" office:value-type="float" office:value="0.0604458131135131" calcext:value-type="float">
            <text:p>0.060445813113513</text:p>
          </table:table-cell>
          <table:table-cell table:formula="of:=COM.MICROSOFT.NORM.DIST([.E29]-[.$V$5];0;[.$V$2];0)" office:value-type="float" office:value="0.395066710710251" calcext:value-type="float">
            <text:p>0.395066710710251</text:p>
          </table:table-cell>
          <table:table-cell table:formula="of:=COM.MICROSOFT.NORM.DIST([.F29]-[.$U$5];0;[.$V$2];0)" office:value-type="float" office:value="0.020970074193257" calcext:value-type="float">
            <text:p>0.020970074193257</text:p>
          </table:table-cell>
          <table:table-cell table:formula="of:=COM.MICROSOFT.NORM.DIST([.G29]-[.$V$5];0;[.$V$2];0)" office:value-type="float" office:value="0.0097624674237422" calcext:value-type="float">
            <text:p>0.009762467423742</text:p>
          </table:table-cell>
          <table:table-cell table:formula="of:=COM.MICROSOFT.NORM.DIST([.H29]-[.$U$5];0;[.$V$2];0)" office:value-type="float" office:value="0.0136030946023922" calcext:value-type="float">
            <text:p>0.013603094602392</text:p>
          </table:table-cell>
          <table:table-cell table:formula="of:=COM.MICROSOFT.NORM.DIST([.I29]-[.$V$5];0;[.$V$2];0)" office:value-type="float" office:value="9.69948594554593E-020" calcext:value-type="float">
            <text:p>9.69948594554593E-20</text:p>
          </table:table-cell>
          <table:table-cell table:formula="of:=COM.MICROSOFT.NORM.DIST([.J29]-[.$U$5];0;[.$V$2];0)" office:value-type="float" office:value="0.000717065067720634" calcext:value-type="float">
            <text:p>0.000717065067721</text:p>
          </table:table-cell>
          <table:table-cell table:formula="of:=COM.MICROSOFT.NORM.DIST([.K29]-[.$V$5];0;[.$V$2];0)" office:value-type="float" office:value="0.0000450444196102386" calcext:value-type="float">
            <text:p>4.50444196102386E-05</text:p>
          </table:table-cell>
          <table:table-cell table:formula="of:=COM.MICROSOFT.NORM.DIST([.L29]-[.$U$5];0;[.$V$2];0)" office:value-type="float" office:value="0.366461516961705" calcext:value-type="float">
            <text:p>0.366461516961705</text:p>
          </table:table-cell>
          <table:table-cell table:formula="of:=COM.MICROSOFT.NORM.DIST([.M29]-[.$V$5];0;[.$V$2];0)" office:value-type="float" office:value="0.0203647755881532" calcext:value-type="float">
            <text:p>0.020364775588153</text:p>
          </table:table-cell>
          <table:table-cell table:formula="of:=COM.MICROSOFT.NORM.DIST([.N29]-[.$U$5];0;[.$V$2];0)" office:value-type="float" office:value="0.516442318984756" calcext:value-type="float">
            <text:p>0.516442318984756</text:p>
          </table:table-cell>
          <table:table-cell table:formula="of:=COM.MICROSOFT.NORM.DIST([.O29]-[.$V$5];0;[.$V$2];0)" office:value-type="float" office:value="0.000199358346014497" calcext:value-type="float">
            <text:p>0.000199358346014</text:p>
          </table:table-cell>
          <table:table-cell table:formula="of:=COM.MICROSOFT.NORM.DIST([.P29]-[.$U$5];0;[.$V$2];0)" office:value-type="float" office:value="0.130221519515172" calcext:value-type="float">
            <text:p>0.130221519515172</text:p>
          </table:table-cell>
          <table:table-cell table:formula="of:=COM.MICROSOFT.NORM.DIST([.Q29]-[.$V$5];0;[.$V$2];0)" office:value-type="float" office:value="0.569152506162185" calcext:value-type="float">
            <text:p>0.569152506162185</text:p>
          </table:table-cell>
          <table:table-cell table:formula="of:=COM.MICROSOFT.NORM.DIST([.R29]-[.$U$5];0;[.$V$2];0)" office:value-type="float" office:value="0.00737869195868577" calcext:value-type="float">
            <text:p>0.007378691958686</text:p>
          </table:table-cell>
          <table:table-cell table:formula="of:=COM.MICROSOFT.NORM.DIST([.S29]-[.$V$5];0;[.$V$2];0)" office:value-type="float" office:value="0.0259711944298085" calcext:value-type="float">
            <text:p>0.025971194429809</text:p>
          </table:table-cell>
          <table:table-cell table:formula="of:=PRODUCT([.W29:.AN29])" office:value-type="float" office:value="6.2246969739335E-049" calcext:value-type="float">
            <text:p>6.2246969739335E-4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2.607226556127" calcext:value-type="float">
            <text:p>102.607226556127</text:p>
          </table:table-cell>
          <table:table-cell office:value-type="float" office:value="104.510812593727" calcext:value-type="float">
            <text:p>104.510812593727</text:p>
          </table:table-cell>
          <table:table-cell office:value-type="float" office:value="103.0695858548" calcext:value-type="float">
            <text:p>103.0695858548</text:p>
          </table:table-cell>
          <table:table-cell office:value-type="float" office:value="102.05777888714" calcext:value-type="float">
            <text:p>102.05777888714</text:p>
          </table:table-cell>
          <table:table-cell office:value-type="float" office:value="100.561085087845" calcext:value-type="float">
            <text:p>100.561085087845</text:p>
          </table:table-cell>
          <table:table-cell office:value-type="float" office:value="101.195187903523" calcext:value-type="float">
            <text:p>101.195187903523</text:p>
          </table:table-cell>
          <table:table-cell office:value-type="float" office:value="103.069528246115" calcext:value-type="float">
            <text:p>103.069528246115</text:p>
          </table:table-cell>
          <table:table-cell office:value-type="float" office:value="108.254493066528" calcext:value-type="float">
            <text:p>108.254493066528</text:p>
          </table:table-cell>
          <table:table-cell office:value-type="float" office:value="103.512837789211" calcext:value-type="float">
            <text:p>103.512837789211</text:p>
          </table:table-cell>
          <table:table-cell office:value-type="float" office:value="105.797931127296" calcext:value-type="float">
            <text:p>105.797931127296</text:p>
          </table:table-cell>
          <table:table-cell office:value-type="float" office:value="100.9977206145" calcext:value-type="float">
            <text:p>100.9977206145</text:p>
          </table:table-cell>
          <table:table-cell office:value-type="float" office:value="104.95479538963" calcext:value-type="float">
            <text:p>104.95479538963</text:p>
          </table:table-cell>
          <table:table-cell office:value-type="float" office:value="102.049353972319" calcext:value-type="float">
            <text:p>102.049353972319</text:p>
          </table:table-cell>
          <table:table-cell office:value-type="float" office:value="105.054216422328" calcext:value-type="float">
            <text:p>105.054216422328</text:p>
          </table:table-cell>
          <table:table-cell office:value-type="float" office:value="102.528397545832" calcext:value-type="float">
            <text:p>102.528397545832</text:p>
          </table:table-cell>
          <table:table-cell office:value-type="float" office:value="102.604384253532" calcext:value-type="float">
            <text:p>102.604384253532</text:p>
          </table:table-cell>
          <table:table-cell office:value-type="float" office:value="100.025823280641" calcext:value-type="float">
            <text:p>100.025823280641</text:p>
          </table:table-cell>
          <table:table-cell office:value-type="float" office:value="101.724744185174" calcext:value-type="float">
            <text:p>101.724744185174</text:p>
          </table:table-cell>
          <table:table-cell/>
          <table:table-cell table:formula="of:=AVERAGE([.B30];[.D30];[.F30];[.H30];[.J30];[.L30];[.N30];[.P30];[.R30])" office:value-type="float" office:value="102.046839883043" calcext:value-type="float">
            <text:p>102.046839883043</text:p>
          </table:table-cell>
          <table:table-cell table:formula="of:=AVERAGE([.C30];[.E30];[.G30];[.I30];[.K30];[.M30];[.O30];[.Q30];[.S30])" office:value-type="float" office:value="104.01714931432" calcext:value-type="float">
            <text:p>104.01714931432</text:p>
          </table:table-cell>
          <table:table-cell table:formula="of:=COM.MICROSOFT.NORM.DIST([.B30]-[.$U$5];0;[.$V$2];0)" office:value-type="float" office:value="0.0564982737083877" calcext:value-type="float">
            <text:p>0.056498273708388</text:p>
          </table:table-cell>
          <table:table-cell table:formula="of:=COM.MICROSOFT.NORM.DIST([.C30]-[.$V$5];0;[.$V$2];0)" office:value-type="float" office:value="0.0157480742292151" calcext:value-type="float">
            <text:p>0.015748074229215</text:p>
          </table:table-cell>
          <table:table-cell table:formula="of:=COM.MICROSOFT.NORM.DIST([.D30]-[.$U$5];0;[.$V$2];0)" office:value-type="float" office:value="0.00438723052970905" calcext:value-type="float">
            <text:p>0.004387230529709</text:p>
          </table:table-cell>
          <table:table-cell table:formula="of:=COM.MICROSOFT.NORM.DIST([.E30]-[.$V$5];0;[.$V$2];0)" office:value-type="float" office:value="0.0871949682797843" calcext:value-type="float">
            <text:p>0.087194968279784</text:p>
          </table:table-cell>
          <table:table-cell table:formula="of:=COM.MICROSOFT.NORM.DIST([.F30]-[.$U$5];0;[.$V$2];0)" office:value-type="float" office:value="0.160447940316978" calcext:value-type="float">
            <text:p>0.160447940316978</text:p>
          </table:table-cell>
          <table:table-cell table:formula="of:=COM.MICROSOFT.NORM.DIST([.G30]-[.$V$5];0;[.$V$2];0)" office:value-type="float" office:value="0.000521994496258679" calcext:value-type="float">
            <text:p>0.000521994496259</text:p>
          </table:table-cell>
          <table:table-cell table:formula="of:=COM.MICROSOFT.NORM.DIST([.H30]-[.$U$5];0;[.$V$2];0)" office:value-type="float" office:value="0.00438886145613503" calcext:value-type="float">
            <text:p>0.004388861456135</text:p>
          </table:table-cell>
          <table:table-cell table:formula="of:=COM.MICROSOFT.NORM.DIST([.I30]-[.$V$5];0;[.$V$2];0)" office:value-type="float" office:value="8.18320955642617E-024" calcext:value-type="float">
            <text:p>8.18320955642617E-24</text:p>
          </table:table-cell>
          <table:table-cell table:formula="of:=COM.MICROSOFT.NORM.DIST([.J30]-[.$U$5];0;[.$V$2];0)" office:value-type="float" office:value="0.000169647410248304" calcext:value-type="float">
            <text:p>0.000169647410248</text:p>
          </table:table-cell>
          <table:table-cell table:formula="of:=COM.MICROSOFT.NORM.DIST([.K30]-[.$V$5];0;[.$V$2];0)" office:value-type="float" office:value="0.000000422502498544456" calcext:value-type="float">
            <text:p>4.22502498544456E-07</text:p>
          </table:table-cell>
          <table:table-cell table:formula="of:=COM.MICROSOFT.NORM.DIST([.L30]-[.$U$5];0;[.$V$2];0)" office:value-type="float" office:value="0.523622946090823" calcext:value-type="float">
            <text:p>0.523622946090823</text:p>
          </table:table-cell>
          <table:table-cell table:formula="of:=COM.MICROSOFT.NORM.DIST([.M30]-[.$V$5];0;[.$V$2];0)" office:value-type="float" office:value="0.000882064517582792" calcext:value-type="float">
            <text:p>0.000882064517583</text:p>
          </table:table-cell>
          <table:table-cell table:formula="of:=COM.MICROSOFT.NORM.DIST([.N30]-[.$U$5];0;[.$V$2];0)" office:value-type="float" office:value="0.395169935741169" calcext:value-type="float">
            <text:p>0.395169935741169</text:p>
          </table:table-cell>
          <table:table-cell table:formula="of:=COM.MICROSOFT.NORM.DIST([.O30]-[.$V$5];0;[.$V$2];0)" office:value-type="float" office:value="0.000415216891891203" calcext:value-type="float">
            <text:p>0.000415216891891</text:p>
          </table:table-cell>
          <table:table-cell table:formula="of:=COM.MICROSOFT.NORM.DIST([.P30]-[.$U$5];0;[.$V$2];0)" office:value-type="float" office:value="0.0802048690132575" calcext:value-type="float">
            <text:p>0.080204869013258</text:p>
          </table:table-cell>
          <table:table-cell table:formula="of:=COM.MICROSOFT.NORM.DIST([.Q30]-[.$V$5];0;[.$V$2];0)" office:value-type="float" office:value="0.478626149707956" calcext:value-type="float">
            <text:p>0.478626149707956</text:p>
          </table:table-cell>
          <table:table-cell table:formula="of:=COM.MICROSOFT.NORM.DIST([.R30]-[.$U$5];0;[.$V$2];0)" office:value-type="float" office:value="0.013297277933986" calcext:value-type="float">
            <text:p>0.013297277933986</text:p>
          </table:table-cell>
          <table:table-cell table:formula="of:=COM.MICROSOFT.NORM.DIST([.S30]-[.$V$5];0;[.$V$2];0)" office:value-type="float" office:value="0.0171978230223082" calcext:value-type="float">
            <text:p>0.017197823022308</text:p>
          </table:table-cell>
          <table:table-cell table:formula="of:=PRODUCT([.W30:.AN30])" office:value-type="float" office:value="4.88211439370186E-059" calcext:value-type="float">
            <text:p>4.88211439370186E-5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9.4141200755158" calcext:value-type="float">
            <text:p>99.4141200755158</text:p>
          </table:table-cell>
          <table:table-cell office:value-type="float" office:value="107.43964083989" calcext:value-type="float">
            <text:p>107.43964083989</text:p>
          </table:table-cell>
          <table:table-cell office:value-type="float" office:value="100.020927246395" calcext:value-type="float">
            <text:p>100.020927246395</text:p>
          </table:table-cell>
          <table:table-cell office:value-type="float" office:value="105.017216067915" calcext:value-type="float">
            <text:p>105.017216067915</text:p>
          </table:table-cell>
          <table:table-cell office:value-type="float" office:value="97.5494811632533" calcext:value-type="float">
            <text:p>97.5494811632533</text:p>
          </table:table-cell>
          <table:table-cell office:value-type="float" office:value="104.018054454672" calcext:value-type="float">
            <text:p>104.018054454672</text:p>
          </table:table-cell>
          <table:table-cell office:value-type="float" office:value="102.226623890625" calcext:value-type="float">
            <text:p>102.226623890625</text:p>
          </table:table-cell>
          <table:table-cell office:value-type="float" office:value="106.07286644775" calcext:value-type="float">
            <text:p>106.07286644775</text:p>
          </table:table-cell>
          <table:table-cell office:value-type="float" office:value="102.711595495178" calcext:value-type="float">
            <text:p>102.711595495178</text:p>
          </table:table-cell>
          <table:table-cell office:value-type="float" office:value="103.623162413552" calcext:value-type="float">
            <text:p>103.623162413552</text:p>
          </table:table-cell>
          <table:table-cell office:value-type="float" office:value="100.193311865008" calcext:value-type="float">
            <text:p>100.193311865008</text:p>
          </table:table-cell>
          <table:table-cell office:value-type="float" office:value="102.748764953908" calcext:value-type="float">
            <text:p>102.748764953908</text:p>
          </table:table-cell>
          <table:table-cell office:value-type="float" office:value="101.956068315567" calcext:value-type="float">
            <text:p>101.956068315567</text:p>
          </table:table-cell>
          <table:table-cell office:value-type="float" office:value="105.154850389593" calcext:value-type="float">
            <text:p>105.154850389593</text:p>
          </table:table-cell>
          <table:table-cell office:value-type="float" office:value="102.449948649662" calcext:value-type="float">
            <text:p>102.449948649662</text:p>
          </table:table-cell>
          <table:table-cell office:value-type="float" office:value="102.706890999071" calcext:value-type="float">
            <text:p>102.706890999071</text:p>
          </table:table-cell>
          <table:table-cell office:value-type="float" office:value="99.9348363474864" calcext:value-type="float">
            <text:p>99.9348363474864</text:p>
          </table:table-cell>
          <table:table-cell office:value-type="float" office:value="101.823370483732" calcext:value-type="float">
            <text:p>101.823370483732</text:p>
          </table:table-cell>
          <table:table-cell/>
          <table:table-cell table:formula="of:=AVERAGE([.B31];[.D31];[.F31];[.H31];[.J31];[.L31];[.N31];[.P31];[.R31])" office:value-type="float" office:value="100.717434783188" calcext:value-type="float">
            <text:p>100.717434783188</text:p>
          </table:table-cell>
          <table:table-cell table:formula="of:=AVERAGE([.C31];[.E31];[.G31];[.I31];[.K31];[.M31];[.O31];[.Q31];[.S31])" office:value-type="float" office:value="104.289424116676" calcext:value-type="float">
            <text:p>104.289424116676</text:p>
          </table:table-cell>
          <table:table-cell table:formula="of:=COM.MICROSOFT.NORM.DIST([.B31]-[.$U$5];0;[.$V$2];0)" office:value-type="float" office:value="0.000189813412448173" calcext:value-type="float">
            <text:p>0.000189813412448</text:p>
          </table:table-cell>
          <table:table-cell table:formula="of:=COM.MICROSOFT.NORM.DIST([.C31]-[.$V$5];0;[.$V$2];0)" office:value-type="float" office:value="4.15549138808956E-017" calcext:value-type="float">
            <text:p>4.15549138808956E-17</text:p>
          </table:table-cell>
          <table:table-cell table:formula="of:=COM.MICROSOFT.NORM.DIST([.D31]-[.$U$5];0;[.$V$2];0)" office:value-type="float" office:value="0.0129292259812227" calcext:value-type="float">
            <text:p>0.012929225981223</text:p>
          </table:table-cell>
          <table:table-cell table:formula="of:=COM.MICROSOFT.NORM.DIST([.E31]-[.$V$5];0;[.$V$2];0)" office:value-type="float" office:value="0.000552154599733159" calcext:value-type="float">
            <text:p>0.000552154599733</text:p>
          </table:table-cell>
          <table:table-cell table:formula="of:=COM.MICROSOFT.NORM.DIST([.F31]-[.$U$5];0;[.$V$2];0)" office:value-type="float" office:value="0.0000000000000438770518210993" calcext:value-type="float">
            <text:p>4.38770518210993E-14</text:p>
          </table:table-cell>
          <table:table-cell table:formula="of:=COM.MICROSOFT.NORM.DIST([.G31]-[.$V$5];0;[.$V$2];0)" office:value-type="float" office:value="0.153298692919508" calcext:value-type="float">
            <text:p>0.153298692919508</text:p>
          </table:table-cell>
          <table:table-cell table:formula="of:=COM.MICROSOFT.NORM.DIST([.H31]-[.$U$5];0;[.$V$2];0)" office:value-type="float" office:value="0.243758197137611" calcext:value-type="float">
            <text:p>0.243758197137611</text:p>
          </table:table-cell>
          <table:table-cell table:formula="of:=COM.MICROSOFT.NORM.DIST([.I31]-[.$V$5];0;[.$V$2];0)" office:value-type="float" office:value="0.0000000188941334254762" calcext:value-type="float">
            <text:p>1.88941334254762E-08</text:p>
          </table:table-cell>
          <table:table-cell table:formula="of:=COM.MICROSOFT.NORM.DIST([.J31]-[.$U$5];0;[.$V$2];0)" office:value-type="float" office:value="0.0341949287781805" calcext:value-type="float">
            <text:p>0.034194928778181</text:p>
          </table:table-cell>
          <table:table-cell table:formula="of:=COM.MICROSOFT.NORM.DIST([.K31]-[.$V$5];0;[.$V$2];0)" office:value-type="float" office:value="0.471084907880007" calcext:value-type="float">
            <text:p>0.471084907880007</text:p>
          </table:table-cell>
          <table:table-cell table:formula="of:=COM.MICROSOFT.NORM.DIST([.L31]-[.$U$5];0;[.$V$2];0)" office:value-type="float" office:value="0.0327868774464909" calcext:value-type="float">
            <text:p>0.032786877446491</text:p>
          </table:table-cell>
          <table:table-cell table:formula="of:=COM.MICROSOFT.NORM.DIST([.M31]-[.$V$5];0;[.$V$2];0)" office:value-type="float" office:value="0.614716591462783" calcext:value-type="float">
            <text:p>0.614716591462783</text:p>
          </table:table-cell>
          <table:table-cell table:formula="of:=COM.MICROSOFT.NORM.DIST([.N31]-[.$U$5];0;[.$V$2];0)" office:value-type="float" office:value="0.484483206642442" calcext:value-type="float">
            <text:p>0.484483206642442</text:p>
          </table:table-cell>
          <table:table-cell table:formula="of:=COM.MICROSOFT.NORM.DIST([.O31]-[.$V$5];0;[.$V$2];0)" office:value-type="float" office:value="0.000186024785961874" calcext:value-type="float">
            <text:p>0.000186024785962</text:p>
          </table:table-cell>
          <table:table-cell table:formula="of:=COM.MICROSOFT.NORM.DIST([.P31]-[.$U$5];0;[.$V$2];0)" office:value-type="float" office:value="0.110895941842191" calcext:value-type="float">
            <text:p>0.110895941842191</text:p>
          </table:table-cell>
          <table:table-cell table:formula="of:=COM.MICROSOFT.NORM.DIST([.Q31]-[.$V$5];0;[.$V$2];0)" office:value-type="float" office:value="0.576612153515938" calcext:value-type="float">
            <text:p>0.576612153515938</text:p>
          </table:table-cell>
          <table:table-cell table:formula="of:=COM.MICROSOFT.NORM.DIST([.R31]-[.$U$5];0;[.$V$2];0)" office:value-type="float" office:value="0.00776995172885712" calcext:value-type="float">
            <text:p>0.007769951728857</text:p>
          </table:table-cell>
          <table:table-cell table:formula="of:=COM.MICROSOFT.NORM.DIST([.S31]-[.$V$5];0;[.$V$2];0)" office:value-type="float" office:value="0.0291300494506775" calcext:value-type="float">
            <text:p>0.029130049450678</text:p>
          </table:table-cell>
          <table:table-cell table:formula="of:=PRODUCT([.W31:.AN31])" office:value-type="float" office:value="7.38735583663053E-061" calcext:value-type="float">
            <text:p>7.38735583663053E-6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2.706748648027" calcext:value-type="float">
            <text:p>102.706748648027</text:p>
          </table:table-cell>
          <table:table-cell office:value-type="float" office:value="104.452872498167" calcext:value-type="float">
            <text:p>104.452872498167</text:p>
          </table:table-cell>
          <table:table-cell office:value-type="float" office:value="103.175425581197" calcext:value-type="float">
            <text:p>103.175425581197</text:p>
          </table:table-cell>
          <table:table-cell office:value-type="float" office:value="101.998915420897" calcext:value-type="float">
            <text:p>101.998915420897</text:p>
          </table:table-cell>
          <table:table-cell office:value-type="float" office:value="100.633634743528" calcext:value-type="float">
            <text:p>100.633634743528</text:p>
          </table:table-cell>
          <table:table-cell office:value-type="float" office:value="101.152766371873" calcext:value-type="float">
            <text:p>101.152766371873</text:p>
          </table:table-cell>
          <table:table-cell office:value-type="float" office:value="103.121658118719" calcext:value-type="float">
            <text:p>103.121658118719</text:p>
          </table:table-cell>
          <table:table-cell office:value-type="float" office:value="108.373857735582" calcext:value-type="float">
            <text:p>108.373857735582</text:p>
          </table:table-cell>
          <table:table-cell office:value-type="float" office:value="103.573656378656" calcext:value-type="float">
            <text:p>103.573656378656</text:p>
          </table:table-cell>
          <table:table-cell office:value-type="float" office:value="105.916798593071" calcext:value-type="float">
            <text:p>105.916798593071</text:p>
          </table:table-cell>
          <table:table-cell office:value-type="float" office:value="101.026188913652" calcext:value-type="float">
            <text:p>101.026188913652</text:p>
          </table:table-cell>
          <table:table-cell office:value-type="float" office:value="105.087931532526" calcext:value-type="float">
            <text:p>105.087931532526</text:p>
          </table:table-cell>
          <table:table-cell office:value-type="float" office:value="102.13605952121" calcext:value-type="float">
            <text:p>102.13605952121</text:p>
          </table:table-cell>
          <table:table-cell office:value-type="float" office:value="105.01553869426" calcext:value-type="float">
            <text:p>105.01553869426</text:p>
          </table:table-cell>
          <table:table-cell office:value-type="float" office:value="102.618100421481" calcext:value-type="float">
            <text:p>102.618100421481</text:p>
          </table:table-cell>
          <table:table-cell office:value-type="float" office:value="102.564136934452" calcext:value-type="float">
            <text:p>102.564136934452</text:p>
          </table:table-cell>
          <table:table-cell office:value-type="float" office:value="100.080926650306" calcext:value-type="float">
            <text:p>100.080926650306</text:p>
          </table:table-cell>
          <table:table-cell office:value-type="float" office:value="101.704202267111" calcext:value-type="float">
            <text:p>101.704202267111</text:p>
          </table:table-cell>
          <table:table-cell/>
          <table:table-cell table:formula="of:=AVERAGE([.B32];[.D32];[.F32];[.H32];[.J32];[.L32];[.N32];[.P32];[.R32])" office:value-type="float" office:value="102.119155441864" calcext:value-type="float">
            <text:p>102.119155441864</text:p>
          </table:table-cell>
          <table:table-cell table:formula="of:=AVERAGE([.C32];[.E32];[.G32];[.I32];[.K32];[.M32];[.O32];[.Q32];[.S32])" office:value-type="float" office:value="104.029668894215" calcext:value-type="float">
            <text:p>104.029668894215</text:p>
          </table:table-cell>
          <table:table-cell table:formula="of:=COM.MICROSOFT.NORM.DIST([.B32]-[.$U$5];0;[.$V$2];0)" office:value-type="float" office:value="0.0350354676360435" calcext:value-type="float">
            <text:p>0.035035467636044</text:p>
          </table:table-cell>
          <table:table-cell table:formula="of:=COM.MICROSOFT.NORM.DIST([.C32]-[.$V$5];0;[.$V$2];0)" office:value-type="float" office:value="0.0216430750253322" calcext:value-type="float">
            <text:p>0.021643075025332</text:p>
          </table:table-cell>
          <table:table-cell table:formula="of:=COM.MICROSOFT.NORM.DIST([.D32]-[.$U$5];0;[.$V$2];0)" office:value-type="float" office:value="0.00216719568990808" calcext:value-type="float">
            <text:p>0.002167195689908</text:p>
          </table:table-cell>
          <table:table-cell table:formula="of:=COM.MICROSOFT.NORM.DIST([.E32]-[.$V$5];0;[.$V$2];0)" office:value-type="float" office:value="0.067592460373652" calcext:value-type="float">
            <text:p>0.067592460373652</text:p>
          </table:table-cell>
          <table:table-cell table:formula="of:=COM.MICROSOFT.NORM.DIST([.F32]-[.$U$5];0;[.$V$2];0)" office:value-type="float" office:value="0.205887099903006" calcext:value-type="float">
            <text:p>0.205887099903006</text:p>
          </table:table-cell>
          <table:table-cell table:formula="of:=COM.MICROSOFT.NORM.DIST([.G32]-[.$V$5];0;[.$V$2];0)" office:value-type="float" office:value="0.000375839368023302" calcext:value-type="float">
            <text:p>0.000375839368023</text:p>
          </table:table-cell>
          <table:table-cell table:formula="of:=COM.MICROSOFT.NORM.DIST([.H32]-[.$U$5];0;[.$V$2];0)" office:value-type="float" office:value="0.00311838010515187" calcext:value-type="float">
            <text:p>0.003118380105152</text:p>
          </table:table-cell>
          <table:table-cell table:formula="of:=COM.MICROSOFT.NORM.DIST([.I32]-[.$V$5];0;[.$V$2];0)" office:value-type="float" office:value="6.81981061112722E-025" calcext:value-type="float">
            <text:p>6.81981061112722E-25</text:p>
          </table:table-cell>
          <table:table-cell table:formula="of:=COM.MICROSOFT.NORM.DIST([.J32]-[.$U$5];0;[.$V$2];0)" office:value-type="float" office:value="0.000102115172715714" calcext:value-type="float">
            <text:p>0.000102115172716</text:p>
          </table:table-cell>
          <table:table-cell table:formula="of:=COM.MICROSOFT.NORM.DIST([.K32]-[.$V$5];0;[.$V$2];0)" office:value-type="float" office:value="0.000000114416726567447" calcext:value-type="float">
            <text:p>1.14416726567447E-07</text:p>
          </table:table-cell>
          <table:table-cell table:formula="of:=COM.MICROSOFT.NORM.DIST([.L32]-[.$U$5];0;[.$V$2];0)" office:value-type="float" office:value="0.550820081702722" calcext:value-type="float">
            <text:p>0.550820081702722</text:p>
          </table:table-cell>
          <table:table-cell table:formula="of:=COM.MICROSOFT.NORM.DIST([.M32]-[.$V$5];0;[.$V$2];0)" office:value-type="float" office:value="0.000318720011748941" calcext:value-type="float">
            <text:p>0.000318720011749</text:p>
          </table:table-cell>
          <table:table-cell table:formula="of:=COM.MICROSOFT.NORM.DIST([.N32]-[.$U$5];0;[.$V$2];0)" office:value-type="float" office:value="0.316939111913846" calcext:value-type="float">
            <text:p>0.316939111913846</text:p>
          </table:table-cell>
          <table:table-cell table:formula="of:=COM.MICROSOFT.NORM.DIST([.O32]-[.$V$5];0;[.$V$2];0)" office:value-type="float" office:value="0.000559262940315876" calcext:value-type="float">
            <text:p>0.000559262940316</text:p>
          </table:table-cell>
          <table:table-cell table:formula="of:=COM.MICROSOFT.NORM.DIST([.P32]-[.$U$5];0;[.$V$2];0)" office:value-type="float" office:value="0.0537276512071564" calcext:value-type="float">
            <text:p>0.053727651207157</text:p>
          </table:table-cell>
          <table:table-cell table:formula="of:=COM.MICROSOFT.NORM.DIST([.Q32]-[.$V$5];0;[.$V$2];0)" office:value-type="float" office:value="0.439791760786421" calcext:value-type="float">
            <text:p>0.439791760786421</text:p>
          </table:table-cell>
          <table:table-cell table:formula="of:=COM.MICROSOFT.NORM.DIST([.R32]-[.$U$5];0;[.$V$2];0)" office:value-type="float" office:value="0.018117081845026" calcext:value-type="float">
            <text:p>0.018117081845026</text:p>
          </table:table-cell>
          <table:table-cell table:formula="of:=COM.MICROSOFT.NORM.DIST([.S32]-[.$V$5];0;[.$V$2];0)" office:value-type="float" office:value="0.0153348159761906" calcext:value-type="float">
            <text:p>0.015334815976191</text:p>
          </table:table-cell>
          <table:table-cell table:formula="of:=PRODUCT([.W32:.AN32])" office:value-type="float" office:value="4.3627323254953E-062" calcext:value-type="float">
            <text:p>4.3627323254953E-6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1.203331696427" calcext:value-type="float">
            <text:p>101.203331696427</text:p>
          </table:table-cell>
          <table:table-cell office:value-type="float" office:value="105.886074370625" calcext:value-type="float">
            <text:p>105.886074370625</text:p>
          </table:table-cell>
          <table:table-cell office:value-type="float" office:value="101.744027173614" calcext:value-type="float">
            <text:p>101.744027173614</text:p>
          </table:table-cell>
          <table:table-cell office:value-type="float" office:value="103.445916148967" calcext:value-type="float">
            <text:p>103.445916148967</text:p>
          </table:table-cell>
          <table:table-cell office:value-type="float" office:value="99.2102137234221" calcext:value-type="float">
            <text:p>99.2102137234221</text:p>
          </table:table-cell>
          <table:table-cell office:value-type="float" office:value="102.536351046292" calcext:value-type="float">
            <text:p>102.536351046292</text:p>
          </table:table-cell>
          <table:table-cell office:value-type="float" office:value="101.927184334739" calcext:value-type="float">
            <text:p>101.927184334739</text:p>
          </table:table-cell>
          <table:table-cell office:value-type="float" office:value="105.269042069683" calcext:value-type="float">
            <text:p>105.269042069683</text:p>
          </table:table-cell>
          <table:table-cell office:value-type="float" office:value="102.43614919611" calcext:value-type="float">
            <text:p>102.43614919611</text:p>
          </table:table-cell>
          <table:table-cell office:value-type="float" office:value="102.822081179639" calcext:value-type="float">
            <text:p>102.822081179639</text:p>
          </table:table-cell>
          <table:table-cell office:value-type="float" office:value="99.8907342179132" calcext:value-type="float">
            <text:p>99.8907342179132</text:p>
          </table:table-cell>
          <table:table-cell office:value-type="float" office:value="101.945536258166" calcext:value-type="float">
            <text:p>101.945536258166</text:p>
          </table:table-cell>
          <table:table-cell office:value-type="float" office:value="102.072652908603" calcext:value-type="float">
            <text:p>102.072652908603</text:p>
          </table:table-cell>
          <table:table-cell office:value-type="float" office:value="105.088925564904" calcext:value-type="float">
            <text:p>105.088925564904</text:p>
          </table:table-cell>
          <table:table-cell office:value-type="float" office:value="102.566516807875" calcext:value-type="float">
            <text:p>102.566516807875</text:p>
          </table:table-cell>
          <table:table-cell office:value-type="float" office:value="102.638840219447" calcext:value-type="float">
            <text:p>102.638840219447</text:p>
          </table:table-cell>
          <table:table-cell office:value-type="float" office:value="100.015732219172" calcext:value-type="float">
            <text:p>100.015732219172</text:p>
          </table:table-cell>
          <table:table-cell office:value-type="float" office:value="101.777995765315" calcext:value-type="float">
            <text:p>101.777995765315</text:p>
          </table:table-cell>
          <table:table-cell/>
          <table:table-cell table:formula="of:=AVERAGE([.B33];[.D33];[.F33];[.H33];[.J33];[.L33];[.N33];[.P33];[.R33])" office:value-type="float" office:value="101.229615808653" calcext:value-type="float">
            <text:p>101.229615808653</text:p>
          </table:table-cell>
          <table:table-cell table:formula="of:=AVERAGE([.C33];[.E33];[.G33];[.I33];[.K33];[.M33];[.O33];[.Q33];[.S33])" office:value-type="float" office:value="103.490084735893" calcext:value-type="float">
            <text:p>103.490084735893</text:p>
          </table:table-cell>
          <table:table-cell table:formula="of:=COM.MICROSOFT.NORM.DIST([.B33]-[.$U$5];0;[.$V$2];0)" office:value-type="float" office:value="0.701798159360206" calcext:value-type="float">
            <text:p>0.701798159360206</text:p>
          </table:table-cell>
          <table:table-cell table:formula="of:=COM.MICROSOFT.NORM.DIST([.C33]-[.$V$5];0;[.$V$2];0)" office:value-type="float" office:value="0.000000161244421860072" calcext:value-type="float">
            <text:p>1.61244421860072E-07</text:p>
          </table:table-cell>
          <table:table-cell table:formula="of:=COM.MICROSOFT.NORM.DIST([.D33]-[.$U$5];0;[.$V$2];0)" office:value-type="float" office:value="0.676388364216644" calcext:value-type="float">
            <text:p>0.676388364216644</text:p>
          </table:table-cell>
          <table:table-cell table:formula="of:=COM.MICROSOFT.NORM.DIST([.E33]-[.$V$5];0;[.$V$2];0)" office:value-type="float" office:value="0.63658513520925" calcext:value-type="float">
            <text:p>0.63658513520925</text:p>
          </table:table-cell>
          <table:table-cell table:formula="of:=COM.MICROSOFT.NORM.DIST([.F33]-[.$U$5];0;[.$V$2];0)" office:value-type="float" office:value="0.0000330150839978431" calcext:value-type="float">
            <text:p>3.30150839978431E-05</text:p>
          </table:table-cell>
          <table:table-cell table:formula="of:=COM.MICROSOFT.NORM.DIST([.G33]-[.$V$5];0;[.$V$2];0)" office:value-type="float" office:value="0.413270291432656" calcext:value-type="float">
            <text:p>0.413270291432656</text:p>
          </table:table-cell>
          <table:table-cell table:formula="of:=COM.MICROSOFT.NORM.DIST([.H33]-[.$U$5];0;[.$V$2];0)" office:value-type="float" office:value="0.512406109364293" calcext:value-type="float">
            <text:p>0.512406109364293</text:p>
          </table:table-cell>
          <table:table-cell table:formula="of:=COM.MICROSOFT.NORM.DIST([.I33]-[.$V$5];0;[.$V$2];0)" office:value-type="float" office:value="0.0000712164810014938" calcext:value-type="float">
            <text:p>7.12164810014938E-05</text:p>
          </table:table-cell>
          <table:table-cell table:formula="of:=COM.MICROSOFT.NORM.DIST([.J33]-[.$U$5];0;[.$V$2];0)" office:value-type="float" office:value="0.117101441062935" calcext:value-type="float">
            <text:p>0.117101441062935</text:p>
          </table:table-cell>
          <table:table-cell table:formula="of:=COM.MICROSOFT.NORM.DIST([.K33]-[.$V$5];0;[.$V$2];0)" office:value-type="float" office:value="0.676080422125435" calcext:value-type="float">
            <text:p>0.676080422125435</text:p>
          </table:table-cell>
          <table:table-cell table:formula="of:=COM.MICROSOFT.NORM.DIST([.L33]-[.$U$5];0;[.$V$2];0)" office:value-type="float" office:value="0.00591751700877967" calcext:value-type="float">
            <text:p>0.00591751700878</text:p>
          </table:table-cell>
          <table:table-cell table:formula="of:=COM.MICROSOFT.NORM.DIST([.M33]-[.$V$5];0;[.$V$2];0)" office:value-type="float" office:value="0.053015756388431" calcext:value-type="float">
            <text:p>0.053015756388431</text:p>
          </table:table-cell>
          <table:table-cell table:formula="of:=COM.MICROSOFT.NORM.DIST([.N33]-[.$U$5];0;[.$V$2];0)" office:value-type="float" office:value="0.373527143255391" calcext:value-type="float">
            <text:p>0.373527143255391</text:p>
          </table:table-cell>
          <table:table-cell table:formula="of:=COM.MICROSOFT.NORM.DIST([.O33]-[.$V$5];0;[.$V$2];0)" office:value-type="float" office:value="0.000316222484484792" calcext:value-type="float">
            <text:p>0.000316222484485</text:p>
          </table:table-cell>
          <table:table-cell table:formula="of:=COM.MICROSOFT.NORM.DIST([.P33]-[.$U$5];0;[.$V$2];0)" office:value-type="float" office:value="0.0679150608105158" calcext:value-type="float">
            <text:p>0.067915060810516</text:p>
          </table:table-cell>
          <table:table-cell table:formula="of:=COM.MICROSOFT.NORM.DIST([.Q33]-[.$V$5];0;[.$V$2];0)" office:value-type="float" office:value="0.511943481331681" calcext:value-type="float">
            <text:p>0.511943481331681</text:p>
          </table:table-cell>
          <table:table-cell table:formula="of:=COM.MICROSOFT.NORM.DIST([.R33]-[.$U$5];0;[.$V$2];0)" office:value-type="float" office:value="0.0125485150151447" calcext:value-type="float">
            <text:p>0.012548515015145</text:p>
          </table:table-cell>
          <table:table-cell table:formula="of:=COM.MICROSOFT.NORM.DIST([.S33]-[.$V$5];0;[.$V$2];0)" office:value-type="float" office:value="0.0229691775129693" calcext:value-type="float">
            <text:p>0.022969177512969</text:p>
          </table:table-cell>
          <table:table-cell table:formula="of:=PRODUCT([.W33:.AN33])" office:value-type="float" office:value="7.13241865299925E-031" calcext:value-type="float">
            <text:p>7.13241865299925E-3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.780147168975" calcext:value-type="float">
            <text:p>100.780147168975</text:p>
          </table:table-cell>
          <table:table-cell office:value-type="float" office:value="106.290000024986" calcext:value-type="float">
            <text:p>106.290000024986</text:p>
          </table:table-cell>
          <table:table-cell office:value-type="float" office:value="101.344632592497" calcext:value-type="float">
            <text:p>101.344632592497</text:p>
          </table:table-cell>
          <table:table-cell office:value-type="float" office:value="103.854128757118" calcext:value-type="float">
            <text:p>103.854128757118</text:p>
          </table:table-cell>
          <table:table-cell office:value-type="float" office:value="98.801684901681" calcext:value-type="float">
            <text:p>98.801684901681</text:p>
          </table:table-cell>
          <table:table-cell office:value-type="float" office:value="102.93085520779" calcext:value-type="float">
            <text:p>102.93085520779</text:p>
          </table:table-cell>
          <table:table-cell office:value-type="float" office:value="103.272108224974" calcext:value-type="float">
            <text:p>103.272108224974</text:p>
          </table:table-cell>
          <table:table-cell office:value-type="float" office:value="108.745044995953" calcext:value-type="float">
            <text:p>108.745044995953</text:p>
          </table:table-cell>
          <table:table-cell office:value-type="float" office:value="103.728579714227" calcext:value-type="float">
            <text:p>103.728579714227</text:p>
          </table:table-cell>
          <table:table-cell office:value-type="float" office:value="106.286664485178" calcext:value-type="float">
            <text:p>106.286664485178</text:p>
          </table:table-cell>
          <table:table-cell office:value-type="float" office:value="101.14738152515" calcext:value-type="float">
            <text:p>101.14738152515</text:p>
          </table:table-cell>
          <table:table-cell office:value-type="float" office:value="105.476499239759" calcext:value-type="float">
            <text:p>105.476499239759</text:p>
          </table:table-cell>
          <table:table-cell office:value-type="float" office:value="101.993625394063" calcext:value-type="float">
            <text:p>101.993625394063</text:p>
          </table:table-cell>
          <table:table-cell office:value-type="float" office:value="105.177481321016" calcext:value-type="float">
            <text:p>105.177481321016</text:p>
          </table:table-cell>
          <table:table-cell office:value-type="float" office:value="102.500960512325" calcext:value-type="float">
            <text:p>102.500960512325</text:p>
          </table:table-cell>
          <table:table-cell office:value-type="float" office:value="102.72902713546" calcext:value-type="float">
            <text:p>102.72902713546</text:p>
          </table:table-cell>
          <table:table-cell office:value-type="float" office:value="99.9370687465732" calcext:value-type="float">
            <text:p>99.9370687465732</text:p>
          </table:table-cell>
          <table:table-cell office:value-type="float" office:value="101.865568891648" calcext:value-type="float">
            <text:p>101.865568891648</text:p>
          </table:table-cell>
          <table:table-cell/>
          <table:table-cell table:formula="of:=AVERAGE([.B34];[.D34];[.F34];[.H34];[.J34];[.L34];[.N34];[.P34];[.R34])" office:value-type="float" office:value="101.500687642274" calcext:value-type="float">
            <text:p>101.500687642274</text:p>
          </table:table-cell>
          <table:table-cell table:formula="of:=AVERAGE([.C34];[.E34];[.G34];[.I34];[.K34];[.M34];[.O34];[.Q34];[.S34])" office:value-type="float" office:value="104.817252228768" calcext:value-type="float">
            <text:p>104.817252228768</text:p>
          </table:table-cell>
          <table:table-cell table:formula="of:=COM.MICROSOFT.NORM.DIST([.B34]-[.$U$5];0;[.$V$2];0)" office:value-type="float" office:value="0.319485267073255" calcext:value-type="float">
            <text:p>0.319485267073255</text:p>
          </table:table-cell>
          <table:table-cell table:formula="of:=COM.MICROSOFT.NORM.DIST([.C34]-[.$V$5];0;[.$V$2];0)" office:value-type="float" office:value="0.00000000131140458036534" calcext:value-type="float">
            <text:p>1.31140458036534E-09</text:p>
          </table:table-cell>
          <table:table-cell table:formula="of:=COM.MICROSOFT.NORM.DIST([.D34]-[.$U$5];0;[.$V$2];0)" office:value-type="float" office:value="0.778117826868759" calcext:value-type="float">
            <text:p>0.778117826868759</text:p>
          </table:table-cell>
          <table:table-cell table:formula="of:=COM.MICROSOFT.NORM.DIST([.E34]-[.$V$5];0;[.$V$2];0)" office:value-type="float" office:value="0.26352283891226" calcext:value-type="float">
            <text:p>0.26352283891226</text:p>
          </table:table-cell>
          <table:table-cell table:formula="of:=COM.MICROSOFT.NORM.DIST([.F34]-[.$U$5];0;[.$V$2];0)" office:value-type="float" office:value="0.000000601862032893708" calcext:value-type="float">
            <text:p>6.01862032893708E-07</text:p>
          </table:table-cell>
          <table:table-cell table:formula="of:=COM.MICROSOFT.NORM.DIST([.G34]-[.$V$5];0;[.$V$2];0)" office:value-type="float" office:value="0.748347117352119" calcext:value-type="float">
            <text:p>0.748347117352119</text:p>
          </table:table-cell>
          <table:table-cell table:formula="of:=COM.MICROSOFT.NORM.DIST([.H34]-[.$U$5];0;[.$V$2];0)" office:value-type="float" office:value="0.00109420426255635" calcext:value-type="float">
            <text:p>0.001094204262556</text:p>
          </table:table-cell>
          <table:table-cell table:formula="of:=COM.MICROSOFT.NORM.DIST([.I34]-[.$V$5];0;[.$V$2];0)" office:value-type="float" office:value="2.08826881063163E-028" calcext:value-type="float">
            <text:p>2.08826881063163E-28</text:p>
          </table:table-cell>
          <table:table-cell table:formula="of:=COM.MICROSOFT.NORM.DIST([.J34]-[.$U$5];0;[.$V$2];0)" office:value-type="float" office:value="0.0000262112964572475" calcext:value-type="float">
            <text:p>2.62112964572475E-05</text:p>
          </table:table-cell>
          <table:table-cell table:formula="of:=COM.MICROSOFT.NORM.DIST([.K34]-[.$V$5];0;[.$V$2];0)" office:value-type="float" office:value="0.00000000136821398539356" calcext:value-type="float">
            <text:p>1.36821398539356E-09</text:p>
          </table:table-cell>
          <table:table-cell table:formula="of:=COM.MICROSOFT.NORM.DIST([.L34]-[.$U$5];0;[.$V$2];0)" office:value-type="float" office:value="0.658982579566645" calcext:value-type="float">
            <text:p>0.658982579566645</text:p>
          </table:table-cell>
          <table:table-cell table:formula="of:=COM.MICROSOFT.NORM.DIST([.M34]-[.$V$5];0;[.$V$2];0)" office:value-type="float" office:value="0.0000108907031765246" calcext:value-type="float">
            <text:p>1.08907031765246E-05</text:p>
          </table:table-cell>
          <table:table-cell table:formula="of:=COM.MICROSOFT.NORM.DIST([.N34]-[.$U$5];0;[.$V$2];0)" office:value-type="float" office:value="0.448196446190358" calcext:value-type="float">
            <text:p>0.448196446190358</text:p>
          </table:table-cell>
          <table:table-cell table:formula="of:=COM.MICROSOFT.NORM.DIST([.O34]-[.$V$5];0;[.$V$2];0)" office:value-type="float" office:value="0.000154429382005989" calcext:value-type="float">
            <text:p>0.000154429382006</text:p>
          </table:table-cell>
          <table:table-cell table:formula="of:=COM.MICROSOFT.NORM.DIST([.P34]-[.$U$5];0;[.$V$2];0)" office:value-type="float" office:value="0.0900804666279147" calcext:value-type="float">
            <text:p>0.090080466627915</text:p>
          </table:table-cell>
          <table:table-cell table:formula="of:=COM.MICROSOFT.NORM.DIST([.Q34]-[.$V$5];0;[.$V$2];0)" office:value-type="float" office:value="0.59697305767462" calcext:value-type="float">
            <text:p>0.59697305767462</text:p>
          </table:table-cell>
          <table:table-cell table:formula="of:=COM.MICROSOFT.NORM.DIST([.R34]-[.$U$5];0;[.$V$2];0)" office:value-type="float" office:value="0.00787617964968527" calcext:value-type="float">
            <text:p>0.007876179649685</text:p>
          </table:table-cell>
          <table:table-cell table:formula="of:=COM.MICROSOFT.NORM.DIST([.S34]-[.$V$5];0;[.$V$2];0)" office:value-type="float" office:value="0.0360664410013569" calcext:value-type="float">
            <text:p>0.036066441001357</text:p>
          </table:table-cell>
          <table:table-cell table:formula="of:=PRODUCT([.W34:.AN34])" office:value-type="float" office:value="2.40608511206781E-075" calcext:value-type="float">
            <text:p>2.40608511206781E-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9.6567407384505" calcext:value-type="float">
            <text:p>99.6567407384505</text:p>
          </table:table-cell>
          <table:table-cell office:value-type="float" office:value="107.300253417123" calcext:value-type="float">
            <text:p>107.300253417123</text:p>
          </table:table-cell>
          <table:table-cell office:value-type="float" office:value="100.274597876564" calcext:value-type="float">
            <text:p>100.274597876564</text:p>
          </table:table-cell>
          <table:table-cell office:value-type="float" office:value="104.876282825242" calcext:value-type="float">
            <text:p>104.876282825242</text:p>
          </table:table-cell>
          <table:table-cell office:value-type="float" office:value="97.734232027319" calcext:value-type="float">
            <text:p>97.734232027319</text:p>
          </table:table-cell>
          <table:table-cell office:value-type="float" office:value="103.907995837121" calcext:value-type="float">
            <text:p>103.907995837121</text:p>
          </table:table-cell>
          <table:table-cell office:value-type="float" office:value="103.295532806258" calcext:value-type="float">
            <text:p>103.295532806258</text:p>
          </table:table-cell>
          <table:table-cell office:value-type="float" office:value="108.802429310636" calcext:value-type="float">
            <text:p>108.802429310636</text:p>
          </table:table-cell>
          <table:table-cell office:value-type="float" office:value="103.756387250175" calcext:value-type="float">
            <text:p>103.756387250175</text:p>
          </table:table-cell>
          <table:table-cell office:value-type="float" office:value="106.34376860399" calcext:value-type="float">
            <text:p>106.34376860399</text:p>
          </table:table-cell>
          <table:table-cell office:value-type="float" office:value="101.159050358026" calcext:value-type="float">
            <text:p>101.159050358026</text:p>
          </table:table-cell>
          <table:table-cell office:value-type="float" office:value="105.540732422069" calcext:value-type="float">
            <text:p>105.540732422069</text:p>
          </table:table-cell>
          <table:table-cell office:value-type="float" office:value="102.216450300538" calcext:value-type="float">
            <text:p>102.216450300538</text:p>
          </table:table-cell>
          <table:table-cell office:value-type="float" office:value="104.998782824661" calcext:value-type="float">
            <text:p>104.998782824661</text:p>
          </table:table-cell>
          <table:table-cell office:value-type="float" office:value="102.707655028312" calcext:value-type="float">
            <text:p>102.707655028312</text:p>
          </table:table-cell>
          <table:table-cell office:value-type="float" office:value="102.545975761593" calcext:value-type="float">
            <text:p>102.545975761593</text:p>
          </table:table-cell>
          <table:table-cell office:value-type="float" office:value="100.120425726551" calcext:value-type="float">
            <text:p>100.120425726551</text:p>
          </table:table-cell>
          <table:table-cell office:value-type="float" office:value="101.710903032779" calcext:value-type="float">
            <text:p>101.710903032779</text:p>
          </table:table-cell>
          <table:table-cell/>
          <table:table-cell table:formula="of:=AVERAGE([.B35];[.D35];[.F35];[.H35];[.J35];[.L35];[.N35];[.P35];[.R35])" office:value-type="float" office:value="101.21345245691" calcext:value-type="float">
            <text:p>101.21345245691</text:p>
          </table:table-cell>
          <table:table-cell table:formula="of:=AVERAGE([.C35];[.E35];[.G35];[.I35];[.K35];[.M35];[.O35];[.Q35];[.S35])" office:value-type="float" office:value="105.114124892802" calcext:value-type="float">
            <text:p>105.114124892802</text:p>
          </table:table-cell>
          <table:table-cell table:formula="of:=COM.MICROSOFT.NORM.DIST([.B35]-[.$U$5];0;[.$V$2];0)" office:value-type="float" office:value="0.00122479716962454" calcext:value-type="float">
            <text:p>0.001224797169625</text:p>
          </table:table-cell>
          <table:table-cell table:formula="of:=COM.MICROSOFT.NORM.DIST([.C35]-[.$V$5];0;[.$V$2];0)" office:value-type="float" office:value="4.46847349675363E-016" calcext:value-type="float">
            <text:p>4.46847349675363E-16</text:p>
          </table:table-cell>
          <table:table-cell table:formula="of:=COM.MICROSOFT.NORM.DIST([.D35]-[.$U$5];0;[.$V$2];0)" office:value-type="float" office:value="0.0487923365362416" calcext:value-type="float">
            <text:p>0.048792336536242</text:p>
          </table:table-cell>
          <table:table-cell table:formula="of:=COM.MICROSOFT.NORM.DIST([.E35]-[.$V$5];0;[.$V$2];0)" office:value-type="float" office:value="0.00155516063170172" calcext:value-type="float">
            <text:p>0.001555160631702</text:p>
          </table:table-cell>
          <table:table-cell table:formula="of:=COM.MICROSOFT.NORM.DIST([.F35]-[.$U$5];0;[.$V$2];0)" office:value-type="float" office:value="0.000000000000735478079507062" calcext:value-type="float">
            <text:p>7.35478079507062E-13</text:p>
          </table:table-cell>
          <table:table-cell table:formula="of:=COM.MICROSOFT.NORM.DIST([.G35]-[.$V$5];0;[.$V$2];0)" office:value-type="float" office:value="0.223178936568283" calcext:value-type="float">
            <text:p>0.223178936568283</text:p>
          </table:table-cell>
          <table:table-cell table:formula="of:=COM.MICROSOFT.NORM.DIST([.H35]-[.$U$5];0;[.$V$2];0)" office:value-type="float" office:value="0.000922030039222607" calcext:value-type="float">
            <text:p>0.000922030039223</text:p>
          </table:table-cell>
          <table:table-cell table:formula="of:=COM.MICROSOFT.NORM.DIST([.I35]-[.$V$5];0;[.$V$2];0)" office:value-type="float" office:value="5.69081440389785E-029" calcext:value-type="float">
            <text:p>5.69081440389785E-29</text:p>
          </table:table-cell>
          <table:table-cell table:formula="of:=COM.MICROSOFT.NORM.DIST([.J35]-[.$U$5];0;[.$V$2];0)" office:value-type="float" office:value="0.0000203266829093327" calcext:value-type="float">
            <text:p>2.03266829093327E-05</text:p>
          </table:table-cell>
          <table:table-cell table:formula="of:=COM.MICROSOFT.NORM.DIST([.K35]-[.$V$5];0;[.$V$2];0)" office:value-type="float" office:value="0.000000000657936849345382" calcext:value-type="float">
            <text:p>6.57936849345382E-10</text:p>
          </table:table-cell>
          <table:table-cell table:formula="of:=COM.MICROSOFT.NORM.DIST([.L35]-[.$U$5];0;[.$V$2];0)" office:value-type="float" office:value="0.66838139437398" calcext:value-type="float">
            <text:p>0.66838139437398</text:p>
          </table:table-cell>
          <table:table-cell table:formula="of:=COM.MICROSOFT.NORM.DIST([.M35]-[.$V$5];0;[.$V$2];0)" office:value-type="float" office:value="0.00000588022350774246" calcext:value-type="float">
            <text:p>5.88022350774246E-06</text:p>
          </table:table-cell>
          <table:table-cell table:formula="of:=COM.MICROSOFT.NORM.DIST([.N35]-[.$U$5];0;[.$V$2];0)" office:value-type="float" office:value="0.251465102614121" calcext:value-type="float">
            <text:p>0.251465102614121</text:p>
          </table:table-cell>
          <table:table-cell table:formula="of:=COM.MICROSOFT.NORM.DIST([.O35]-[.$V$5];0;[.$V$2];0)" office:value-type="float" office:value="0.000635099927620678" calcext:value-type="float">
            <text:p>0.000635099927621</text:p>
          </table:table-cell>
          <table:table-cell table:formula="of:=COM.MICROSOFT.NORM.DIST([.P35]-[.$U$5];0;[.$V$2];0)" office:value-type="float" office:value="0.0348769770350238" calcext:value-type="float">
            <text:p>0.034876977035024</text:p>
          </table:table-cell>
          <table:table-cell table:formula="of:=COM.MICROSOFT.NORM.DIST([.Q35]-[.$V$5];0;[.$V$2];0)" office:value-type="float" office:value="0.422418543026832" calcext:value-type="float">
            <text:p>0.422418543026832</text:p>
          </table:table-cell>
          <table:table-cell table:formula="of:=COM.MICROSOFT.NORM.DIST([.R35]-[.$U$5];0;[.$V$2];0)" office:value-type="float" office:value="0.022445510702802" calcext:value-type="float">
            <text:p>0.022445510702802</text:p>
          </table:table-cell>
          <table:table-cell table:formula="of:=COM.MICROSOFT.NORM.DIST([.S35]-[.$V$5];0;[.$V$2];0)" office:value-type="float" office:value="0.0159221681568419" calcext:value-type="float">
            <text:p>0.015922168156842</text:p>
          </table:table-cell>
          <table:table-cell table:formula="of:=PRODUCT([.W35:.AN35])" office:value-type="float" office:value="1.58086528672514E-095" calcext:value-type="float">
            <text:p>1.58086528672514E-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9T10:08:45.880000000</meta:creation-date>
    <dc:date>2020-05-07T08:45:15.278000000</dc:date>
    <meta:editing-duration>P7DT21H40M51S</meta:editing-duration>
    <meta:editing-cycles>2</meta:editing-cycles>
    <meta:generator>LibreOffice/6.4.1.2$Windows_X86_64 LibreOffice_project/4d224e95b98b138af42a64d84056446d09082932</meta:generator>
    <meta:document-statistic meta:table-count="1" meta:cell-count="1300" meta:object-count="0"/>
  </office:meta>
</office:document-meta>
</file>